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text/xml" manifest:full-path="Object 32/styles.xml"/>
  <manifest:file-entry manifest:media-type="application/rdf+xml" manifest:full-path="Object 32/manifest.rdf"/>
  <manifest:file-entry manifest:media-type="application/vnd.oasis.opendocument.spreadsheet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helvetica" svg:font-family="helvetica, arial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23cm" style:rel-column-width="11654*"/>
    </style:style>
    <style:style style:name="Tabela1.B" style:family="table-column">
      <style:table-column-properties style:column-width="2.642cm" style:rel-column-width="10185*"/>
    </style:style>
    <style:style style:name="Tabela1.C" style:family="table-column">
      <style:table-column-properties style:column-width="2.833cm" style:rel-column-width="10920*"/>
    </style:style>
    <style:style style:name="Tabela1.D" style:family="table-column">
      <style:table-column-properties style:column-width="2.835cm" style:rel-column-width="10927*"/>
    </style:style>
    <style:style style:name="Tabela1.F" style:family="table-column">
      <style:table-column-properties style:column-width="2.835cm" style:rel-column-width="10929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style:vertical-align="middle"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Contents">
      <style:text-properties style:font-name="Times New Roman" fo:font-size="10.5pt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text-position="0% 100%" fo:font-size="11pt" style:font-size-asian="11pt" style:font-size-complex="11pt"/>
    </style:style>
    <style:style style:name="P14" style:family="paragraph" style:parent-style-name="Standard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P15" style:family="paragraph" style:parent-style-name="Standard">
      <style:text-properties style:text-position="0% 100%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text-properties style:text-position="0% 100%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style:text-position="0% 100%" fo:font-size="8pt" style:font-size-asian="8pt" style:font-size-complex="8pt"/>
    </style:style>
    <style:style style:name="P18" style:family="paragraph" style:parent-style-name="Standard">
      <style:text-properties style:text-position="0% 100%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8pt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 style:list-style-name="L1">
      <style:text-properties fo:font-size="11pt" style:font-size-asian="11pt" style:font-size-complex="11pt"/>
    </style:style>
    <style:style style:name="P24" style:family="paragraph" style:parent-style-name="Standard" style:list-style-name="L2">
      <style:text-properties fo:font-size="11pt" style:font-size-asian="11pt" style:font-size-complex="11pt"/>
    </style:style>
    <style:style style:name="P25" style:family="paragraph" style:parent-style-name="Standard" style:list-style-name="L2">
      <style:text-properties style:text-position="0% 100%" fo:font-size="11pt" style:font-size-asian="11pt" style:font-size-complex="11pt"/>
    </style:style>
    <style:style style:name="P26" style:family="paragraph" style:parent-style-name="Standard" style:list-style-name="L3"/>
    <style:style style:name="P27" style:family="paragraph" style:parent-style-name="Standard" style:list-style-name="L4">
      <style:text-properties fo:font-weight="bold" style:font-weight-asian="bold" style:font-weight-complex="bold"/>
    </style:style>
    <style:style style:name="P28" style:family="paragraph" style:list-style-name="L3"/>
    <style:style style:name="T1" style:family="text">
      <style:text-properties fo:font-variant="normal" fo:text-transform="none" fo:color="#000000" style:text-position="0% 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73e4d" style:font-name="helvetica" fo:font-size="9pt" fo:letter-spacing="normal" fo:font-style="normal" fo:font-weight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sub 58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font-name="Times New Roman1"/>
    </style:style>
    <style:style style:name="fr1" style:family="graphic" style:parent-style-name="Formula">
      <style:graphic-properties style:vertical-pos="from-top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style:vertical-rel="paragraph" style:horizontal-pos="center" style:horizontal-rel="paragraph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row>
          <table:table-cell table:style-name="Tabela1.A1" office:value-type="string">
            <text:p text:style-name="P1">Wydział FiIS</text:p>
          </table:table-cell>
          <table:table-cell table:style-name="Tabela1.B1" table:number-columns-spanned="2" office:value-type="string">
            <text:p text:style-name="P2">1. Mikołaj Gralczyk</text:p>
            <text:p text:style-name="P2">2. Karolina Nowosad</text:p>
          </table:table-cell>
          <table:covered-table-cell/>
          <table:table-cell table:style-name="Tabela1.A1" office:value-type="string">
            <text:p text:style-name="P1">Rok III</text:p>
          </table:table-cell>
          <table:table-cell table:style-name="Tabela1.A1" office:value-type="string">
            <text:p text:style-name="P1">Grupa VII</text:p>
          </table:table-cell>
          <table:table-cell table:style-name="Tabela1.F1" office:value-type="string">
            <text:p text:style-name="P1">Zespół III</text:p>
          </table:table-cell>
        </table:table-row>
        <table:table-row>
          <table:table-cell table:style-name="Tabela1.A2" office:value-type="string">
            <text:p text:style-name="P3">Pracownia Izotopowa WFiIS</text:p>
          </table:table-cell>
          <table:table-cell table:style-name="Tabela1.A2" table:number-columns-spanned="4" office:value-type="string">
            <text:p text:style-name="P5">Temat: <text:s/>Oznaczenie rozpuszczalności PbI<text:span text:style-name="T6">2</text:span><text:span text:style-name="T1">.</text:span><text:span text:style-name="T4"> </text:span></text:p>
          </table:table-cell>
          <table:covered-table-cell/>
          <table:covered-table-cell/>
          <table:covered-table-cell/>
          <table:table-cell table:style-name="Tabela1.F2" office:value-type="string">
            <text:p text:style-name="P1">Nr ćwiczenia </text:p>
            <text:p text:style-name="P1">10</text:p>
          </table:table-cell>
        </table:table-row>
        <table:table-row>
          <table:table-cell table:style-name="Tabela1.A3" office:value-type="string">
            <text:p text:style-name="P6">Data wykonania</text:p>
            <text:p text:style-name="P4">29.04.2015</text:p>
          </table:table-cell>
          <table:table-cell table:style-name="Tabela1.A3" office:value-type="string">
            <text:p text:style-name="P6">Data oddania</text:p>
            <text:p text:style-name="P4">8.04.2015</text:p>
          </table:table-cell>
          <table:table-cell table:style-name="Tabela1.A3" office:value-type="string">
            <text:p text:style-name="P6">Zwrot do popr.</text:p>
          </table:table-cell>
          <table:table-cell table:style-name="Tabela1.A3" office:value-type="string">
            <text:p text:style-name="P7">Data oddania</text:p>
          </table:table-cell>
          <table:table-cell table:style-name="Tabela1.A3" office:value-type="string">
            <text:p text:style-name="P7">Data zaliczenia</text:p>
          </table:table-cell>
          <table:table-cell table:style-name="Tabela1.F3" office:value-type="string">
            <text:p text:style-name="P8">OCENA</text:p>
          </table:table-cell>
        </table:table-row>
      </table:table>
      <text:p text:style-name="Standard"/>
      <text:p text:style-name="P12">0. Cel ćwiczenia</text:p>
      <text:p text:style-name="P9"/>
      <text:p text:style-name="P9">Zapoznanie się z metodą znaczników promieniotwórczych stosowanych w metodzie radioizotopowej do oznaczania rozpuszczalności związków trudno rozpuszczalnych.</text:p>
      <text:p text:style-name="P9"/>
      <text:p text:style-name="P9"/>
      <text:p text:style-name="P12">1. Wstęp teoretyczny</text:p>
      <text:p text:style-name="P10"/>
      <text:p text:style-name="P9"><text:span text:style-name="T7">Zasada metody radioizotopowej</text:span> opiera się na sporządzeniu badanego na rozpuszczalność osadu, który zawiera wskaźnik promieniotwórczy, a następnie rozpuszcza go w wodzie lub w innym rozpuszczalniku.</text:p>
      <text:p text:style-name="P9"/>
      <text:p text:style-name="P9">Stężenie substancji rozpuszczonej określa się przez pomiar aktywności roztworu i porównanie jej z aktywnością sporządzonego roztworu wzorcowego.</text:p>
      <text:p text:style-name="P9"/>
      <text:p text:style-name="P9"><text:span text:style-name="T7">Iloczyn rozpuszczalności </text:span>– wielkość stała, iloczyn stężeń molowych jonów w roztworze nasyconym. Dla związku AB (T=const):</text:p>
      <text:p text:style-name="P21"/>
      <text:p text:style-name="P9"><text:tab/><text:tab/><text:tab/><text:tab/><text:tab/><draw:frame draw:style-name="fr1" draw:name="Obiekt1" text:anchor-type="as-char" svg:y="-0.437cm" svg:width="2.455cm" svg:height="0.542cm" draw:z-index="0"><draw:object xlink:href="./Object 1" xlink:type="simple" xlink:show="embed" xlink:actuate="onLoad"/><draw:image xlink:href="./ObjectReplacements/Object 1" xlink:type="simple" xlink:show="embed" xlink:actuate="onLoad"/></draw:frame><text:tab/>(1)</text:p>
      <text:p text:style-name="P21"/>
      <text:p text:style-name="P9">Przekroczenie wartości iloczynu stężeń molowych w roztworze nasyconym powoduje powstanie fazy stałej danego związku(wytrącenie osadu). Wniosek: zwiększenie stężenia jednego z jonów musi spowodować obniżenie stężenia drugiego jonu w roztworze, dla zachowania stałej wartości L.</text:p>
      <text:p text:style-name="P9"/>
      <text:p text:style-name="P9"><text:span text:style-name="T5">Rozpuszczalność</text:span><text:span text:style-name="T3"> określa ilość gramów substancji rozpuszczonych w 100 cm</text:span><text:span text:style-name="T8">3</text:span><text:span text:style-name="T3"> rozpuszczalnika.</text:span></text:p>
      <text:p text:style-name="P9"/>
      <text:p text:style-name="P9"/>
      <text:p text:style-name="P12">2. Układ pomiarowy</text:p>
      <text:p text:style-name="P9"/>
      <text:p text:style-name="P9">W skład układu pomiarowego wchodzą:</text:p>
      <text:list xml:id="list1067465626584133325" text:style-name="L1">
        <text:list-item>
          <text:p text:style-name="P23">zestaw pomiarowy z licznikiem scyntylacyjnym, </text:p>
        </text:list-item>
        <text:list-item>
          <text:p text:style-name="P23">mieszadło magnetyczne,</text:p>
        </text:list-item>
        <text:list-item>
          <text:p text:style-name="P23">urządzenie do sączenia,</text:p>
        </text:list-item>
        <text:list-item>
          <text:p text:style-name="P23">szklane i automatyczne pipety o różnych objętościach,</text:p>
        </text:list-item>
        <text:list-item>
          <text:p text:style-name="P23">zlewki.</text:p>
        </text:list-item>
      </text:list>
      <text:p text:style-name="P9"/>
      <text:p text:style-name="P9">Odczynniki wykorzystane podczas ćwiczenia:</text:p>
      <text:list xml:id="list7642705116901918775" text:style-name="L2">
        <text:list-item>
          <text:p text:style-name="P24">K<text:span text:style-name="T8">131</text:span><text:span text:style-name="T3">I,</text:span></text:p>
        </text:list-item>
        <text:list-item>
          <text:p text:style-name="P25">0,1 M KJ,</text:p>
        </text:list-item>
        <text:list-item>
          <text:p text:style-name="P24"><text:span text:style-name="T3">0,05 M Pb(NO</text:span><text:span text:style-name="T6">3</text:span><text:span text:style-name="T3">)</text:span><text:span text:style-name="T6">2</text:span><text:span text:style-name="T3">,</text:span></text:p>
        </text:list-item>
        <text:list-item>
          <text:p text:style-name="P25">alkohol.</text:p>
        </text:list-item>
      </text:list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3. Metody pomiaru</text:p>
      <text:p text:style-name="P9"/>
      <text:p text:style-name="P9">Do pierwszej zlewki odmierzono 15 ml (niepewność 0,2 ml) roztworu 0,1 M KI do którego dodano jedną kroplę roztworu promieniotwórczego K<text:span text:style-name="T8">131</text:span><text:span text:style-name="T3">I. W międzyczasie do drugiej zlewki odmierzono 50 ml (niepewność 0,2 ml) wody. Kolejno z pierwszej zlewki pobrano 10 ml (niepewność 0,2 ml) roztworu aktywnego i umieszczono w trzeciej zlewce, do której następnie dodano 10,5 ml </text:span><text:span text:style-name="T3">(niepewność 0,2 ml) </text:span><text:span text:style-name="T3">0,05 M Pb(NO</text:span><text:span text:style-name="T6">3</text:span><text:span text:style-name="T3">)</text:span><text:span text:style-name="T6">2</text:span><text:span text:style-name="T3">. Roztwór przemieszano i odstawiono na 10 minut. Po upływie czasu </text:span><text:span text:style-name="T3">zawartość trzeciej zlewki przesączono. Osad wraz z sączkiem umieszczono w zlewce drugiej zawierającej odmierzoną wcześniej wodę. Całość pozostawiono do mieszania na godzinę. </text:span></text:p>
      <text:p text:style-name="P9"><text:span text:style-name="T3">W międzyczasie przeprowadzono pomiar tła naczynek pomiarowych oraz sporządzono roztwór wzorcowy. Do kolby pomiarowej odmierzono 2 cm</text:span><text:span text:style-name="T8">3</text:span><text:span text:style-name="T3"> (niepewność 0,2ml) roztworu aktywnego (sporządzonego w pierwszej zlewce), który rozcieńczono 48 cm</text:span><text:span text:style-name="T8">3</text:span><text:span text:style-name="T3"> (niepewność 0,2 ml) wody destylowanej. Następnie pobrano 2 cm</text:span><text:span text:style-name="T8">3</text:span><text:span text:style-name="T3"> roztworu wzorcowego do każdego z dwóch naczyniek pomiarowych (naczynko 1 i 2).</text:span></text:p>
      <text:p text:style-name="P9"><text:span text:style-name="T3">Po zakończeniu godzinnego mieszania, pobrano 6 cm</text:span><text:span text:style-name="T8">3</text:span><text:span text:style-name="T3"> roztworu znad osadu i przesączono. Do dwóch pierwszych naczynek pomiarowych pobrano po 2 cm</text:span><text:span text:style-name="T8">3</text:span><text:span text:style-name="T3"> (niepewność 0,2 ml) przesączonego roztworu (naczynko 3 i 4), natomiast do reszty nieprzesączonego roztworu dodano 15 cm</text:span><text:span text:style-name="T8">3</text:span><text:span text:style-name="T3"> (niepewność 0,2 cm</text:span><text:span text:style-name="T8">3</text:span><text:span text:style-name="T3">) 0,05 M Pb(NO</text:span><text:span text:style-name="T6">3</text:span><text:span text:style-name="T3">)</text:span><text:span text:style-name="T6">2</text:span><text:span text:style-name="T3"> i odstawiono do mieszania na kolejne 20 minut. Po upływie czasu i opadnięciu osadu, roztwór przesączono. Następnie pobrano 2 cm</text:span><text:span text:style-name="T8">3</text:span><text:span text:style-name="T3"> (niepewność 0,2 ml) do każdej z dwóch zlewek (zlewka 5 i 6).</text:span></text:p>
      <text:p text:style-name="P13">Na sam koniec mierzono częstość zliczeń każdej z próbek.</text:p>
      <text:p text:style-name="P9"/>
      <text:p text:style-name="P9"/>
      <text:p text:style-name="P12">4. Wyniki pomiarów</text:p>
      <text:p text:style-name="P9"/>
      <text:p text:style-name="P10">tabela 1</text:p>
      <text:p text:style-name="P9">Zestawienie wyników pomiarów wraz z wyliczonymi niepewnościami.</text:p>
      <text:p text:style-name="P20"><draw:frame draw:style-name="fr2" draw:name="Obiekt2" text:anchor-type="paragraph" svg:width="13.73cm" svg:height="3.235cm" draw:z-index="1"><draw:object xlink:href="./Object 2" xlink:type="simple" xlink:show="embed" xlink:actuate="onLoad"/><draw:image xlink:href="./ObjectReplacements/Object 2" xlink:type="simple" xlink:show="embed" xlink:actuate="onLoad"/></draw:frame><text:tab/>I<text:span text:style-name="T6">t</text:span><text:span text:style-name="T3"> – liczba zliczeń tła</text:span></text:p>
      <text:p text:style-name="P17"><text:tab/>I – liczba zliczeń pomiaru właściwego </text:p>
      <text:p text:style-name="P19"><text:span text:style-name="T3"><text:tab/>I - I</text:span><text:span text:style-name="T6">t</text:span><text:span text:style-name="T3"> – liczba zliczeń pomiaru właściwego z uwzględnieniem tła</text:span></text:p>
      <text:p text:style-name="P13"/>
      <text:p text:style-name="P13"/>
      <text:p text:style-name="P16">tabela 2</text:p>
      <text:p text:style-name="P13">Zestawienie uśrednionych wyników pomiarów wraz z wyliczonymi niepewnościami.</text:p>
      <text:p text:style-name="P20"><draw:frame draw:style-name="fr3" draw:name="Obiekt32" text:anchor-type="paragraph" svg:x="1.635cm" svg:y="0.136cm" svg:width="13.73cm" svg:height="3.231cm" draw:z-index="16"><draw:object xlink:href="./Object 32" xlink:type="simple" xlink:show="embed" xlink:actuate="onLoad"/><draw:image xlink:href="./ObjectReplacements/Object 32" xlink:type="simple" xlink:show="embed" xlink:actuate="onLoad"/></draw:frame><text:tab/>I<text:span text:style-name="T6">tśr</text:span><text:span text:style-name="T3"> – średnia liczba zliczeń tła</text:span></text:p>
      <text:p text:style-name="P17"><text:tab/>I<text:span text:style-name="T6">śr</text:span> – średnia liczba zliczeń pomiaru właściwego </text:p>
      <text:p text:style-name="P17"><text:tab/>I<text:span text:style-name="T6">śr</text:span> - I<text:span text:style-name="T6">tśr</text:span> – średnia liczba zliczeń pomiaru właściwego z uwzględnieniem średniej liczby zmiczeń tła</text:p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9"/>
      <text:p text:style-name="P9"/>
      <text:p text:style-name="P9"/>
      <text:list xml:id="list3104862726255719477" text:style-name="L4">
        <text:list-item>
          <text:p text:style-name="P27"><text:soft-page-break/>Opracowanie wyników</text:p>
        </text:list-item>
      </text:list>
      <text:p text:style-name="P9"/>
      <text:p text:style-name="P11">Wszystkie niepewności zawarte w podpunktach punktu 5 (z wyłączeniem punktu 5.1, gdzie zostało to osobno opisane) zostały wyliczone z prawa przenoszenia niepewności.</text:p>
      <text:p text:style-name="P11"/>
      <text:p text:style-name="P11">5.1. Tło naczynek pomiarowych, pomiar właściwy wraz z niepewnościami</text:p>
      <text:p text:style-name="P9"/>
      <text:p text:style-name="P9">Jako pierwsze zmierzono tło naczynek pomiarowych. Niepewność liczby zliczeń tła wyliczono przy użyciu reguły pierwiastkowej. Tej samej metody użyto przy wyliczaniu niepewności pomiaru właściwego. Natomiast przy uwzględnianiu tła niepewności wyliczono z prawa przenoszenia niepewności.</text:p>
      <text:p text:style-name="P9"/>
      <text:p text:style-name="P9">Wyniki zbiorcze zamieszczono w tabeli 1.</text:p>
      <text:p text:style-name="P9"/>
      <text:p text:style-name="P11">5.2. Iloczyn rozpuszczalności oraz rozpuszczalność PbI<text:span text:style-name="T6">2</text:span><text:span text:style-name="T3"> </text:span></text:p>
      <text:p text:style-name="P11"/>
      <text:p text:style-name="P11">Dane tablicowe: </text:p>
      <text:p text:style-name="P11">Rozpuszczalność PbI<text:span text:style-name="T6">2</text:span><text:span text:style-name="T3">:</text:span> <text:tab/><text:tab/>4,4 <text:span text:style-name="T9">·</text:span> 10<text:span text:style-name="T8">-2</text:span> g/ 100 cm<text:span text:style-name="T8">3</text:span> wody w temp. 0°C </text:p>
      <text:p text:style-name="P11"><text:tab/><text:tab/><text:tab/><text:tab/>0,41 g/ 100 cm<text:span text:style-name="T8">3</text:span> wody w temp. 100°C</text:p>
      <text:p text:style-name="P11">Iloczyn rozpuszczalności: <text:tab/>L = 7,47 <text:span text:style-name="T9">·</text:span> 10<text:span text:style-name="T8">-9</text:span> w temperaturze 15°C</text:p>
      <text:p text:style-name="P11"><text:tab/><text:tab/><text:tab/><text:tab/>L = 8,7 <text:span text:style-name="T9">·</text:span> 10<text:span text:style-name="T8">-9</text:span> w temperaturze 25°C</text:p>
      <text:p text:style-name="P9"/>
      <text:p text:style-name="P9"/>
      <text:p text:style-name="P9">W pierwszej części ćwiczenia do zlewki odmierzono 15 cm<text:span text:style-name="T8">3</text:span><text:span text:style-name="T3"> roztworu 0,1 M KI do którego dodano jedną kroplę roztworu promieniotwórczego K</text:span><text:span text:style-name="T8">131</text:span><text:span text:style-name="T3">I. Założono objętość jednej kropli jako 0,05 ml oraz stężenie roztworu promieniotwórczego równe 0.</text:span></text:p>
      <text:p text:style-name="P9"/>
      <text:p text:style-name="P13">Po dodaniu kropli roztworu promieniotwórczego stężenie wyniosło:</text:p>
      <text:p text:style-name="P9"><draw:frame draw:style-name="fr4" draw:name="Obiekt6" text:anchor-type="paragraph" svg:x="0.002cm" svg:y="0.034cm" svg:width="8.059cm" svg:height="1.125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13"/>
      <text:p text:style-name="P13"/>
      <text:p text:style-name="P9"><draw:frame draw:style-name="fr4" draw:name="Obiekt7" text:anchor-type="paragraph" svg:x="0.032cm" svg:y="0.041cm" svg:width="17.256cm" svg:height="2.826cm" draw:z-index="2"><draw:object xlink:href="./Object 7" xlink:type="simple" xlink:show="embed" xlink:actuate="onLoad"/><draw:image xlink:href="./ObjectReplacements/Object 7" xlink:type="simple" xlink:show="embed" xlink:actuate="onLoad"/></draw:frame>Niepewność została zaokrąglona do 3 miejsc znaczących, ze względu na fakt pokazania różnicy w stężeń przed i po dodaniu kropli roztworu promieniotwórczego.</text:p>
      <text:p text:style-name="P9"/>
      <text:p text:style-name="P9"/>
      <text:p text:style-name="P9">Idąc dalej, stężenie roztworu wzorcowego wyniosło:</text:p>
      <text:p text:style-name="P9"><draw:frame draw:style-name="fr5" draw:name="Obiekt3" text:anchor-type="paragraph" svg:x="0cm" svg:y="0.009cm" svg:width="6.927cm" svg:height="1.125cm" draw:z-index="4"><draw:object xlink:href="./Object 4" xlink:type="simple" xlink:show="embed" xlink:actuate="onLoad"/><draw:image xlink:href="./ObjectReplacements/Object 4" xlink:type="simple" xlink:show="embed" xlink:actuate="onLoad"/><svg:desc>formuła</svg:desc></draw:frame><draw:frame draw:style-name="fr5" draw:name="Obiekt24" text:anchor-type="paragraph" svg:x="0.056cm" svg:y="1.362cm" svg:width="14.171cm" svg:height="2.826cm" draw:z-index="12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3">Wiedząc, że stężenie C</text:span><text:span text:style-name="T6">w</text:span><text:span text:style-name="T3"> jest proporcjonalne do średniej z pomiarów liczby zliczeń dla naczynek 1 i 2, a C</text:span><text:span text:style-name="T6">I</text:span><text:span text:style-name="T3"> </text:span><text:soft-page-break/><text:span text:style-name="T3">jest proporcjonalne dla średniej liczby zliczeń dla naczynek 3 i 4.</text:span></text:p>
      <text:p text:style-name="P13"><draw:frame draw:style-name="fr4" draw:name="Obiekt4" text:anchor-type="paragraph" svg:x="-0.06cm" svg:y="0.176cm" svg:width="6.796cm" svg:height="1.125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13"/>
      <text:p text:style-name="P13"/>
      <text:p text:style-name="P13"><draw:frame draw:style-name="fr6" draw:name="Obiekt25" text:anchor-type="paragraph" svg:y="0.065cm" svg:width="18.708cm" svg:height="2.826cm" draw:z-index="13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13"/>
      <text:p text:style-name="P13"><draw:frame draw:style-name="fr6" draw:name="Obiekt5" text:anchor-type="paragraph" svg:y="0.734cm" svg:width="5.059cm" svg:height="0.593cm" draw:z-index="6"><draw:object xlink:href="./Object 5" xlink:type="simple" xlink:show="embed" xlink:actuate="onLoad"/><draw:image xlink:href="./ObjectReplacements/Object 5" xlink:type="simple" xlink:show="embed" xlink:actuate="onLoad"/></draw:frame>Po przesączeniu pomiędzy roztworem a osadem ustalił się stan równowagi dynamicznej opisany poniższym równaniem.</text:p>
      <text:p text:style-name="P13"/>
      <text:p text:style-name="P13"/>
      <text:p text:style-name="P9"><text:span text:style-name="T3">Wynika z niego, że stężenie C</text:span><text:span text:style-name="T6">Pb</text:span><text:span text:style-name="T3"> jonów Pb</text:span><text:span text:style-name="T8">2+</text:span><text:span text:style-name="T3"> w roztworze przesączonym jest dwukrotnie mniejsze od stężenia C</text:span><text:span text:style-name="T6">I</text:span><text:span text:style-name="T3"> jonów I.</text:span></text:p>
      <text:p text:style-name="P13"><draw:frame draw:style-name="fr4" draw:name="Obiekt8" text:anchor-type="paragraph" svg:x="0.039cm" svg:y="0.09cm" svg:width="3.911cm" svg:height="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3"/>
      <text:p text:style-name="P13"><draw:frame draw:style-name="fr5" draw:name="Obiekt26" text:anchor-type="paragraph" svg:x="-0.005cm" svg:y="0.445cm" svg:width="12.116cm" svg:height="1.395cm" draw:z-index="17"><draw:object xlink:href="./Object 26" xlink:type="simple" xlink:show="embed" xlink:actuate="onLoad"/><draw:image xlink:href="./ObjectReplacements/Object 26" xlink:type="simple" xlink:show="embed" xlink:actuate="onLoad"/></draw:frame></text:p>
      <text:p text:style-name="P13"/>
      <text:p text:style-name="P9"><text:span text:style-name="T3">Znając stężenie jonów Pb</text:span><text:span text:style-name="T8">2+</text:span><text:span text:style-name="T3"> i I</text:span><text:span text:style-name="T8">-</text:span><text:span text:style-name="T3"> wyznaczono iloczyn rozpuszczalności jodku ołowiu (PbI</text:span><text:span text:style-name="T6">2</text:span><text:span text:style-name="T3">) korzystając ze wzoru (1).</text:span></text:p>
      <text:p text:style-name="P13"><draw:frame draw:style-name="fr4" draw:name="Obiekt9" text:anchor-type="paragraph" svg:x="0.053cm" svg:y="0cm" svg:width="9.932cm" svg:height="0.63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3"><draw:frame draw:style-name="fr5" draw:name="Obiekt27" text:anchor-type="paragraph" svg:x="0.025cm" svg:y="0.422cm" svg:width="14.628cm" svg:height="2.187cm" draw:z-index="14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P9"/>
      <text:p text:style-name="P9">W celu wyznaczenia wartości rozpuszczalności PbI<text:span text:style-name="T6">2</text:span>, obliczono masę PbI<text:span text:style-name="T6">2</text:span> zawartą w objętości 100 <text:span text:style-name="T3">cm</text:span><text:span text:style-name="T8">3</text:span><text:span text:style-name="T3">.</text:span> Zauważono przy tym, że liczba moli PbI<text:span text:style-name="T6">2</text:span> jest równa liczbie moli jonów Pb<text:span text:style-name="T8">2+</text:span>. </text:p>
      <text:p text:style-name="P9"/>
      <text:p text:style-name="P13"><draw:frame draw:style-name="fr5" draw:name="Obiekt11" text:anchor-type="paragraph" svg:x="0.055cm" svg:y="0.06cm" svg:width="7.659cm" svg:height="2.769cm" draw:z-index="19"><draw:object xlink:href="./Object 11" xlink:type="simple" xlink:show="embed" xlink:actuate="onLoad"/><draw:image xlink:href="./ObjectReplacements/Object 11" xlink:type="simple" xlink:show="embed" xlink:actuate="onLoad"/></draw:frame><draw:frame draw:style-name="fr5" draw:name="Obiekt36" text:anchor-type="paragraph" svg:x="-0.005cm" svg:y="3.004cm" svg:width="15.841cm" svg:height="1.395cm" draw:z-index="22"><draw:object xlink:href="./Object 36" xlink:type="simple" xlink:show="embed" xlink:actuate="onLoad"/><draw:image xlink:href="./ObjectReplacements/Object 36" xlink:type="simple" xlink:show="embed" xlink:actuate="onLoad"/><svg:desc>formuła</svg:desc></draw:frame></text:p>
      <text:p text:style-name="P9"><text:span text:style-name="T3">Masa molowa PbI</text:span><text:span text:style-name="T6">2</text:span><text:span text:style-name="T3"> wynosi </text:span><text:span text:style-name="T3"><draw:frame draw:style-name="fr7" draw:name="Obiekt10" text:anchor-type="as-char" svg:y="-0.377cm" svg:width="5.429cm" svg:height="0.57cm" draw:z-index="1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3"/>
      <text:p text:style-name="P13"/>
      <text:p text:style-name="P13"><draw:frame draw:style-name="fr5" draw:name="Obiekt12" text:anchor-type="paragraph" svg:x="0.049cm" svg:y="0.065cm" svg:width="5.921cm" svg:height="2.588cm" draw:z-index="9"><draw:object xlink:href="./Object 12" xlink:type="simple" xlink:show="embed" xlink:actuate="onLoad"/><draw:image xlink:href="./ObjectReplacements/Object 12" xlink:type="simple" xlink:show="embed" xlink:actuate="onLoad"/></draw:frame><draw:frame draw:style-name="fr5" draw:name="Obiekt37" text:anchor-type="paragraph" svg:x="0.025cm" svg:y="2.949cm" svg:width="13.825cm" svg:height="1.321cm" draw:z-index="23"><draw:object xlink:href="./Object 37" xlink:type="simple" xlink:show="embed" xlink:actuate="onLoad"/><draw:image xlink:href="./ObjectReplacements/Object 37" xlink:type="simple" xlink:show="embed" xlink:actuate="onLoad"/><svg:desc>formuła</svg:desc></draw:frame><text:soft-page-break/></text:p>
      <text:p text:style-name="P13"/>
      <text:p text:style-name="P9"><text:span text:style-name="T3">Ostatecznie, doświadczalna rozpuszczalność PbI</text:span><text:span text:style-name="T6">2</text:span><text:span text:style-name="T3"> <text:s/>oraz jej niepewność wynosi </text:span><text:span text:style-name="T3"><draw:frame draw:style-name="fr7" draw:name="Obiekt13" text:anchor-type="as-char" svg:y="-0.437cm" svg:width="4.637cm" svg:height="0.593cm" draw:z-index="4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4"><draw:frame draw:style-name="fr5" draw:name="Obiekt38" text:anchor-type="paragraph" svg:x="0.201cm" svg:y="0.162cm" svg:width="2.711cm" svg:height="0.485cm" draw:z-index="24"><draw:object xlink:href="./Object 38" xlink:type="simple" xlink:show="embed" xlink:actuate="onLoad"/><draw:image xlink:href="./ObjectReplacements/Object 38" xlink:type="simple" xlink:show="embed" xlink:actuate="onLoad"/><svg:desc>formuła</svg:desc></draw:frame></text:p>
      <text:p text:style-name="P14"/>
      <text:p text:style-name="P15">5.3. Wpływ wspólnego jonu na rozpuszczalność </text:p>
      <text:p text:style-name="P15"/>
      <text:p text:style-name="P13">5.3.1. Obliczenia doświadczalne</text:p>
      <text:p text:style-name="P13"/>
      <text:p text:style-name="P9"><text:span text:style-name="T3">Stężenie C</text:span><text:span text:style-name="T8">'</text:span><text:span text:style-name="T6">I</text:span><text:span text:style-name="T3"> roztworu po drugim sączeniu wyliczono analogicznie jak stężenie C</text:span><text:span text:style-name="T6">I</text:span><text:span text:style-name="T3">.</text:span></text:p>
      <text:p text:style-name="P13"><draw:frame draw:style-name="fr4" draw:name="Obiekt14" text:anchor-type="paragraph" svg:x="0.025cm" svg:y="0.182cm" svg:width="6.83cm" svg:height="1.162cm" draw:z-index="34"><draw:object xlink:href="./Object 14" xlink:type="simple" xlink:show="embed" xlink:actuate="onLoad"/><draw:image xlink:href="./ObjectReplacements/Object 14" xlink:type="simple" xlink:show="embed" xlink:actuate="onLoad"/></draw:frame></text:p>
      <text:p text:style-name="P13"/>
      <text:p text:style-name="P13"/>
      <text:p text:style-name="P13"><draw:frame draw:style-name="fr4" draw:name="Obiekt28" text:anchor-type="paragraph" svg:x="-1.078cm" svg:y="0.243cm" svg:width="19.039cm" svg:height="2.887cm" draw:z-index="15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P13"/>
      <text:p text:style-name="P9"><text:span text:style-name="T3">Podobnie jak w poprzednim punkcie wyznaczono stężenie jonów PbI</text:span><text:span text:style-name="T6">2</text:span><text:span text:style-name="T3">. </text:span></text:p>
      <text:p text:style-name="P13"><draw:frame draw:style-name="fr4" draw:name="Obiekt15" text:anchor-type="paragraph" svg:x="0.025cm" svg:y="0cm" svg:width="3.912cm" svg:height="1cm" draw:z-index="35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<draw:frame draw:style-name="fr4" draw:name="Obiekt29" text:anchor-type="paragraph" svg:x="0.018cm" svg:y="0.254cm" svg:width="11.897cm" svg:height="1.535cm" draw:z-index="37"><draw:object xlink:href="./Object 29" xlink:type="simple" xlink:show="embed" xlink:actuate="onLoad"/><draw:image xlink:href="./ObjectReplacements/Object 29" xlink:type="simple" xlink:show="embed" xlink:actuate="onLoad"/></draw:frame></text:p>
      <text:p text:style-name="P13"/>
      <text:p text:style-name="P13"/>
      <text:p text:style-name="P13"/>
      <text:p text:style-name="P13"/>
      <text:p text:style-name="P9"/>
      <text:p text:style-name="P9">Liczbę moli Pb<text:span text:style-name="T8">2+</text:span> w 100 cm<text:span text:style-name="T8">3</text:span><text:span text:style-name="T3"> wyliczono z proporcji </text:span></text:p>
      <text:p text:style-name="P13"/>
      <text:p text:style-name="P13"><draw:frame draw:style-name="fr5" draw:name="Obiekt35" text:anchor-type="paragraph" svg:x="0.025cm" svg:y="0.095cm" svg:width="7.668cm" svg:height="2.769cm" draw:z-index="21"><draw:object xlink:href="./Object 35" xlink:type="simple" xlink:show="embed" xlink:actuate="onLoad"/><draw:image xlink:href="./ObjectReplacements/Object 35" xlink:type="simple" xlink:show="embed" xlink:actuate="onLoad"/><svg:desc>formuła</svg:desc></draw:frame><draw:frame draw:style-name="fr5" draw:name="Obiekt39" text:anchor-type="paragraph" svg:x="-0.005cm" svg:y="3.069cm" svg:width="15.849cm" svg:height="1.535cm" draw:z-index="25"><draw:object xlink:href="./Object 39" xlink:type="simple" xlink:show="embed" xlink:actuate="onLoad"/><draw:image xlink:href="./ObjectReplacements/Object 39" xlink:type="simple" xlink:show="embed" xlink:actuate="onLoad"/><svg:desc>formuła</svg:desc></draw:frame></text:p>
      <text:p text:style-name="P13"/>
      <text:p text:style-name="P13"/>
      <text:p text:style-name="P9"><text:soft-page-break/><text:span text:style-name="T3">Ilość Pb rozpuszczonego w 100 cm</text:span><text:span text:style-name="T8">3</text:span><text:span text:style-name="T3"> wyliczono również przy użyciu proporcji</text:span></text:p>
      <text:p text:style-name="P13"/>
      <text:p text:style-name="P13"><draw:frame draw:style-name="fr4" draw:name="Obiekt18" text:anchor-type="paragraph" svg:x="-0.002cm" svg:y="0.085cm" svg:width="6.013cm" svg:height="2.588cm" draw:z-index="10"><draw:object xlink:href="./Object 18" xlink:type="simple" xlink:show="embed" xlink:actuate="onLoad"/><draw:image xlink:href="./ObjectReplacements/Object 18" xlink:type="simple" xlink:show="embed" xlink:actuate="onLoad"/><svg:desc>formuła</svg:desc></draw:frame></text:p>
      <text:p text:style-name="P13"/>
      <text:p text:style-name="P13"/>
      <text:p text:style-name="P13"/>
      <text:p text:style-name="P13"/>
      <text:p text:style-name="P13"><draw:frame draw:style-name="fr5" draw:name="Obiekt40" text:anchor-type="paragraph" svg:x="0.025cm" svg:y="0.706cm" svg:width="13.898cm" svg:height="1.462cm" draw:z-index="26"><draw:object xlink:href="./Object 40" xlink:type="simple" xlink:show="embed" xlink:actuate="onLoad"/><draw:image xlink:href="./ObjectReplacements/Object 40" xlink:type="simple" xlink:show="embed" xlink:actuate="onLoad"/><svg:desc>formuła</svg:desc></draw:frame></text:p>
      <text:p text:style-name="P9"/>
      <text:p text:style-name="P9"/>
      <text:p text:style-name="P9"><text:span text:style-name="T3">Rozpuszczalność <text:s/>PbI</text:span><text:span text:style-name="T6">2</text:span><text:span text:style-name="T3"> <text:s/>oraz jej niepewność wynosi zatem</text:span></text:p>
      <text:p text:style-name="P9"><text:span text:style-name="T3"><text:s/></text:span><text:span text:style-name="T3"><draw:frame draw:style-name="fr7" draw:name="Obiekt17" text:anchor-type="as-char" svg:y="-0.437cm" svg:width="4.643cm" svg:height="0.593cm" draw:z-index="3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3"><draw:frame draw:style-name="fr5" draw:name="Obiekt41" text:anchor-type="paragraph" svg:x="0.377cm" svg:y="0.162cm" svg:width="2.704cm" svg:height="0.485cm" draw:z-index="27"><draw:object xlink:href="./Object 41" xlink:type="simple" xlink:show="embed" xlink:actuate="onLoad"/><draw:image xlink:href="./ObjectReplacements/Object 41" xlink:type="simple" xlink:show="embed" xlink:actuate="onLoad"/><svg:desc>formuła</svg:desc></draw:frame></text:p>
      <text:p text:style-name="P13"/>
      <text:p text:style-name="P13">5.3.2. Obliczenia teoretyczne</text:p>
      <text:p text:style-name="P13"/>
      <text:p text:style-name="P9"><text:span text:style-name="T3">Liczba moli Pb</text:span><text:span text:style-name="T8">2+</text:span><text:span text:style-name="T3"> w roztworze użytym do określenia wpływu jonu wspólnego na rozpuszczalność, jest sumą jonów pochodzących z roztworu o objętości 44cm</text:span><text:span text:style-name="T8">3</text:span><text:span text:style-name="T3"> i dodania do niego 15cm</text:span><text:span text:style-name="T8">3</text:span><text:span text:style-name="T3"> 0,05M Pb (NO</text:span><text:span text:style-name="T6">3</text:span><text:span text:style-name="T3">)</text:span><text:span text:style-name="T6">2</text:span><text:span text:style-name="T3">.</text:span></text:p>
      <text:p text:style-name="P13"/>
      <text:p text:style-name="P9"><text:span text:style-name="T3">Liczbę moli Pb</text:span><text:span text:style-name="T8">2+</text:span><text:span text:style-name="T3"> w objętości 44 cm</text:span><text:span text:style-name="T8">3</text:span><text:span text:style-name="T3"> wyznaczono z proporcji, korzystając z wyznaczonego wcześniej stężenia C</text:span><text:span text:style-name="T6">pb </text:span><text:span text:style-name="T3">jonów Pb</text:span><text:span text:style-name="T8">2+</text:span><text:span text:style-name="T3"> w roztworze. </text:span></text:p>
      <text:p text:style-name="P13"/>
      <text:p text:style-name="P13"><draw:frame draw:style-name="fr4" draw:name="Obiekt19" text:anchor-type="paragraph" svg:x="0.055cm" svg:y="0.24cm" svg:width="7.821cm" svg:height="2.806cm" draw:z-index="38"><draw:object xlink:href="./Object 19" xlink:type="simple" xlink:show="embed" xlink:actuate="onLoad"/><draw:image xlink:href="./ObjectReplacements/Object 19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><draw:frame draw:style-name="fr5" draw:name="Obiekt30" text:anchor-type="paragraph" svg:x="0.055cm" svg:y="0.661cm" svg:width="16.073cm" svg:height="2.847cm" draw:z-index="39"><draw:object xlink:href="./Object 30" xlink:type="simple" xlink:show="embed" xlink:actuate="onLoad"/><draw:image xlink:href="./ObjectReplacements/Object 30" xlink:type="simple" xlink:show="embed" xlink:actuate="onLoad"/></draw:frame></text:p>
      <text:p text:style-name="P13"/>
      <text:p text:style-name="P13"/>
      <text:p text:style-name="P9"><text:span text:style-name="T3">Liczbę moli <text:s/>Pb</text:span><text:span text:style-name="T8">2+</text:span><text:span text:style-name="T3"> w objętości 15 cm</text:span><text:span text:style-name="T8">3</text:span><text:span text:style-name="T3"> 0,05 M Pb (NO</text:span><text:span text:style-name="T6">3</text:span><text:span text:style-name="T3">)</text:span><text:span text:style-name="T6">2</text:span><text:span text:style-name="T3"> również wyznaczono z proporcji.</text:span></text:p>
      <text:p text:style-name="P13"/>
      <text:p text:style-name="P13"><draw:frame draw:style-name="fr5" draw:name="Obiekt20" text:anchor-type="paragraph" svg:x="0.025cm" svg:y="0.176cm" svg:width="6.726cm" svg:height="2.806cm" draw:z-index="40"><draw:object xlink:href="./Object 20" xlink:type="simple" xlink:show="embed" xlink:actuate="onLoad"/><draw:image xlink:href="./ObjectReplacements/Object 20" xlink:type="simple" xlink:show="embed" xlink:actuate="onLoad"/></draw:frame><draw:frame draw:style-name="fr5" draw:name="Obiekt16" text:anchor-type="paragraph" svg:x="0.025cm" svg:y="3.136cm" svg:width="11.566cm" svg:height="1.438cm" draw:z-index="41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/>
      <text:p text:style-name="P13"/>
      <text:p text:style-name="P9"><text:soft-page-break/>Całkowita liczba moli Pb<text:span text:style-name="T8">2+</text:span><text:span text:style-name="T3"> w 59cm</text:span><text:span text:style-name="T8">3</text:span><text:span text:style-name="T3"> roztworu wynosi </text:span></text:p>
      <text:p text:style-name="P13"><draw:frame draw:style-name="fr4" draw:name="Obiekt21" text:anchor-type="paragraph" svg:x="0.053cm" svg:y="0.025cm" svg:width="5.683cm" svg:height="0.63cm" draw:z-index="43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/>
      <text:p text:style-name="P13"><draw:frame draw:style-name="fr4" draw:name="Obiekt31" text:anchor-type="paragraph" svg:x="0.025cm" svg:y="0cm" svg:width="13.529cm" svg:height="0.676cm" draw:z-index="44"><draw:object xlink:href="./Object 31" xlink:type="simple" xlink:show="embed" xlink:actuate="onLoad"/><draw:image xlink:href="./ObjectReplacements/Object 31" xlink:type="simple" xlink:show="embed" xlink:actuate="onLoad"/></draw:frame></text:p>
      <text:p text:style-name="P13"/>
      <text:p text:style-name="P9"/>
      <text:p text:style-name="P9"/>
      <text:p text:style-name="P9">Znając liczbę moli wyznaczono stężenie molowe C<text:span text:style-name="T8">' '</text:span><text:span text:style-name="T6">Pb</text:span><text:span text:style-name="T3"> z proporcji</text:span></text:p>
      <text:p text:style-name="P13"/>
      <text:p text:style-name="P13"><draw:frame draw:style-name="fr5" draw:name="Obiekt22" text:anchor-type="paragraph" svg:x="0.055cm" svg:y="0.093cm" svg:width="7.435cm" svg:height="2.769cm" draw:z-index="20"><draw:object xlink:href="./Object 22" xlink:type="simple" xlink:show="embed" xlink:actuate="onLoad"/><draw:image xlink:href="./ObjectReplacements/Object 22" xlink:type="simple" xlink:show="embed" xlink:actuate="onLoad"/></draw:frame><draw:frame draw:style-name="fr4" draw:name="Obiekt33" text:anchor-type="paragraph" svg:x="-0.034cm" svg:y="3.141cm" svg:width="17.115cm" svg:height="3.006cm" draw:z-index="45"><draw:object xlink:href="./Object 33" xlink:type="simple" xlink:show="embed" xlink:actuate="onLoad"/><draw:image xlink:href="./ObjectReplacements/Object 33" xlink:type="simple" xlink:show="embed" xlink:actuate="onLoad"/></draw:frame></text:p>
      <text:p text:style-name="P13"/>
      <text:p text:style-name="P9">Wiedząc, że iloczyn rozpuszczalności jest wartością stałą, wyliczono również stężenie C<text:span text:style-name="T8">' '</text:span><text:span text:style-name="T6">I</text:span><text:span text:style-name="T3"> korzystając ze wzoru (1).</text:span></text:p>
      <text:p text:style-name="P13"><draw:frame draw:style-name="fr4" draw:name="Obiekt23" text:anchor-type="paragraph" svg:x="0.025cm" svg:y="0cm" svg:width="4.523cm" svg:height="1.328cm" draw:z-index="11"><draw:object xlink:href="./Object 23" xlink:type="simple" xlink:show="embed" xlink:actuate="onLoad"/><draw:image xlink:href="./ObjectReplacements/Object 23" xlink:type="simple" xlink:show="embed" xlink:actuate="onLoad"/><svg:desc>formuła</svg:desc></draw:frame></text:p>
      <text:p text:style-name="P13"/>
      <text:p text:style-name="P13"/>
      <text:p text:style-name="P13"><draw:frame draw:style-name="fr4" draw:name="Obiekt34" text:anchor-type="paragraph" svg:x="-0.82cm" svg:y="0.212cm" svg:width="19.202cm" svg:height="3.062cm" draw:z-index="28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/>
      <text:p text:style-name="P9">Po wytrąceniu osadu pomiędzy roztworem nasyconym a osadem ustala się stan równowagi dynamicznej opisanej równaniem <text:s/>(2) (w roztworze występuje nadmiar Pb<text:span text:style-name="T8">2+</text:span> pochodzący od Pb(NO<text:span text:style-name="T6">3</text:span>)<text:span text:style-name="T6">2</text:span>).</text:p>
      <text:p text:style-name="P9"><draw:frame draw:style-name="fr5" draw:name="Obiekt42" text:anchor-type="paragraph" svg:x="-0.035cm" svg:y="0.175cm" svg:width="4.383cm" svg:height="1cm" draw:z-index="46"><draw:object xlink:href="./Object 42" xlink:type="simple" xlink:show="embed" xlink:actuate="onLoad"/><draw:image xlink:href="./ObjectReplacements/Object 42" xlink:type="simple" xlink:show="embed" xlink:actuate="onLoad"/></draw:frame><draw:frame draw:style-name="fr4" draw:name="Obiekt47" text:anchor-type="paragraph" svg:x="-0.035cm" svg:y="1.334cm" svg:width="13.06cm" svg:height="1.535cm" draw:z-index="32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<text:span text:style-name="T3">Wyznaczono liczbę moli Pb</text:span><text:span text:style-name="T8">2+</text:span><text:span text:style-name="T3"> w 100cm</text:span><text:span text:style-name="T8">3</text:span><text:span text:style-name="T3"> z proporcji</text:span></text:p>
      <text:p text:style-name="P13"><draw:frame draw:style-name="fr5" draw:name="Obiekt43" text:anchor-type="paragraph" svg:x="-0.034cm" svg:y="0.083cm" svg:width="8.622cm" svg:height="2.769cm" draw:z-index="47"><draw:object xlink:href="./Object 43" xlink:type="simple" xlink:show="embed" xlink:actuate="onLoad"/><draw:image xlink:href="./ObjectReplacements/Object 43" xlink:type="simple" xlink:show="embed" xlink:actuate="onLoad"/></draw:frame><draw:frame draw:style-name="fr5" draw:name="Obiekt46" text:anchor-type="paragraph" svg:x="-0.032cm" svg:y="3.03cm" svg:width="16.695cm" svg:height="1.535cm" draw:z-index="31"><draw:object xlink:href="./Object 46" xlink:type="simple" xlink:show="embed" xlink:actuate="onLoad"/><draw:image xlink:href="./ObjectReplacements/Object 46" xlink:type="simple" xlink:show="embed" xlink:actuate="onLoad"/><svg:desc>formuła</svg:desc></draw:frame></text:p>
      <text:p text:style-name="P13"/>
      <text:p text:style-name="P9"><text:span text:style-name="T3">Następnie obliczono masę PbI</text:span><text:span text:style-name="T6">2</text:span><text:span text:style-name="T3"> zawartą w objętości 100 cm</text:span><text:span text:style-name="T8">3</text:span><text:span text:style-name="T3">. </text:span></text:p>
      <text:p text:style-name="P13"/>
      <text:p text:style-name="P13"><draw:frame draw:style-name="fr4" draw:name="Obiekt44" text:anchor-type="paragraph" svg:x="0.028cm" svg:y="0.028cm" svg:width="6.966cm" svg:height="2.588cm" draw:z-index="29"><draw:object xlink:href="./Object 44" xlink:type="simple" xlink:show="embed" xlink:actuate="onLoad"/><draw:image xlink:href="./ObjectReplacements/Object 44" xlink:type="simple" xlink:show="embed" xlink:actuate="onLoad"/><svg:desc>formuła</svg:desc></draw:frame></text:p>
      <text:p text:style-name="P13"/>
      <text:p text:style-name="P13"/>
      <text:p text:style-name="P13"/>
      <text:p text:style-name="P13"/>
      <text:p text:style-name="P13"><draw:frame draw:style-name="fr5" draw:name="Obiekt45" text:anchor-type="paragraph" svg:x="-0.005cm" svg:y="0.594cm" svg:width="14.75cm" svg:height="1.462cm" draw:z-index="30"><draw:object xlink:href="./Object 45" xlink:type="simple" xlink:show="embed" xlink:actuate="onLoad"/><draw:image xlink:href="./ObjectReplacements/Object 45" xlink:type="simple" xlink:show="embed" xlink:actuate="onLoad"/><svg:desc>formuła</svg:desc></draw:frame></text:p>
      <text:p text:style-name="P13"/>
      <text:p text:style-name="P9"><text:span text:style-name="T3">Teoretyczna rozpuszczalność <text:s/>PbI</text:span><text:span text:style-name="T6">2</text:span><text:span text:style-name="T3"> oraz jej niepewność wynosi</text:span></text:p>
      <text:p text:style-name="P13"><draw:frame draw:style-name="fr5" draw:name="Obiekt49" text:anchor-type="paragraph" svg:x="0.171cm" svg:y="0.755cm" svg:width="3.126cm" svg:height="0.485cm" draw:z-index="33"><draw:object xlink:href="./Object 49" xlink:type="simple" xlink:show="embed" xlink:actuate="onLoad"/><draw:image xlink:href="./ObjectReplacements/Object 49" xlink:type="simple" xlink:show="embed" xlink:actuate="onLoad"/><svg:desc>formuła</svg:desc></draw:frame><draw:frame draw:style-name="fr7" draw:name="Obiekt48" text:anchor-type="as-char" svg:y="-0.437cm" svg:width="5.069cm" svg:height="0.593cm" draw:z-index="48"><draw:object xlink:href="./Object 48" xlink:type="simple" xlink:show="embed" xlink:actuate="onLoad"/><draw:image xlink:href="./ObjectReplacements/Object 48" xlink:type="simple" xlink:show="embed" xlink:actuate="onLoad"/><svg:desc>formuła</svg:desc></draw:frame></text:p>
      <text:p text:style-name="P13"/>
      <text:p text:style-name="P13"/>
      <text:p text:style-name="P18">6. Wnioski</text:p>
      <text:p text:style-name="P13"/>
      <text:list xml:id="list4594398148314957159" text:style-name="L3">
        <text:list-item>
          <text:p text:style-name="P26">zakładając, że w sali laboratoryjnej panowała temperatura zbliżona do 25 stopni C, błąd względny iloczynu rozpuszczalności wyliczonego doświadczalnie wynosi 12,6 %. Jest to zatem dość dokładna wartość, natomiast chcąc zniwelować ów błąd do minimum, należałoby znać wartość teoretyczną L<text:span text:style-name="T6">PbI2</text:span> dla temperatury, która akurat panowała w pomieszczeniu. Należy jednak przy tym pamiętać, że obliczenia stężeń jonów Pb<text:span text:style-name="T8">2+</text:span> i I<text:span text:style-name="T8">-</text:span> również obarczone są niepewnościami, które powodują zawyżenie błędu doświadczalnego L<text:span text:style-name="T6">PbI2</text:span>. Dzieje się tak z dwóch przyczyn: niepewność związana z objętością (miarki pipet obarczone są niedokładnością) oraz prawdopodobne ryzyko, że wyjściowe stężenie molowe KI mogło być podane z niewielkim odchyleniem, </text:p>
        </text:list-item>
        <text:list-item>
          <text:p text:style-name="P26">błąd rozpuszczalności PbI<text:span text:style-name="T6">2</text:span> równej 0,039g/100cm<text:span text:style-name="T8">3</text:span> względem wyliczonej, teoretycznej wartości jest równy 128,6%. Jest to bardzo wysoka wartość, jednak należy zauważyć, że w obliczeniach teoretycznych korzystano ze zmierzonych wcześniej aktywności próbek, a ostateczna niepewność jest prawie o dwa rzędy wielkości mniejsza od tej z wartości doświadczalnej. Tutaj po raz kolejny rolę odgrywa czynnik związany z niepewnością pipet używanych do mieszania roztworów oraz zmienna temperatura pomieszczenia, </text:p>
        </text:list-item>
        <text:list-item>
          <text:p text:style-name="P26">wspólny jon spowodował spadek rozpuszczalności co jest zgodne z przewidywaniami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helvetica" svg:font-family="helvetica, arial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.</meta:initial-creator>
    <meta:creation-date>2015-06-05T13:59:55.26</meta:creation-date>
    <dc:date>2015-06-22T12:21:41.54</dc:date>
    <dc:creator>Karolina .</dc:creator>
    <meta:editing-duration>P4DT18H3M50S</meta:editing-duration>
    <meta:editing-cycles>44</meta:editing-cycles>
    <meta:generator>OpenOffice/4.1.1$Win32 OpenOffice.org_project/411m6$Build-9775</meta:generator>
    <meta:document-statistic meta:table-count="1" meta:image-count="0" meta:object-count="49" meta:page-count="8" meta:paragraph-count="101" meta:word-count="1203" meta:character-count="8511"/>
  </office:meta>
</office:document-meta>
</file>

<file path=Object 1/content.xml><?xml version="1.0" encoding="utf-8"?>
<math xmlns="http://www.w3.org/1998/Math/MathML">
  <semantics>
    <mrow>
      <mrow>
        <mi>L</mi>
        <mo stretchy="false">=</mo>
        <mrow>
          <mo stretchy="false">[</mo>
          <mrow>
            <msup>
              <mi>A</mi>
              <mrow>
                <mrow>
                  <mrow/>
                  <mo stretchy="false">+</mo>
                  <mrow/>
                </mrow>
              </mrow>
            </msup>
          </mrow>
          <mo stretchy="false">]</mo>
        </mrow>
      </mrow>
      <mrow>
        <mo stretchy="false">[</mo>
        <mrow>
          <msup>
            <mi>B</mi>
            <mrow>
              <mrow>
                <mrow/>
                <mo stretchy="false">+</mo>
                <mrow/>
              </mrow>
            </mrow>
          </msup>
        </mrow>
        <mo stretchy="false">]</mo>
      </mrow>
    </mrow>
    <annotation encoding="StarMath 5.0">L=[A^{{}+{}}][B^{{}+{}}]</annotation>
  </semantics>
</math>
</file>

<file path=Object 10/content.xml><?xml version="1.0" encoding="utf-8"?>
<math xmlns="http://www.w3.org/1998/Math/MathML">
  <semantics>
    <mrow>
      <mrow>
        <msub>
          <mi>M</mi>
          <mrow>
            <msub>
              <mi mathvariant="italic">PbI</mi>
              <mn>2</mn>
            </msub>
          </mrow>
        </msub>
        <mo stretchy="false">=</mo>
        <mn>207</mn>
      </mrow>
      <mrow>
        <mi>g</mi>
        <mo stretchy="false">+</mo>
        <mrow>
          <mn>2</mn>
          <mo stretchy="false">⋅</mo>
          <mn>127</mn>
        </mrow>
      </mrow>
      <mrow>
        <mi>g</mi>
        <mo stretchy="false">=</mo>
        <mstyle mathvariant="bold">
          <mrow>
            <mrow>
              <mn>461</mn>
              <mi>g</mi>
            </mrow>
          </mrow>
        </mstyle>
      </mrow>
    </mrow>
    <annotation encoding="StarMath 5.0">M_{PbI_2}= 207 g + 2 cdot 127 g = bold {461 g}</annotation>
  </semantics>
</math>
</file>

<file path=Object 11/content.xml><?xml version="1.0" encoding="utf-8"?>
<math xmlns="http://www.w3.org/1998/Math/MathML">
  <semantics>
    <mtable>
      <mtr>
        <mtd>
          <mrow>
            <mrow>
              <mn>1,56</mn>
              <mo stretchy="false">⋅</mo>
              <msup>
                <mn>10</mn>
                <mrow>
                  <mrow>
                    <mrow/>
                    <mo stretchy="false">−</mo>
                    <mn>3</mn>
                  </mrow>
                </mrow>
              </msup>
            </mrow>
            <mi mathvariant="italic">mol</mi>
            <mrow/>
            <mi>−</mi>
            <mn>1000</mn>
            <msup>
              <mi mathvariant="italic">cm</mi>
              <mn>3</mn>
            </msup>
          </mrow>
        </mtd>
      </mtr>
      <mtr>
        <mtd>
          <mrow>
            <mi/>
            <msub>
              <mi>x</mi>
              <mi mathvariant="italic">Pb</mi>
            </msub>
            <mi mathvariant="italic">mol</mi>
            <mrow/>
            <mi>−</mi>
            <mn>100</mn>
            <msup>
              <mi mathvariant="italic">cm</mi>
              <mn>3</mn>
            </msup>
          </mrow>
        </mtd>
      </mtr>
      <mtr>
        <mtd/>
      </mtr>
      <mtr>
        <mtd>
          <mrow>
            <mrow>
              <mrow>
                <msub>
                  <mi>x</mi>
                  <mi mathvariant="italic">Pb</mi>
                </msub>
                <mo stretchy="false">=</mo>
                <mfrac>
                  <mrow>
                    <mrow>
                      <mn>1,56</mn>
                      <mo stretchy="false">⋅</mo>
                      <msup>
                        <mn>10</mn>
                        <mrow>
                          <mo stretchy="false">−</mo>
                          <mn>3</mn>
                        </mrow>
                      </msup>
                    </mrow>
                    <mrow>
                      <mi mathvariant="italic">mol</mi>
                      <mo stretchy="false">⋅</mo>
                      <mn>100</mn>
                    </mrow>
                    <msup>
                      <mi mathvariant="italic">cm</mi>
                      <mn>3</mn>
                    </msup>
                  </mrow>
                  <msup>
                    <mn>1000cm</mn>
                    <mn>3</mn>
                  </msup>
                </mfrac>
              </mrow>
              <mo stretchy="false">=</mo>
              <mstyle mathvariant="bold">
                <mrow>
                  <mrow>
                    <mrow>
                      <mn>1,56</mn>
                      <mo stretchy="false">⋅</mo>
                      <msup>
                        <mn>10</mn>
                        <mrow>
                          <mrow>
                            <mo stretchy="false">−</mo>
                            <mn>4</mn>
                          </mrow>
                        </mrow>
                      </msup>
                    </mrow>
                    <mi mathvariant="italic">mol</mi>
                  </mrow>
                </mrow>
              </mstyle>
            </mrow>
          </mrow>
        </mtd>
      </mtr>
    </mtable>
    <annotation encoding="StarMath 5.0">1,56 cdot 10^{{}-3} mol{} − 1000 cm^3
newline  ~~~~ x_Pb mol{} − 100 cm^3 
newline
newline x_Pb = {1,56 cdot 10^-3 mol cdot 100 cm^3} over 1000cm^3 = bold {1,56 cdot 10^{-4} mol}</annotation>
  </semantics>
</math>
</file>

<file path=Object 12/content.xml><?xml version="1.0" encoding="utf-8"?>
<math xmlns="http://www.w3.org/1998/Math/MathML">
  <semantics>
    <mtable>
      <mtr>
        <mtd>
          <mrow>
            <mi/>
            <mn>1</mn>
            <mi mathvariant="italic">mol</mi>
            <mrow/>
            <mi>−</mi>
            <mn>461</mn>
            <mi>g</mi>
          </mrow>
        </mtd>
      </mtr>
      <mtr>
        <mtd>
          <mrow>
            <mrow>
              <mn>1,56</mn>
              <mo stretchy="false">⋅</mo>
              <msup>
                <mn>10</mn>
                <mrow>
                  <mo stretchy="false">−</mo>
                  <mn>4</mn>
                </mrow>
              </msup>
            </mrow>
            <mi mathvariant="italic">mol</mi>
            <mrow/>
            <mi>−</mi>
            <mi>x</mi>
            <mrow/>
            <mi>g</mi>
          </mrow>
        </mtd>
      </mtr>
      <mtr>
        <mtd/>
      </mtr>
      <mtr>
        <mtd>
          <mrow>
            <mrow>
              <mrow>
                <mi>x</mi>
                <mo stretchy="false">=</mo>
                <mfrac>
                  <mrow>
                    <mn>461</mn>
                    <mrow>
                      <mrow>
                        <mi>g</mi>
                        <mo stretchy="false">⋅</mo>
                        <mn>1,56</mn>
                      </mrow>
                      <mo stretchy="false">⋅</mo>
                      <msup>
                        <mn>10</mn>
                        <mrow>
                          <mo stretchy="false">−</mo>
                          <mn>4</mn>
                        </mrow>
                      </msup>
                    </mrow>
                    <mi mathvariant="italic">mol</mi>
                  </mrow>
                  <mrow>
                    <mn>1</mn>
                    <mi mathvariant="italic">mol</mi>
                  </mrow>
                </mfrac>
              </mrow>
              <mo stretchy="false">=</mo>
              <mstyle mathvariant="bold">
                <mrow>
                  <mrow>
                    <mn>0,072</mn>
                    <mi>g</mi>
                  </mrow>
                </mrow>
              </mstyle>
            </mrow>
          </mrow>
        </mtd>
      </mtr>
    </mtable>
    <annotation encoding="StarMath 5.0">~~~~~~~~~~1 mol{} − 461 g
newline 1,56 cdot 10^-4 mol{} − x{}g
newline
newline x = {461 g cdot 1,56 cdot 10^-4 mol} over {1 mol} = bold{ 0,072 g}</annotation>
  </semantics>
</math>
</file>

<file path=Object 13/content.xml><?xml version="1.0" encoding="utf-8"?>
<math xmlns="http://www.w3.org/1998/Math/MathML">
  <semantics>
    <mrow>
      <mrow>
        <mi>R</mi>
        <mo stretchy="false">=</mo>
        <mstyle mathvariant="bold">
          <mrow>
            <mrow>
              <mn>0,072</mn>
              <mrow>
                <mi>g</mi>
                <mo stretchy="false">/</mo>
                <mn>100</mn>
              </mrow>
              <msup>
                <mi mathvariant="italic">cm</mi>
                <mn>3</mn>
              </msup>
              <msub>
                <mi>H</mi>
                <mn>2</mn>
              </msub>
              <mi>O</mi>
            </mrow>
          </mrow>
        </mstyle>
      </mrow>
    </mrow>
    <annotation encoding="StarMath 5.0">R = bold {0,072 g  / 100 cm^3 H_2  O}</annotation>
  </semantics>
</math>
</file>

<file path=Object 14/content.xml><?xml version="1.0" encoding="utf-8"?>
<math xmlns="http://www.w3.org/1998/Math/MathML">
  <semantics>
    <mrow>
      <mrow>
        <mrow>
          <mrow>
            <msubsup>
              <mi>C</mi>
              <mi>I</mi>
              <mi>'</mi>
            </msubsup>
            <mo stretchy="false">=</mo>
            <mfrac>
              <mrow>
                <mrow>
                  <msub>
                    <mi>C</mi>
                    <mi>w</mi>
                  </msub>
                  <mo stretchy="false">⋅</mo>
                  <msub>
                    <mi>I</mi>
                    <mrow>
                      <msub>
                        <mi>p</mi>
                        <mn>2</mn>
                      </msub>
                    </mrow>
                  </msub>
                </mrow>
              </mrow>
              <msub>
                <mi>I</mi>
                <mi>w</mi>
              </msub>
            </mfrac>
          </mrow>
          <mo stretchy="false">=</mo>
          <mfrac>
            <mrow>
              <mn>3,99</mn>
              <mi mathvariant="italic">mM</mi>
              <mi>⋅</mi>
              <mn>10,5</mn>
            </mrow>
            <mn>25</mn>
          </mfrac>
        </mrow>
        <mo stretchy="false">=</mo>
        <mstyle mathvariant="bold">
          <mrow>
            <mrow>
              <mn>1,7</mn>
              <mi mathvariant="italic">mM</mi>
            </mrow>
          </mrow>
        </mstyle>
      </mrow>
    </mrow>
    <annotation encoding="StarMath 5.0">C_I ^' = {C_w cdot I_{p_2}}over I_w= {3,99 mM ⋅10,5 }over 25 = bold {1,7 mM }</annotation>
  </semantics>
</math>
</file>

<file path=Object 15/content.xml><?xml version="1.0" encoding="utf-8"?>
<math xmlns="http://www.w3.org/1998/Math/MathML">
  <semantics>
    <mrow>
      <mrow>
        <msubsup>
          <mi>C</mi>
          <mi mathvariant="italic">Pb</mi>
          <mi>'</mi>
        </msubsup>
        <mo stretchy="false">=</mo>
        <mfrac>
          <mn>1</mn>
          <mn>2</mn>
        </mfrac>
      </mrow>
      <mrow>
        <msubsup>
          <mi>C</mi>
          <mi>I</mi>
          <mi>'</mi>
        </msubsup>
        <mo stretchy="false">=</mo>
        <mstyle mathvariant="bold">
          <mrow>
            <mrow>
              <mn>0,84</mn>
              <mi mathvariant="italic">mM</mi>
            </mrow>
          </mrow>
        </mstyle>
      </mrow>
    </mrow>
    <annotation encoding="StarMath 5.0">C^'_Pb = 1 over 2 C_I^' = bold {0,84 mM }</annotation>
  </semantics>
</math>
</file>

<file path=Object 16/content.xml><?xml version="1.0" encoding="utf-8"?>
<math xmlns="http://www.w3.org/1998/Math/MathML">
  <semantics>
    <mrow>
      <mi>u</mi>
      <mrow>
        <mrow>
          <mrow>
            <mrow>
              <mo stretchy="false">(</mo>
              <mrow>
                <msub>
                  <mi>x</mi>
                  <mrow>
                    <msub>
                      <mn>15</mn>
                      <mi mathvariant="italic">Pb</mi>
                    </msub>
                  </mrow>
                </msub>
              </mrow>
              <mo stretchy="false">)</mo>
            </mrow>
            <mo stretchy="false">=</mo>
            <msqrt>
              <mrow>
                <msup>
                  <mfenced open="[" close="]">
                    <mrow>
                      <mrow>
                        <mfrac>
                          <mrow>
                            <mo stretchy="false">δ</mo>
                            <msub>
                              <mi>x</mi>
                              <mrow>
                                <msub>
                                  <mn>15</mn>
                                  <mi mathvariant="italic">Pb</mi>
                                </msub>
                              </mrow>
                            </msub>
                          </mrow>
                          <mrow>
                            <mo stretchy="false">δ</mo>
                            <msub>
                              <mi>V</mi>
                              <mn>15</mn>
                            </msub>
                          </mrow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sub>
                            <mi>V</mi>
                            <mn>15</mn>
                          </msub>
                        </mrow>
                        <mo stretchy="false">)</mo>
                      </mrow>
                    </mrow>
                  </mfenced>
                  <mn>2</mn>
                </msup>
              </mrow>
            </msqrt>
          </mrow>
          <mo stretchy="false">=</mo>
          <msqrt>
            <mrow>
              <msup>
                <mfenced open="[" close="]">
                  <mrow>
                    <mrow>
                      <mfrac>
                        <mrow>
                          <mn>0,05</mn>
                          <mi mathvariant="italic">mol</mi>
                        </mrow>
                        <mrow>
                          <mn>1000</mn>
                          <msup>
                            <mi mathvariant="italic">cm</mi>
                            <mn>3</mn>
                          </msup>
                        </mrow>
                      </mfrac>
                      <mo stretchy="false">⋅</mo>
                      <mn>0,2</mn>
                    </mrow>
                    <msup>
                      <mi mathvariant="italic">cm</mi>
                      <mn>3</mn>
                    </msup>
                  </mrow>
                </mfenced>
                <mn>2</mn>
              </msup>
            </mrow>
          </msqrt>
        </mrow>
        <mo stretchy="false">=</mo>
        <mstyle mathvariant="bold">
          <mrow>
            <mrow>
              <mrow>
                <mn>0,10</mn>
                <mo stretchy="false">⋅</mo>
                <msup>
                  <mn>10</mn>
                  <mrow>
                    <mo stretchy="false">−</mo>
                    <mn>4</mn>
                  </mrow>
                </msup>
              </mrow>
              <mi mathvariant="italic">mol</mi>
            </mrow>
          </mrow>
        </mstyle>
      </mrow>
    </mrow>
    <annotation encoding="StarMath 5.0">u(x_{15_Pb}) = sqrt{ left [ {%delta x_{15_Pb}} over {%delta V_15} cdot u(V_15) right]^2}= sqrt{ left [ {0,05 mol} over {1000 cm^3} cdot 0,2 cm^3 right]^2}= bold {0,10 cdot 10^-4 mol}</annotation>
  </semantics>
</math>
</file>

<file path=Object 17/content.xml><?xml version="1.0" encoding="utf-8"?>
<math xmlns="http://www.w3.org/1998/Math/MathML">
  <semantics>
    <mrow>
      <mrow>
        <mi>R</mi>
        <mo stretchy="false">=</mo>
        <mstyle mathvariant="bold">
          <mrow>
            <mrow>
              <mn>0,039</mn>
              <mrow>
                <mi>g</mi>
                <mo stretchy="false">/</mo>
                <mn>100</mn>
              </mrow>
              <msup>
                <mi mathvariant="italic">cm</mi>
                <mn>3</mn>
              </msup>
              <msub>
                <mi>H</mi>
                <mn>2</mn>
              </msub>
              <mi>O</mi>
            </mrow>
          </mrow>
        </mstyle>
      </mrow>
    </mrow>
    <annotation encoding="StarMath 5.0">R = bold { 0,039 g  / 100 cm^3 H_2  O}</annotation>
  </semantics>
</math>
</file>

<file path=Object 18/content.xml><?xml version="1.0" encoding="utf-8"?>
<math xmlns="http://www.w3.org/1998/Math/MathML">
  <semantics>
    <mtable>
      <mtr>
        <mtd>
          <mrow>
            <mi/>
            <mn>1</mn>
            <mi mathvariant="italic">mol</mi>
            <mrow/>
            <mi>−</mi>
            <mn>461</mn>
            <mi>g</mi>
          </mrow>
        </mtd>
      </mtr>
      <mtr>
        <mtd>
          <mrow>
            <mrow>
              <mn>0,84</mn>
              <mo stretchy="false">⋅</mo>
              <msup>
                <mn>10</mn>
                <mrow>
                  <mo stretchy="false">−</mo>
                  <mn>4</mn>
                </mrow>
              </msup>
            </mrow>
            <mi mathvariant="italic">mol</mi>
            <mrow/>
            <mi>−</mi>
            <msup>
              <mi>x</mi>
              <mi>'</mi>
            </msup>
            <mrow/>
            <mi>g</mi>
          </mrow>
        </mtd>
      </mtr>
      <mtr>
        <mtd/>
      </mtr>
      <mtr>
        <mtd>
          <mrow>
            <mrow>
              <mrow>
                <msup>
                  <mi>x</mi>
                  <mi>'</mi>
                </msup>
                <mo stretchy="false">=</mo>
                <mfrac>
                  <mrow>
                    <mn>461</mn>
                    <mrow>
                      <mrow>
                        <mi>g</mi>
                        <mo stretchy="false">⋅</mo>
                        <mn>0,84</mn>
                      </mrow>
                      <mo stretchy="false">⋅</mo>
                      <msup>
                        <mn>10</mn>
                        <mrow>
                          <mo stretchy="false">−</mo>
                          <mn>4</mn>
                        </mrow>
                      </msup>
                    </mrow>
                    <mi mathvariant="italic">mol</mi>
                  </mrow>
                  <mrow>
                    <mn>1</mn>
                    <mi mathvariant="italic">mol</mi>
                  </mrow>
                </mfrac>
              </mrow>
              <mo stretchy="false">=</mo>
              <mstyle mathvariant="bold">
                <mrow>
                  <mrow>
                    <mn>0,039</mn>
                    <mi>g</mi>
                  </mrow>
                </mrow>
              </mstyle>
            </mrow>
          </mrow>
        </mtd>
      </mtr>
    </mtable>
    <annotation encoding="StarMath 5.0">~~~~~~~~~1 mol{} − 461 g
newline 0,84 cdot 10^-4 mol{} − x^' {}g
newline
newline x^' = {461 g cdot 0,84 cdot 10^-4 mol} over {1 mol} =bold { 0,039 g}</annotation>
  </semantics>
</math>
</file>

<file path=Object 19/content.xml><?xml version="1.0" encoding="utf-8"?>
<math xmlns="http://www.w3.org/1998/Math/MathML">
  <semantics>
    <mtable>
      <mtr>
        <mtd>
          <mrow>
            <mrow>
              <mn>1,56</mn>
              <mo stretchy="false">⋅</mo>
              <msup>
                <mn>10</mn>
                <mrow>
                  <mrow>
                    <mrow/>
                    <mo stretchy="false">−</mo>
                    <mn>3</mn>
                  </mrow>
                </mrow>
              </msup>
            </mrow>
            <mi mathvariant="italic">mol</mi>
            <mrow/>
            <mi>−</mi>
            <mn>1000</mn>
            <msup>
              <mi mathvariant="italic">cm</mi>
              <mn>3</mn>
            </msup>
          </mrow>
        </mtd>
      </mtr>
      <mtr>
        <mtd>
          <mrow>
            <mi/>
            <msub>
              <mi>x</mi>
              <mrow>
                <msub>
                  <mn>44</mn>
                  <mi mathvariant="italic">Pb</mi>
                </msub>
              </mrow>
            </msub>
            <mi mathvariant="italic">mol</mi>
            <mrow/>
            <mi>−</mi>
            <mn>44</mn>
            <msup>
              <mi mathvariant="italic">cm</mi>
              <mn>3</mn>
            </msup>
          </mrow>
        </mtd>
      </mtr>
      <mtr>
        <mtd/>
      </mtr>
      <mtr>
        <mtd>
          <mrow>
            <mrow>
              <mrow>
                <msub>
                  <mi>x</mi>
                  <mrow>
                    <msub>
                      <mn>44</mn>
                      <mi mathvariant="italic">Pb</mi>
                    </msub>
                  </mrow>
                </msub>
                <mo stretchy="false">=</mo>
                <mfrac>
                  <mrow>
                    <mrow>
                      <mn>1,56</mn>
                      <mo stretchy="false">⋅</mo>
                      <msup>
                        <mn>10</mn>
                        <mrow>
                          <mo stretchy="false">−</mo>
                          <mn>3</mn>
                        </mrow>
                      </msup>
                    </mrow>
                    <mrow>
                      <mi mathvariant="italic">mol</mi>
                      <mo stretchy="false">⋅</mo>
                      <mn>44</mn>
                    </mrow>
                    <msup>
                      <mi mathvariant="italic">cm</mi>
                      <mn>3</mn>
                    </msup>
                  </mrow>
                  <msup>
                    <mn>1000cm</mn>
                    <mn>3</mn>
                  </msup>
                </mfrac>
              </mrow>
              <mo stretchy="false">=</mo>
              <mstyle mathvariant="bold">
                <mrow>
                  <mrow>
                    <mrow>
                      <mn>0,686</mn>
                      <mo stretchy="false">⋅</mo>
                      <msup>
                        <mn>10</mn>
                        <mrow>
                          <mrow>
                            <mo stretchy="false">−</mo>
                            <mn>4</mn>
                          </mrow>
                        </mrow>
                      </msup>
                    </mrow>
                    <mi mathvariant="italic">mol</mi>
                  </mrow>
                </mrow>
              </mstyle>
            </mrow>
          </mrow>
        </mtd>
      </mtr>
    </mtable>
    <annotation encoding="StarMath 5.0">1,56 cdot 10^{{}-3} mol{} − 1000 cm^3
newline  ~~~ x_{44_Pb} mol{} − 44 cm^3 
newline
newline x_{44_Pb} = {1,56 cdot 10^-3 mol cdot 44 cm^3} over 1000cm^3 = bold {0,686 cdot 10^{-4} mol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4" style:family="table-cell" style:parent-style-name="Default" style:data-style-name="N116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16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T1" style:family="text">
      <style:text-properties style:text-position="0% 100%" fo:font-style="normal" style:font-style-asian="normal" style:font-style-complex="normal"/>
    </style:style>
    <style:style style:name="T2" style:family="text">
      <style:text-properties style:text-position="-33% 58%" fo:font-style="normal" style:font-style-asian="normal" style:font-style-complex="normal"/>
    </style:style>
    <style:style style:name="T3" style:family="text">
      <style:text-properties style:text-position="-33% 58%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3" table:number-columns-repeated="4" table:default-cell-style-name="ce4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>
            <text:p>l.p.</text:p>
          </table:table-cell>
          <table:table-cell table:style-name="ce1" office:value-type="string">
            <text:p><text:span text:style-name="T1">I</text:span><text:span text:style-name="T2">t</text:span></text:p>
          </table:table-cell>
          <table:table-cell table:style-name="ce1" office:value-type="string">
            <text:p>u(I<text:span text:style-name="T3">t</text:span>)</text:p>
          </table:table-cell>
          <table:table-cell table:style-name="ce1" office:value-type="string">
            <text:p><text:s/>I</text:p>
          </table:table-cell>
          <table:table-cell table:style-name="ce1" office:value-type="string">
            <text:p>u(I)</text:p>
          </table:table-cell>
          <table:table-cell table:style-name="ce1" office:value-type="string">
            <text:p><text:s/>I-I<text:span text:style-name="T3">t</text:span></text:p>
          </table:table-cell>
          <table:table-cell table:style-name="ce1" office:value-type="string">
            <text:p><text:s/>u(I-I<text:span text:style-name="T3">t</text:span>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,0</text:p>
          </table:table-cell>
          <table:table-cell table:formula="of:=SQRT([.C3])" office:value-type="float" office:value="3.60555127546399">
            <text:p>3,6</text:p>
          </table:table-cell>
          <table:table-cell office:value-type="float" office:value="39">
            <text:p>39,0</text:p>
          </table:table-cell>
          <table:table-cell table:formula="of:=SQRT([.E3])" office:value-type="float" office:value="6.2449979983984">
            <text:p>6,2</text:p>
          </table:table-cell>
          <table:table-cell table:formula="of:=[.E3]-[.C3]" office:value-type="float" office:value="26">
            <text:p>26,0</text:p>
          </table:table-cell>
          <table:table-cell table:formula="of:=SQRT(([.D3])^2+([.F3])^2)" office:value-type="float" office:value="7.21110255092798">
            <text:p>7,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3">
            <text:p>13,0</text:p>
          </table:table-cell>
          <table:table-cell table:formula="of:=SQRT([.C4])" office:value-type="float" office:value="3.60555127546399">
            <text:p>3,6</text:p>
          </table:table-cell>
          <table:table-cell office:value-type="float" office:value="37">
            <text:p>37,0</text:p>
          </table:table-cell>
          <table:table-cell table:formula="of:=SQRT([.E4])" office:value-type="float" office:value="6.08276253029822">
            <text:p>6,1</text:p>
          </table:table-cell>
          <table:table-cell table:formula="of:=[.E4]-[.C4]" office:value-type="float" office:value="24">
            <text:p>24,0</text:p>
          </table:table-cell>
          <table:table-cell table:formula="of:=SQRT(([.D4])^2+([.F4])^2)" office:value-type="float" office:value="7.07106781186547">
            <text:p>7,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3">
            <text:p>13,0</text:p>
          </table:table-cell>
          <table:table-cell table:formula="of:=SQRT([.C5])" office:value-type="float" office:value="3.60555127546399">
            <text:p>3,6</text:p>
          </table:table-cell>
          <table:table-cell office:value-type="float" office:value="33">
            <text:p>33,0</text:p>
          </table:table-cell>
          <table:table-cell table:formula="of:=SQRT([.E5])" office:value-type="float" office:value="5.74456264653803">
            <text:p>5,7</text:p>
          </table:table-cell>
          <table:table-cell table:formula="of:=[.E5]-[.C5]" office:value-type="float" office:value="20">
            <text:p>20,0</text:p>
          </table:table-cell>
          <table:table-cell table:formula="of:=SQRT(([.D5])^2+([.F5])^2)" office:value-type="float" office:value="6.78232998312527">
            <text:p>6,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4">
            <text:p>14,0</text:p>
          </table:table-cell>
          <table:table-cell table:formula="of:=SQRT([.C6])" office:value-type="float" office:value="3.74165738677394">
            <text:p>3,7</text:p>
          </table:table-cell>
          <table:table-cell office:value-type="float" office:value="33">
            <text:p>33,0</text:p>
          </table:table-cell>
          <table:table-cell table:formula="of:=SQRT([.E6])" office:value-type="float" office:value="5.74456264653803">
            <text:p>5,7</text:p>
          </table:table-cell>
          <table:table-cell table:formula="of:=[.E6]-[.C6]" office:value-type="float" office:value="19">
            <text:p>19,0</text:p>
          </table:table-cell>
          <table:table-cell table:formula="of:=SQRT(([.D6])^2+([.F6])^2)" office:value-type="float" office:value="6.85565460040104">
            <text:p>6,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">
            <text:p>13,0</text:p>
          </table:table-cell>
          <table:table-cell table:formula="of:=SQRT([.C7])" office:value-type="float" office:value="3.60555127546399">
            <text:p>3,6</text:p>
          </table:table-cell>
          <table:table-cell office:value-type="float" office:value="24">
            <text:p>24,0</text:p>
          </table:table-cell>
          <table:table-cell table:formula="of:=SQRT([.E7])" office:value-type="float" office:value="4.89897948556636">
            <text:p>4,9</text:p>
          </table:table-cell>
          <table:table-cell table:formula="of:=[.E7]-[.C7]" office:value-type="float" office:value="11">
            <text:p>11,0</text:p>
          </table:table-cell>
          <table:table-cell table:formula="of:=SQRT(([.D7])^2+([.F7])^2)" office:value-type="float" office:value="6.08276253029822">
            <text:p>6,1</text:p>
          </table:table-cell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5" office:value-type="float" office:value="15">
            <text:p>15,0</text:p>
          </table:table-cell>
          <table:table-cell table:style-name="ce5" table:formula="of:=SQRT([.C8])" office:value-type="float" office:value="3.87298334620742">
            <text:p>3,9</text:p>
          </table:table-cell>
          <table:table-cell table:style-name="ce5" office:value-type="float" office:value="25">
            <text:p>25,0</text:p>
          </table:table-cell>
          <table:table-cell table:style-name="ce5" table:formula="of:=SQRT([.E8])" office:value-type="float" office:value="5">
            <text:p>5,0</text:p>
          </table:table-cell>
          <table:table-cell table:style-name="ce5" table:formula="of:=[.E8]-[.C8]" office:value-type="float" office:value="10">
            <text:p>10,0</text:p>
          </table:table-cell>
          <table:table-cell table:style-name="ce5" table:formula="of:=SQRT(([.D8])^2+([.F8])^2)" office:value-type="float" office:value="6.32455532033676">
            <text:p>6,3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16.06.2015</text:date>, <text:time>11:50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math xmlns="http://www.w3.org/1998/Math/MathML">
  <semantics>
    <mtable>
      <mtr>
        <mtd>
          <mrow>
            <mi/>
            <mrow>
              <mn>0,05</mn>
              <mo stretchy="false">⋅</mo>
              <mi mathvariant="italic">mol</mi>
            </mrow>
            <mrow/>
            <mi>−</mi>
            <mn>1000</mn>
            <msup>
              <mi mathvariant="italic">cm</mi>
              <mn>3</mn>
            </msup>
          </mrow>
        </mtd>
      </mtr>
      <mtr>
        <mtd>
          <mrow>
            <msub>
              <mi>x</mi>
              <mrow>
                <msub>
                  <mn>15</mn>
                  <mi mathvariant="italic">Pb</mi>
                </msub>
              </mrow>
            </msub>
            <mi mathvariant="italic">mol</mi>
            <mrow/>
            <mi>−</mi>
            <mn>15</mn>
            <msup>
              <mi mathvariant="italic">cm</mi>
              <mn>3</mn>
            </msup>
          </mrow>
        </mtd>
      </mtr>
      <mtr>
        <mtd/>
      </mtr>
      <mtr>
        <mtd>
          <mrow>
            <mrow>
              <mrow>
                <msub>
                  <mi>x</mi>
                  <mrow>
                    <msub>
                      <mn>15</mn>
                      <mi mathvariant="italic">Pb</mi>
                    </msub>
                  </mrow>
                </msub>
                <mo stretchy="false">=</mo>
                <mfrac>
                  <mrow>
                    <mn>0,05</mn>
                    <mrow>
                      <mi mathvariant="italic">mol</mi>
                      <mo stretchy="false">⋅</mo>
                      <mn>15</mn>
                    </mrow>
                    <msup>
                      <mi mathvariant="italic">cm</mi>
                      <mn>3</mn>
                    </msup>
                  </mrow>
                  <msup>
                    <mn>1000cm</mn>
                    <mn>3</mn>
                  </msup>
                </mfrac>
              </mrow>
              <mo stretchy="false">=</mo>
              <mstyle mathvariant="bold">
                <mrow>
                  <mrow>
                    <mrow>
                      <mn>7,50</mn>
                      <mo stretchy="false">⋅</mo>
                      <msup>
                        <mn>10</mn>
                        <mrow>
                          <mrow>
                            <mo stretchy="false">−</mo>
                            <mn>4</mn>
                          </mrow>
                        </mrow>
                      </msup>
                    </mrow>
                    <mi mathvariant="italic">mol</mi>
                  </mrow>
                </mrow>
              </mstyle>
            </mrow>
          </mrow>
        </mtd>
      </mtr>
    </mtable>
    <annotation encoding="StarMath 5.0">~ 0,05 cdot mol{} − 1000 cm^3
newline  x_{15_Pb} mol{} − 15 cm^3 
newline
newline x_{15_Pb} = {0,05 mol cdot 15 cm^3} over 1000cm^3 = bold {7,50 cdot 10^{-4} mol}</annotation>
  </semantics>
</math>
</file>

<file path=Object 21/content.xml><?xml version="1.0" encoding="utf-8"?>
<math xmlns="http://www.w3.org/1998/Math/MathML">
  <semantics>
    <mrow>
      <mrow>
        <mrow>
          <msub>
            <mi>x</mi>
            <mrow>
              <msub>
                <mn>59</mn>
                <mi mathvariant="italic">Pb</mi>
              </msub>
            </mrow>
          </msub>
          <mo stretchy="false">=</mo>
          <mrow>
            <msub>
              <mi>x</mi>
              <mrow>
                <msub>
                  <mn>44</mn>
                  <mi mathvariant="italic">Pb</mi>
                </msub>
              </mrow>
            </msub>
            <mo stretchy="false">+</mo>
            <msub>
              <mi>x</mi>
              <mrow>
                <msub>
                  <mn>15</mn>
                  <mi mathvariant="italic">Pb</mi>
                </msub>
              </mrow>
            </msub>
          </mrow>
        </mrow>
        <mo stretchy="false">=</mo>
        <mstyle mathvariant="bold">
          <mrow>
            <mrow>
              <mrow>
                <mn>8,19</mn>
                <mo stretchy="false">⋅</mo>
                <msup>
                  <mn>10</mn>
                  <mrow>
                    <mrow>
                      <mo stretchy="false">−</mo>
                      <mn>4</mn>
                    </mrow>
                  </mrow>
                </msup>
              </mrow>
              <mi mathvariant="italic">mol</mi>
            </mrow>
          </mrow>
        </mstyle>
      </mrow>
    </mrow>
    <annotation encoding="StarMath 5.0">x_{59_Pb} = x_{44_Pb} + x_{15_Pb} = bold {8,19 cdot 10^{-4} mol}</annotation>
  </semantics>
</math>
</file>

<file path=Object 22/content.xml><?xml version="1.0" encoding="utf-8"?>
<math xmlns="http://www.w3.org/1998/Math/MathML">
  <semantics>
    <mtable>
      <mtr>
        <mtd>
          <mrow>
            <mrow>
              <mn>8,19</mn>
              <mo stretchy="false">⋅</mo>
              <msup>
                <mn>10</mn>
                <mrow>
                  <mrow>
                    <mo stretchy="false">−</mo>
                    <mn>4</mn>
                  </mrow>
                </mrow>
              </msup>
            </mrow>
            <mi mathvariant="italic">mol</mi>
            <mrow/>
            <mi>−</mi>
            <mn>59</mn>
            <msup>
              <mi mathvariant="italic">cm</mi>
              <mn>3</mn>
            </msup>
          </mrow>
        </mtd>
      </mtr>
      <mtr>
        <mtd>
          <mrow>
            <mi/>
            <msubsup>
              <mi>C</mi>
              <mi mathvariant="italic">Pb</mi>
              <mrow>
                <mi>'</mi>
                <mi>'</mi>
              </mrow>
            </msubsup>
            <mi mathvariant="italic">mol</mi>
            <mrow/>
            <mi>−</mi>
            <mn>1000</mn>
            <msup>
              <mi mathvariant="italic">cm</mi>
              <mn>3</mn>
            </msup>
          </mrow>
        </mtd>
      </mtr>
      <mtr>
        <mtd/>
      </mtr>
      <mtr>
        <mtd>
          <mrow>
            <mrow>
              <mrow>
                <msubsup>
                  <mi>C</mi>
                  <mi mathvariant="italic">Pb</mi>
                  <mrow>
                    <mi>'</mi>
                    <mi>'</mi>
                  </mrow>
                </msubsup>
                <mo stretchy="false">=</mo>
                <mfrac>
                  <mrow>
                    <mrow>
                      <mn>8,19</mn>
                      <mo stretchy="false">⋅</mo>
                      <msup>
                        <mn>10</mn>
                        <mrow>
                          <mrow>
                            <mo stretchy="false">−</mo>
                            <mn>4</mn>
                          </mrow>
                        </mrow>
                      </msup>
                    </mrow>
                    <mrow>
                      <mi mathvariant="italic">mol</mi>
                      <mo stretchy="false">⋅</mo>
                      <mn>1000</mn>
                    </mrow>
                    <msup>
                      <mi mathvariant="italic">cm</mi>
                      <mn>3</mn>
                    </msup>
                  </mrow>
                  <msup>
                    <mn>59cm</mn>
                    <mn>3</mn>
                  </msup>
                </mfrac>
              </mrow>
              <mo stretchy="false">=</mo>
              <mstyle mathvariant="bold">
                <mrow>
                  <mrow>
                    <mrow>
                      <mn>13,88</mn>
                      <mo stretchy="false">⋅</mo>
                      <mi mathvariant="italic">mM</mi>
                    </mrow>
                  </mrow>
                </mrow>
              </mstyle>
            </mrow>
          </mrow>
        </mtd>
      </mtr>
    </mtable>
    <annotation encoding="StarMath 5.0">8,19 cdot 10^{-4} mol{} − 59 cm^3
newline  ~~~~~~~~ C^{''} _Pb mol{} − 1000 cm^3 
newline
newline C^{''} _Pb = { 8,19 cdot 10^{-4} mol cdot 1000 cm^3} over 59cm^3 = bold {13,88 cdot mM}</annotation>
  </semantics>
</math>
</file>

<file path=Object 23/content.xml><?xml version="1.0" encoding="utf-8"?>
<math xmlns="http://www.w3.org/1998/Math/MathML">
  <semantics>
    <mrow>
      <mrow>
        <mrow>
          <msubsup>
            <mi>C</mi>
            <mi>I</mi>
            <mrow>
              <mi>'</mi>
              <mi>'</mi>
            </mrow>
          </msubsup>
          <mo stretchy="false">=</mo>
          <msqrt>
            <mrow>
              <mfrac>
                <msub>
                  <mi>L</mi>
                  <mrow>
                    <msub>
                      <mi mathvariant="italic">PbI</mi>
                      <mn>2</mn>
                    </msub>
                  </mrow>
                </msub>
                <msubsup>
                  <mi>C</mi>
                  <mi mathvariant="italic">Pb</mi>
                  <mrow>
                    <mi>'</mi>
                    <mi>'</mi>
                  </mrow>
                </msubsup>
              </mfrac>
            </mrow>
          </msqrt>
        </mrow>
        <mo stretchy="false">=</mo>
        <mstyle mathvariant="bold">
          <mrow>
            <mrow>
              <mn>0,7400</mn>
              <mi mathvariant="italic">mM</mi>
            </mrow>
          </mrow>
        </mstyle>
      </mrow>
    </mrow>
    <annotation encoding="StarMath 5.0">C^{''}_I = sqrt{  L_{PbI_2} over C^{''}_Pb }= bold {0,7400 mM}</annotation>
  </semantics>
</math>
</file>

<file path=Object 24/content.xml><?xml version="1.0" encoding="utf-8"?>
<math xmlns="http://www.w3.org/1998/Math/MathML">
  <semantics>
    <mtable>
      <mtr>
        <mtd>
          <mrow>
            <mi>u</mi>
            <mrow>
              <mrow>
                <mrow>
                  <mrow>
                    <mo stretchy="false">(</mo>
                    <mrow>
                      <msub>
                        <mi>C</mi>
                        <mi>w</mi>
                      </msub>
                    </mrow>
                    <mo stretchy="false">)</mo>
                  </mrow>
                  <mo stretchy="false">=</mo>
                  <msqrt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C</mi>
                                      <mi>w</mi>
                                    </msub>
                                  </mrow>
                                  <mrow>
                                    <mo stretchy="false">δ</mo>
                                    <msub>
                                      <mi>V</mi>
                                      <mn>2</mn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V</mi>
                                    <mn>2</mn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C</mi>
                                      <mi>w</mi>
                                    </msub>
                                  </mrow>
                                  <mrow>
                                    <mo stretchy="false">δ</mo>
                                    <msub>
                                      <mi>V</mi>
                                      <mn>50</mn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V</mi>
                                    <mn>50</mn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</mrow>
                    </mrow>
                  </msqrt>
                </mrow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frac>
                                <mrow>
                                  <msub>
                                    <mi>C</mi>
                                    <mn>0</mn>
                                  </msub>
                                </mrow>
                                <mrow>
                                  <msub>
                                    <mi>V</mi>
                                    <mn>50</mn>
                                  </msub>
                                </mrow>
                              </mfrac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V</mi>
                                  <mn>2</mn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row>
                                    <mrow>
                                      <mo stretchy="false">−</mo>
                                      <msub>
                                        <mi>C</mi>
                                        <mi>w</mi>
                                      </msub>
                                    </mrow>
                                    <mo stretchy="false">⋅</mo>
                                    <msub>
                                      <mi>V</mi>
                                      <mn>2</mn>
                                    </msub>
                                  </mrow>
                                </mrow>
                                <mrow>
                                  <msubsup>
                                    <mi>V</mi>
                                    <mn>50</mn>
                                    <mn>2</mn>
                                  </msubsup>
                                </mrow>
                              </mfrac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V</mi>
                                  <mn>50</mn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row/>
            </mrow>
          </mrow>
        </mtd>
      </mtr>
      <mtr>
        <mtd>
          <mrow>
            <mrow>
              <mrow>
                <mrow/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frac>
                                <mrow>
                                  <mn>99,7</mn>
                                  <mi mathvariant="italic">mM</mi>
                                </mrow>
                                <mrow>
                                  <mn>50</mn>
                                  <mi mathvariant="italic">ml</mi>
                                </mrow>
                              </mfrac>
                              <mo stretchy="false">⋅</mo>
                              <mn>0,2</mn>
                            </mrow>
                            <mi mathvariant="italic">ml</mi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row>
                                    <mo stretchy="false">−</mo>
                                    <mn>3,99</mn>
                                  </mrow>
                                  <mrow>
                                    <mi mathvariant="italic">mM</mi>
                                    <mo stretchy="false">⋅</mo>
                                    <mn>2</mn>
                                  </mrow>
                                  <mi mathvariant="italic">ml</mi>
                                </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n>50</mn>
                                        <mi mathvariant="italic">ml</mi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frac>
                              <mo stretchy="false">⋅</mo>
                              <mn>0,2</mn>
                            </mrow>
                            <mi mathvariant="italic">ml</mi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style mathvariant="bold">
                <mrow>
                  <mrow>
                    <mn>0,40</mn>
                    <mi mathvariant="italic">mM</mi>
                  </mrow>
                </mrow>
              </mstyle>
            </mrow>
          </mrow>
        </mtd>
      </mtr>
    </mtable>
    <annotation encoding="StarMath 5.0">u(C_w) = sqrt { left [ {%delta C_w} over {%delta V_2} cdot u(V_2)  right  ]^2 + left[ {%delta C_w} over {%delta V_50} cdot u(V_50)  right  ]^2 } = sqrt { left [ { C_0} over { V_50} cdot u(V_2)  right  ]^2 + left[ {- C_w cdot V_2 } over { V_50 ^2} cdot u(V_50)  right  ]^2 }= {}
newline  alignl
{} =sqrt { left [ {99,7 mM} over {50 ml} cdot 0,2 ml  right  ]^2 + left[ {- 3,99 mM cdot 2 ml} over {(50 ml)^2} cdot 0,2 ml  right  ]^2 } =  bold {0,40 mM}</annotation>
  </semantics>
</math>
</file>

<file path=Object 25/content.xml><?xml version="1.0" encoding="utf-8"?>
<math xmlns="http://www.w3.org/1998/Math/MathML">
  <semantics>
    <mtable>
      <mtr>
        <mtd>
          <mrow>
            <mi>u</mi>
            <mrow>
              <mrow>
                <mrow>
                  <mrow>
                    <mo stretchy="false">(</mo>
                    <mrow>
                      <msub>
                        <mi>C</mi>
                        <mi>I</mi>
                      </msub>
                    </mrow>
                    <mo stretchy="false">)</mo>
                  </mrow>
                  <mo stretchy="false">=</mo>
                  <msqrt>
                    <mrow>
                      <mrow>
                        <mrow>
                          <msup>
                            <mfenced open="[" close="]">
                              <mrow>
                                <mrow>
                                  <mfrac>
                                    <mrow>
                                      <mo stretchy="false">δ</mo>
                                      <msub>
                                        <mi>C</mi>
                                        <mi>I</mi>
                                      </msub>
                                    </mrow>
                                    <mrow>
                                      <mo stretchy="false">δ</mo>
                                      <msub>
                                        <mi>C</mi>
                                        <mi>w</mi>
                                      </msub>
                                    </mrow>
                                  </mfrac>
                                  <mo stretchy="false">⋅</mo>
                                  <mi>u</mi>
                                </mrow>
                                <mrow>
                                  <mo stretchy="false">(</mo>
                                  <mrow>
                                    <msub>
                                      <mi>C</mi>
                                      <mi>w</mi>
                                    </msub>
                                  </mrow>
                                  <mo stretchy="false">)</mo>
                                </mrow>
                              </mrow>
                            </mfenced>
                            <mn>2</mn>
                          </msup>
                          <mo stretchy="false">+</mo>
                          <msup>
                            <mfenced open="[" close="]">
                              <mrow>
                                <mrow>
                                  <mfrac>
                                    <mrow>
                                      <mo stretchy="false">δ</mo>
                                      <msub>
                                        <mi>C</mi>
                                        <mi>I</mi>
                                      </msub>
                                    </mrow>
                                    <mrow>
                                      <mo stretchy="false">δ</mo>
                                      <msub>
                                        <mi>I</mi>
                                        <mi>w</mi>
                                      </msub>
                                    </mrow>
                                  </mfrac>
                                  <mo stretchy="false">⋅</mo>
                                  <mi>u</mi>
                                </mrow>
                                <mrow>
                                  <mo stretchy="false">(</mo>
                                  <mrow>
                                    <msub>
                                      <mi>I</mi>
                                      <mi>w</mi>
                                    </msub>
                                  </mrow>
                                  <mo stretchy="false">)</mo>
                                </mrow>
                              </mrow>
                            </mfenced>
                            <mn>2</mn>
                          </msup>
                        </mrow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C</mi>
                                      <mi>I</mi>
                                    </msub>
                                  </mrow>
                                  <mrow>
                                    <mo stretchy="false">δ</mo>
                                    <msub>
                                      <mi>I</mi>
                                      <mi>p</mi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I</mi>
                                    <mi>p</mi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</mrow>
                    </mrow>
                  </msqrt>
                </mrow>
                <mo stretchy="false">=</mo>
                <msqrt>
                  <mrow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sub>
                                      <mi>I</mi>
                                      <mi>p</mi>
                                    </msub>
                                  </mrow>
                                  <mrow>
                                    <msub>
                                      <mi>I</mi>
                                      <mi>w</mi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C</mi>
                                    <mi>w</mi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row>
                                      <mrow>
                                        <mo stretchy="false">−</mo>
                                        <msub>
                                          <mi>C</mi>
                                          <mi>w</mi>
                                        </msub>
                                      </mrow>
                                      <mo stretchy="false">⋅</mo>
                                      <msub>
                                        <mi>I</mi>
                                        <mi>p</mi>
                                      </msub>
                                    </mrow>
                                  </mrow>
                                  <mrow>
                                    <msubsup>
                                      <mi>I</mi>
                                      <mi>w</mi>
                                      <mn>2</mn>
                                    </msubsup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I</mi>
                                    <mi>w</mi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</mrow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sub>
                                    <mi>C</mi>
                                    <mi>w</mi>
                                  </msub>
                                </mrow>
                                <mrow>
                                  <msub>
                                    <mi>I</mi>
                                    <mi>w</mi>
                                  </msub>
                                </mrow>
                              </mfrac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I</mi>
                                  <mi>p</mi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row/>
            </mrow>
          </mrow>
        </mtd>
      </mtr>
      <mtr>
        <mtd>
          <mrow>
            <mrow>
              <mrow>
                <mrow/>
                <mo stretchy="false">=</mo>
                <msqrt>
                  <mrow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n>19,5</mn>
                                  </mrow>
                                  <mrow>
                                    <mn>25</mn>
                                  </mrow>
                                </mfrac>
                                <mo stretchy="false">⋅</mo>
                                <mn>0,40</mn>
                              </mrow>
                              <mi mathvariant="italic">mM</mi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row>
                                      <mo stretchy="false">−</mo>
                                      <mn>3,99</mn>
                                    </mrow>
                                    <mrow>
                                      <mi mathvariant="italic">mM</mi>
                                      <mo stretchy="false">⋅</mo>
                                      <mn>19,5</mn>
                                    </mrow>
                                  </mrow>
                                  <mrow>
                                    <msup>
                                      <mrow>
                                        <mo stretchy="false">(</mo>
                                        <mrow>
                                          <mn>25</mn>
                                        </mrow>
                                        <mo stretchy="false">)</mo>
                                      </mrow>
                                      <mn>2</mn>
                                    </msup>
                                  </mrow>
                                </mfrac>
                                <mo stretchy="false">⋅</mo>
                                <mn>1,1</mn>
                              </mrow>
                            </mrow>
                          </mfenced>
                          <mn>2</mn>
                        </msup>
                      </mrow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n>3,99</mn>
                                  <mi mathvariant="italic">mM</mi>
                                </mrow>
                                <mrow>
                                  <mn>25</mn>
                                </mrow>
                              </mfrac>
                              <mo stretchy="false">⋅</mo>
                              <mn>0,5</mn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style mathvariant="bold">
                <mrow>
                  <mrow>
                    <mn>0,35</mn>
                    <mi mathvariant="italic">mM</mi>
                  </mrow>
                </mrow>
              </mstyle>
            </mrow>
          </mrow>
        </mtd>
      </mtr>
    </mtable>
    <annotation encoding="StarMath 5.0">u(C_I) = sqrt { left [ {%delta C_I} over {%delta C_w} cdot u(C_w)  right  ]^2 + left[ {%delta C_I} over {%delta I_w} cdot u(I_w)  right  ]^2 + left[ {%delta C_I} over {%delta I_p} cdot u(I_p)  right  ]^2 } = sqrt { left [ { I_p} over { I_w} cdot u(C_w)  right  ]^2 + left[ {- C_w cdot I_p } over { I_w ^2} cdot u(I_w)  right  ]^2 +
left [ { C_w} over { I_w} cdot u(I_p)  right  ]^2}= {}
newline  alignl
{} =sqrt { alignc left [ {19,5} over {25} cdot 0,40 mM  right  ]^2 + left[   {- 3,99 mM cdot 19,5} over {(25 )^2} cdot  1,1 right  ]^2 + left [ {3,99 mM} over {25} cdot 0,5   right  ]^2 } =  bold {0,35 mM}</annotation>
  </semantics>
</math>
</file>

<file path=Object 26/content.xml><?xml version="1.0" encoding="utf-8"?>
<math xmlns="http://www.w3.org/1998/Math/MathML">
  <semantics>
    <mrow>
      <mi>u</mi>
      <mrow>
        <mrow>
          <mrow>
            <mrow>
              <mrow>
                <mo stretchy="false">(</mo>
                <mrow>
                  <msub>
                    <mi>C</mi>
                    <mi mathvariant="italic">Pb</mi>
                  </msub>
                </mrow>
                <mo stretchy="false">)</mo>
              </mrow>
              <mo stretchy="false">=</mo>
              <msqrt>
                <mrow>
                  <msup>
                    <mfenced open="[" close="]">
                      <mrow>
                        <mrow>
                          <mfrac>
                            <mrow>
                              <mo stretchy="false">δ</mo>
                              <msub>
                                <mi>C</mi>
                                <mi mathvariant="italic">Pb</mi>
                              </msub>
                            </mrow>
                            <mrow>
                              <mo stretchy="false">δ</mo>
                              <msub>
                                <mi>C</mi>
                                <mi>I</mi>
                              </msub>
                            </mrow>
                          </mfrac>
                          <mo stretchy="false">⋅</mo>
                          <mi>u</mi>
                        </mrow>
                        <mrow>
                          <mo stretchy="false">(</mo>
                          <mrow>
                            <msub>
                              <mi>C</mi>
                              <mi>I</mi>
                            </msub>
                          </mrow>
                          <mo stretchy="false">)</mo>
                        </mrow>
                      </mrow>
                    </mfenced>
                    <mn>2</mn>
                  </msup>
                </mrow>
              </msqrt>
            </mrow>
            <mo stretchy="false">=</mo>
            <msqrt>
              <mrow>
                <msup>
                  <mfenced open="[" close="]">
                    <mrow>
                      <mrow>
                        <mfrac>
                          <mn>1</mn>
                          <mn>2</mn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sub>
                            <mi>C</mi>
                            <mi>I</mi>
                          </msub>
                        </mrow>
                        <mo stretchy="false">)</mo>
                      </mrow>
                    </mrow>
                  </mfenced>
                  <mn>2</mn>
                </msup>
              </mrow>
            </msqrt>
          </mrow>
          <mo stretchy="false">=</mo>
          <msqrt>
            <mrow>
              <msup>
                <mfenced open="[" close="]">
                  <mrow>
                    <mfrac>
                      <mn>1</mn>
                      <mn>2</mn>
                    </mfrac>
                    <mrow>
                      <mrow/>
                      <mo stretchy="false">⋅</mo>
                      <mn>0,35</mn>
                    </mrow>
                    <mi mathvariant="italic">mM</mi>
                  </mrow>
                </mfenced>
                <mn>2</mn>
              </msup>
            </mrow>
          </msqrt>
        </mrow>
        <mo stretchy="false">=</mo>
        <mstyle mathvariant="bold">
          <mrow>
            <mrow>
              <mn>0,18</mn>
              <mi mathvariant="italic">mM</mi>
            </mrow>
          </mrow>
        </mstyle>
      </mrow>
    </mrow>
    <annotation encoding="StarMath 5.0">u(C_Pb) = sqrt{left[ {%delta C_Pb } over {%delta C_I } cdot u(C_I ) right]^2} = sqrt{ left [ 1 over 2 cdot u(C_I ) right ]^2 } = sqrt{ left [ 1 over 2 {}cdot 0,35 mM right ]^2 } = bold { 0,18 mM}</annotation>
  </semantics>
</math>
</file>

<file path=Object 27/content.xml><?xml version="1.0" encoding="utf-8"?>
<math xmlns="http://www.w3.org/1998/Math/MathML">
  <semantics>
    <mtable>
      <mtr>
        <mtd>
          <mrow>
            <mi>u</mi>
            <mrow>
              <mrow>
                <mrow>
                  <mrow>
                    <mo stretchy="false">(</mo>
                    <mrow>
                      <msub>
                        <mi>L</mi>
                        <mrow>
                          <msub>
                            <mi mathvariant="italic">PbI</mi>
                            <mn>2</mn>
                          </msub>
                        </mrow>
                      </msub>
                    </mrow>
                    <mo stretchy="false">)</mo>
                  </mrow>
                  <mo stretchy="false">=</mo>
                  <msqrt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L</mi>
                                      <mrow>
                                        <msub>
                                          <mi mathvariant="italic">PbI</mi>
                                          <mn>2</mn>
                                        </msub>
                                      </mrow>
                                    </msub>
                                  </mrow>
                                  <mrow>
                                    <mo stretchy="false">δ</mo>
                                    <msub>
                                      <mi>C</mi>
                                      <mi mathvariant="italic">Pb</mi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C</mi>
                                    <mi mathvariant="italic">Pb</mi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L</mi>
                                      <mrow>
                                        <msub>
                                          <mi mathvariant="italic">PbI</mi>
                                          <mn>2</mn>
                                        </msub>
                                      </mrow>
                                    </msub>
                                  </mrow>
                                  <mrow>
                                    <mo stretchy="false">δ</mo>
                                    <msub>
                                      <mi>C</mi>
                                      <mi>I</mi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C</mi>
                                    <mi>I</mi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</mrow>
                    </mrow>
                  </msqrt>
                </mrow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sup>
                                <mrow>
                                  <msub>
                                    <mi>C</mi>
                                    <mi>I</mi>
                                  </msub>
                                </mrow>
                                <mn>2</mn>
                              </msup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C</mi>
                                  <mi mathvariant="italic">Pb</mi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row>
                                <mn>2</mn>
                                <msub>
                                  <mi>C</mi>
                                  <mi mathvariant="italic">Pb</mi>
                                </msub>
                                <msub>
                                  <mi>C</mi>
                                  <mi>I</mi>
                                </msub>
                              </mrow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C</mi>
                                  <mi>I</mi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row/>
            </mrow>
          </mrow>
        </mtd>
      </mtr>
      <mtr>
        <mtd>
          <mrow>
            <mrow>
              <mrow>
                <mrow/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row>
                                        <mn>3,11</mn>
                                        <mo stretchy="false">⋅</mo>
                                        <msup>
                                          <mn>10</mn>
                                          <mrow>
                                            <mo stretchy="false">−</mo>
                                            <mn>3</mn>
                                          </mrow>
                                        </msup>
                                      </mrow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⋅</mo>
                                <mn>0,18</mn>
                              </mrow>
                              <mo stretchy="false">⋅</mo>
                              <msup>
                                <mn>10</mn>
                                <mrow>
                                  <mo stretchy="false">−</mo>
                                  <mn>3</mn>
                                </mrow>
                              </msup>
                            </mrow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row>
                                <mrow>
                                  <mrow>
                                    <mrow>
                                      <mrow>
                                        <mn>2</mn>
                                        <mo stretchy="false">⋅</mo>
                                        <mn>1,56</mn>
                                      </mrow>
                                      <mo stretchy="false">⋅</mo>
                                      <msup>
                                        <mn>10</mn>
                                        <mrow>
                                          <mo stretchy="false">−</mo>
                                          <mn>3</mn>
                                        </mrow>
                                      </msup>
                                    </mrow>
                                    <mo stretchy="false">⋅</mo>
                                    <mn>3,11</mn>
                                  </mrow>
                                  <mo stretchy="false">⋅</mo>
                                  <msup>
                                    <mn>10</mn>
                                    <mrow>
                                      <mo stretchy="false">−</mo>
                                      <mn>3</mn>
                                    </mrow>
                                  </msup>
                                </mrow>
                                <mo stretchy="false">⋅</mo>
                                <mn>0,35</mn>
                              </mrow>
                              <mo stretchy="false">⋅</mo>
                              <msup>
                                <mn>10</mn>
                                <mrow>
                                  <mo stretchy="false">−</mo>
                                  <mn>3</mn>
                                </mrow>
                              </msup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style mathvariant="bold">
                <mrow>
                  <mrow>
                    <mrow>
                      <mn>3,8</mn>
                      <mo stretchy="false">⋅</mo>
                      <msup>
                        <mn>10</mn>
                        <mrow>
                          <mo stretchy="false">−</mo>
                          <mn>9</mn>
                        </mrow>
                      </msup>
                    </mrow>
                  </mrow>
                </mrow>
              </mstyle>
            </mrow>
          </mrow>
        </mtd>
      </mtr>
    </mtable>
    <annotation encoding="StarMath 5.0">u(L_{PbI_2}) = sqrt { left [ {%delta L_{PbI_2}} over {%delta C_Pb} cdot u(C_Pb)  right  ]^2 + left[ {%delta L_{PbI_2}} over {%delta C_I} cdot u(C_I)  right  ]^2 } = sqrt { left [ { C_I}^2  cdot u(C_Pb)  right  ]^2 + left[ {2 C_Pb C_I}  cdot u(C_I)  right  ]^2 }= {}
newline  alignl
{} = sqrt{ left [(3,11 cdot 10^-3)^2 cdot 0,18 cdot 10^-3 right ]^2 + left [2 cdot 1,56 cdot 10^-3 cdot 3,11 cdot 10^-3 cdot 0,35 cdot 10^-3  right ]^2 }= bold {3,8 cdot 10^-9 }</annotation>
  </semantics>
</math>
</file>

<file path=Object 28/content.xml><?xml version="1.0" encoding="utf-8"?>
<math xmlns="http://www.w3.org/1998/Math/MathML">
  <semantics>
    <mtable>
      <mtr>
        <mtd>
          <mrow>
            <mi>u</mi>
            <mrow>
              <mrow>
                <mrow>
                  <mrow>
                    <mo stretchy="false">(</mo>
                    <mrow>
                      <msubsup>
                        <mi>C</mi>
                        <mi>I</mi>
                        <mi>'</mi>
                      </msubsup>
                    </mrow>
                    <mo stretchy="false">)</mo>
                  </mrow>
                  <mo stretchy="false">=</mo>
                  <msqrt>
                    <mrow>
                      <mrow>
                        <mrow>
                          <msup>
                            <mfenced open="[" close="]">
                              <mrow>
                                <mrow>
                                  <mfrac>
                                    <mrow>
                                      <mo stretchy="false">δ</mo>
                                      <msubsup>
                                        <mi>C</mi>
                                        <mi>I</mi>
                                        <mi>'</mi>
                                      </msubsup>
                                    </mrow>
                                    <mrow>
                                      <mo stretchy="false">δ</mo>
                                      <msub>
                                        <mi>C</mi>
                                        <mi>w</mi>
                                      </msub>
                                    </mrow>
                                  </mfrac>
                                  <mo stretchy="false">⋅</mo>
                                  <mi>u</mi>
                                </mrow>
                                <mrow>
                                  <mo stretchy="false">(</mo>
                                  <mrow>
                                    <msub>
                                      <mi>C</mi>
                                      <mi>w</mi>
                                    </msub>
                                  </mrow>
                                  <mo stretchy="false">)</mo>
                                </mrow>
                              </mrow>
                            </mfenced>
                            <mn>2</mn>
                          </msup>
                          <mo stretchy="false">+</mo>
                          <msup>
                            <mfenced open="[" close="]">
                              <mrow>
                                <mrow>
                                  <mfrac>
                                    <mrow>
                                      <mo stretchy="false">δ</mo>
                                      <msubsup>
                                        <mi>C</mi>
                                        <mi>I</mi>
                                        <mi>'</mi>
                                      </msubsup>
                                    </mrow>
                                    <mrow>
                                      <mo stretchy="false">δ</mo>
                                      <msub>
                                        <mi>I</mi>
                                        <mi>w</mi>
                                      </msub>
                                    </mrow>
                                  </mfrac>
                                  <mo stretchy="false">⋅</mo>
                                  <mi>u</mi>
                                </mrow>
                                <mrow>
                                  <mo stretchy="false">(</mo>
                                  <mrow>
                                    <msub>
                                      <mi>I</mi>
                                      <mi>w</mi>
                                    </msub>
                                  </mrow>
                                  <mo stretchy="false">)</mo>
                                </mrow>
                              </mrow>
                            </mfenced>
                            <mn>2</mn>
                          </msup>
                        </mrow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sup>
                                      <mi>C</mi>
                                      <mi>I</mi>
                                      <mi>'</mi>
                                    </msubsup>
                                  </mrow>
                                  <mrow>
                                    <mo stretchy="false">δ</mo>
                                    <msub>
                                      <mi>I</mi>
                                      <mrow>
                                        <msub>
                                          <mi>p</mi>
                                          <mn>2</mn>
                                        </msub>
                                      </mrow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I</mi>
                                    <mrow>
                                      <msub>
                                        <mi>p</mi>
                                        <mn>2</mn>
                                      </msub>
                                    </mrow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</mrow>
                    </mrow>
                  </msqrt>
                </mrow>
                <mo stretchy="false">=</mo>
                <msqrt>
                  <mrow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sub>
                                      <mi>I</mi>
                                      <mrow>
                                        <msub>
                                          <mi>p</mi>
                                          <mn>2</mn>
                                        </msub>
                                      </mrow>
                                    </msub>
                                  </mrow>
                                  <mrow>
                                    <msub>
                                      <mi>I</mi>
                                      <mi>w</mi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C</mi>
                                    <mi>w</mi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row>
                                      <mrow>
                                        <mo stretchy="false">−</mo>
                                        <msub>
                                          <mi>C</mi>
                                          <mi>w</mi>
                                        </msub>
                                      </mrow>
                                      <mo stretchy="false">⋅</mo>
                                      <msub>
                                        <mi>I</mi>
                                        <mrow>
                                          <msub>
                                            <mi>p</mi>
                                            <mn>2</mn>
                                          </msub>
                                        </mrow>
                                      </msub>
                                    </mrow>
                                  </mrow>
                                  <mrow>
                                    <msubsup>
                                      <mi>I</mi>
                                      <mi>w</mi>
                                      <mn>2</mn>
                                    </msubsup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I</mi>
                                    <mi>w</mi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</mrow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sub>
                                    <mi>C</mi>
                                    <mi>w</mi>
                                  </msub>
                                </mrow>
                                <mrow>
                                  <msub>
                                    <mi>I</mi>
                                    <mi>w</mi>
                                  </msub>
                                </mrow>
                              </mfrac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I</mi>
                                  <mrow>
                                    <msub>
                                      <mi>p</mi>
                                      <mn>2</mn>
                                    </msub>
                                  </mrow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row/>
            </mrow>
          </mrow>
        </mtd>
      </mtr>
      <mtr>
        <mtd>
          <mrow>
            <mrow>
              <mrow>
                <mrow/>
                <mo stretchy="false">=</mo>
                <msqrt>
                  <mrow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n>10,5</mn>
                                  </mrow>
                                  <mrow>
                                    <mn>25,5</mn>
                                  </mrow>
                                </mfrac>
                                <mo stretchy="false">⋅</mo>
                                <mn>0,40</mn>
                              </mrow>
                              <mi mathvariant="italic">mM</mi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row>
                                      <mo stretchy="false">−</mo>
                                      <mn>3,99</mn>
                                    </mrow>
                                    <mrow>
                                      <mi mathvariant="italic">mM</mi>
                                      <mo stretchy="false">⋅</mo>
                                      <mn>10,5</mn>
                                    </mrow>
                                  </mrow>
                                  <mrow>
                                    <msup>
                                      <mrow>
                                        <mo stretchy="false">(</mo>
                                        <mrow>
                                          <mn>25,5</mn>
                                        </mrow>
                                        <mo stretchy="false">)</mo>
                                      </mrow>
                                      <mn>2</mn>
                                    </msup>
                                  </mrow>
                                </mfrac>
                                <mo stretchy="false">⋅</mo>
                                <mn>1,1</mn>
                              </mrow>
                            </mrow>
                          </mfenced>
                          <mn>2</mn>
                        </msup>
                      </mrow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n>3,99</mn>
                                  <mi mathvariant="italic">mM</mi>
                                </mrow>
                                <mrow>
                                  <mn>25,5</mn>
                                </mrow>
                              </mfrac>
                              <mo stretchy="false">⋅</mo>
                              <mn>1,1</mn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style mathvariant="bold">
                <mrow>
                  <mrow>
                    <mn>1,8</mn>
                    <mi mathvariant="italic">mM</mi>
                  </mrow>
                </mrow>
              </mstyle>
            </mrow>
          </mrow>
        </mtd>
      </mtr>
    </mtable>
    <annotation encoding="StarMath 5.0">u(C_I ^') = sqrt { left [ {%delta C_I ^'} over {%delta C_w} cdot u(C_w)  right  ]^2 + left[ {%delta C_I ^'} over {%delta I_w} cdot u(I_w)  right  ]^2 + left[ {%delta C_I ^'} over {%delta I_{p_2}} cdot u(I_{p_2})  right  ]^2 } = sqrt { left [ { I_{p_2}} over { I_w} cdot u(C_w)  right  ]^2 + left[ {- C_w cdot I_{p_2} } over { I_w ^2} cdot u(I_w)  right  ]^2 +
left [ { C_w} over { I_w} cdot u(I_{p_2})  right  ]^2}= {}
newline  alignl
{} =sqrt { left [ {10,5} over {25,5} cdot 0,40 mM  right  ]^2 + left[ {- 3,99 mM cdot 10,5} over {(25,5 )^2} cdot  1,1 right  ]^2 + left [ {3,99 mM} over {25,5} cdot 1,1   right  ]^2 } =  bold {1,8 mM}</annotation>
  </semantics>
</math>
</file>

<file path=Object 29/content.xml><?xml version="1.0" encoding="utf-8"?>
<math xmlns="http://www.w3.org/1998/Math/MathML">
  <semantics>
    <mrow>
      <mi>u</mi>
      <mrow>
        <mrow>
          <mrow>
            <mrow>
              <mrow>
                <mo stretchy="false">(</mo>
                <mrow>
                  <msubsup>
                    <mi>C</mi>
                    <mi mathvariant="italic">Pb</mi>
                    <mi>'</mi>
                  </msubsup>
                </mrow>
                <mo stretchy="false">)</mo>
              </mrow>
              <mo stretchy="false">=</mo>
              <msqrt>
                <mrow>
                  <msup>
                    <mfenced open="[" close="]">
                      <mrow>
                        <mrow>
                          <mfrac>
                            <mrow>
                              <mo stretchy="false">δ</mo>
                              <msubsup>
                                <mi>C</mi>
                                <mi mathvariant="italic">Pb</mi>
                                <mi>'</mi>
                              </msubsup>
                            </mrow>
                            <mrow>
                              <mo stretchy="false">δ</mo>
                              <msubsup>
                                <mi>C</mi>
                                <mi>I</mi>
                                <mi>'</mi>
                              </msubsup>
                            </mrow>
                          </mfrac>
                          <mo stretchy="false">⋅</mo>
                          <mi>u</mi>
                        </mrow>
                        <mrow>
                          <mo stretchy="false">(</mo>
                          <mrow>
                            <msubsup>
                              <mi>C</mi>
                              <mi>I</mi>
                              <mi>'</mi>
                            </msubsup>
                          </mrow>
                          <mo stretchy="false">)</mo>
                        </mrow>
                      </mrow>
                    </mfenced>
                    <mn>2</mn>
                  </msup>
                </mrow>
              </msqrt>
            </mrow>
            <mo stretchy="false">=</mo>
            <msqrt>
              <mrow>
                <msup>
                  <mfenced open="[" close="]">
                    <mrow>
                      <mrow>
                        <mfrac>
                          <mn>1</mn>
                          <mn>2</mn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subsup>
                            <mi>C</mi>
                            <mi>I</mi>
                            <mi>'</mi>
                          </msubsup>
                        </mrow>
                        <mo stretchy="false">)</mo>
                      </mrow>
                    </mrow>
                  </mfenced>
                  <mn>2</mn>
                </msup>
              </mrow>
            </msqrt>
          </mrow>
          <mo stretchy="false">=</mo>
          <msqrt>
            <mrow>
              <msup>
                <mfenced open="[" close="]">
                  <mrow>
                    <mfrac>
                      <mn>1</mn>
                      <mn>2</mn>
                    </mfrac>
                    <mrow>
                      <mrow/>
                      <mo stretchy="false">⋅</mo>
                      <mn>1,8</mn>
                    </mrow>
                    <mi mathvariant="italic">mM</mi>
                  </mrow>
                </mfenced>
                <mn>2</mn>
              </msup>
            </mrow>
          </msqrt>
        </mrow>
        <mo stretchy="false">=</mo>
        <mstyle mathvariant="bold">
          <mrow>
            <mrow>
              <mn>0,90</mn>
              <mi mathvariant="italic">mM</mi>
            </mrow>
          </mrow>
        </mstyle>
      </mrow>
    </mrow>
    <annotation encoding="StarMath 5.0">u(C_Pb ^') = sqrt{left[ {%delta C_Pb ^'} over {%delta C_I ^'} cdot u(C_I ^') right]^2} = sqrt{ left [ 1 over 2 cdot u(C_I ^') right ]^2 } = sqrt{ left [ 1 over 2 {}cdot 1,8 mM right ]^2 } = bold { 0,90 mM}</annotation>
  </semantics>
</math>
</file>

<file path=Object 3/content.xml><?xml version="1.0" encoding="utf-8"?>
<math xmlns="http://www.w3.org/1998/Math/MathML">
  <semantics>
    <mrow>
      <mrow>
        <mrow>
          <mrow>
            <msub>
              <mi>C</mi>
              <mi>I</mi>
            </msub>
            <mo stretchy="false">=</mo>
            <mfrac>
              <mrow>
                <msub>
                  <mi>C</mi>
                  <mi>w</mi>
                </msub>
                <msub>
                  <mi>I</mi>
                  <mi>p</mi>
                </msub>
              </mrow>
              <mrow>
                <msub>
                  <mi>I</mi>
                  <mi>w</mi>
                </msub>
              </mrow>
            </mfrac>
          </mrow>
          <mo stretchy="false">=</mo>
          <mfrac>
            <mrow>
              <mn>3,99</mn>
              <mrow>
                <mi mathvariant="italic">mM</mi>
                <mo stretchy="false">⋅</mo>
                <mn>19,5</mn>
              </mrow>
            </mrow>
            <mrow>
              <mn>25</mn>
            </mrow>
          </mfrac>
        </mrow>
        <mo stretchy="false">=</mo>
        <mstyle mathvariant="bold">
          <mrow>
            <mrow>
              <mn>3,11</mn>
              <mi mathvariant="italic">mM</mi>
            </mrow>
          </mrow>
        </mstyle>
      </mrow>
    </mrow>
    <annotation encoding="StarMath 5.0">C_I ={C_w I_p} over {I_w} ={3,99 mM cdot 19,5} over {25}  = bold{3,11 mM}</annotation>
  </semantics>
</math>
</file>

<file path=Object 30/content.xml><?xml version="1.0" encoding="utf-8"?>
<math xmlns="http://www.w3.org/1998/Math/MathML">
  <semantics>
    <mtable>
      <mtr>
        <mtd>
          <mrow>
            <mi>u</mi>
            <mrow>
              <mrow>
                <mrow>
                  <mrow>
                    <mo stretchy="false">(</mo>
                    <mrow>
                      <msub>
                        <mi>x</mi>
                        <mrow>
                          <msub>
                            <mn>44</mn>
                            <mi mathvariant="italic">Pb</mi>
                          </msub>
                        </mrow>
                      </msub>
                    </mrow>
                    <mo stretchy="false">)</mo>
                  </mrow>
                  <mo stretchy="false">=</mo>
                  <msqrt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x</mi>
                                      <mrow>
                                        <msub>
                                          <mn>44</mn>
                                          <mi mathvariant="italic">Pb</mi>
                                        </msub>
                                      </mrow>
                                    </msub>
                                  </mrow>
                                  <mrow>
                                    <mo stretchy="false">δ</mo>
                                    <msub>
                                      <mi>V</mi>
                                      <mn>44</mn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V</mi>
                                    <mn>44</mn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x</mi>
                                      <mrow>
                                        <msub>
                                          <mn>44</mn>
                                          <mi mathvariant="italic">Pb</mi>
                                        </msub>
                                      </mrow>
                                    </msub>
                                  </mrow>
                                  <mrow>
                                    <mo stretchy="false">δ</mo>
                                    <msub>
                                      <mi>C</mi>
                                      <mi mathvariant="italic">Pb</mi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C</mi>
                                    <mi mathvariant="italic">Pb</mi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</mrow>
                    </mrow>
                  </msqrt>
                </mrow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frac>
                                <mrow>
                                  <msub>
                                    <mi>C</mi>
                                    <mi mathvariant="italic">Pb</mi>
                                  </msub>
                                </mrow>
                                <mrow>
                                  <mn>1000</mn>
                                  <msup>
                                    <mi mathvariant="italic">cm</mi>
                                    <mn>3</mn>
                                  </msup>
                                </mrow>
                              </mfrac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V</mi>
                                  <mn>44</mn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sub>
                                    <mi>V</mi>
                                    <mn>44</mn>
                                  </msub>
                                </mrow>
                                <mrow>
                                  <mn>1000</mn>
                                  <msup>
                                    <mi mathvariant="italic">cm</mi>
                                    <mn>3</mn>
                                  </msup>
                                </mrow>
                              </mfrac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C</mi>
                                  <mi mathvariant="italic">Pb</mi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row/>
            </mrow>
          </mrow>
        </mtd>
      </mtr>
      <mtr>
        <mtd>
          <mrow>
            <mrow>
              <mrow>
                <mrow/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frac>
                                <mrow>
                                  <mrow>
                                    <mn>1,56</mn>
                                    <mo stretchy="false">⋅</mo>
                                    <msup>
                                      <mn>10</mn>
                                      <mrow>
                                        <mo stretchy="false">−</mo>
                                        <mn>3</mn>
                                      </mrow>
                                    </msup>
                                  </mrow>
                                  <mi mathvariant="italic">mol</mi>
                                </mrow>
                                <mrow>
                                  <mn>1000</mn>
                                  <msup>
                                    <mi mathvariant="italic">cm</mi>
                                    <mn>3</mn>
                                  </msup>
                                </mrow>
                              </mfrac>
                              <mo stretchy="false">⋅</mo>
                              <mn>0,2</mn>
                            </mrow>
                            <msup>
                              <mi mathvariant="italic">cm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row>
                                <mfrac>
                                  <mrow>
                                    <mn>44</mn>
                                    <msup>
                                      <mi mathvariant="italic">cm</mi>
                                      <mrow>
                                        <mo stretchy="false">−</mo>
                                        <mn>3</mn>
                                      </mrow>
                                    </msup>
                                  </mrow>
                                  <mrow>
                                    <mn>1000</mn>
                                    <msup>
                                      <mi mathvariant="italic">cm</mi>
                                      <mn>3</mn>
                                    </msup>
                                  </mrow>
                                </mfrac>
                                <mo stretchy="false">⋅</mo>
                                <mn>0,18</mn>
                              </mrow>
                              <mo stretchy="false">⋅</mo>
                              <msup>
                                <mn>10</mn>
                                <mrow>
                                  <mo stretchy="false">−</mo>
                                  <mn>3</mn>
                                </mrow>
                              </msup>
                            </mrow>
                            <mi mathvariant="italic">mol</mi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style mathvariant="bold">
                <mrow>
                  <mrow>
                    <mrow>
                      <mn>0,079</mn>
                      <mo stretchy="false">⋅</mo>
                      <msup>
                        <mn>10</mn>
                        <mrow>
                          <mo stretchy="false">−</mo>
                          <mn>4</mn>
                        </mrow>
                      </msup>
                    </mrow>
                    <mi mathvariant="italic">mol</mi>
                  </mrow>
                </mrow>
              </mstyle>
            </mrow>
          </mrow>
        </mtd>
      </mtr>
    </mtable>
    <annotation encoding="StarMath 5.0">u(x_{44_Pb}) = sqrt{ left [ {%delta x_{44_Pb}} over {%delta V_44} cdot u(V_44) right ]^2 + left [ {%delta x_{44_Pb}} over {%delta C_Pb} cdot u(C_Pb) right ]^2} = 
sqrt{ left [ {C_Pb} over {1000 cm^3} cdot u(V_44) right ]^2 + left [ { V_44} over {1000 cm^3} cdot u(C_Pb) right ]^2}={}
newline {} = sqrt{ left [ {1,56 cdot 10^-3 mol} over {1000 cm^3} cdot 0,2 cm^-3 right ]^2 + left [ { 44 cm^-3} over {1000 cm^3} cdot 0,18 cdot 10^-3 mol right ]^2} = bold {0,079 cdot 10^-4 mol}


</annotation>
  </semantics>
</math>
</file>

<file path=Object 31/content.xml><?xml version="1.0" encoding="utf-8"?>
<math xmlns="http://www.w3.org/1998/Math/MathML">
  <semantics>
    <mrow>
      <mi>u</mi>
      <mrow>
        <mrow>
          <mrow>
            <mrow>
              <mo stretchy="false">(</mo>
              <mrow>
                <msub>
                  <mi>x</mi>
                  <mrow>
                    <msub>
                      <mn>59</mn>
                      <mi mathvariant="italic">Pb</mi>
                    </msub>
                  </mrow>
                </msub>
              </mrow>
              <mo stretchy="false">)</mo>
            </mrow>
            <mo stretchy="false">=</mo>
            <msqrt>
              <mrow>
                <mrow>
                  <msup>
                    <mrow>
                      <mo stretchy="false">(</mo>
                      <mrow>
                        <mi>u</mi>
                        <mrow>
                          <mo stretchy="false">(</mo>
                          <mrow>
                            <msub>
                              <mi>x</mi>
                              <mrow>
                                <msub>
                                  <mn>15</mn>
                                  <mi mathvariant="italic">Pb</mi>
                                </msub>
                              </mrow>
                            </msub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  <mo stretchy="false">+</mo>
                  <msup>
                    <mrow>
                      <mo stretchy="false">(</mo>
                      <mrow>
                        <mi>u</mi>
                        <mrow>
                          <mo stretchy="false">(</mo>
                          <mrow>
                            <msub>
                              <mi>x</mi>
                              <mrow>
                                <msub>
                                  <mn>44</mn>
                                  <mi mathvariant="italic">Pb</mi>
                                </msub>
                              </mrow>
                            </msub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</mrow>
            </msqrt>
          </mrow>
          <mo stretchy="false">=</mo>
          <msqrt>
            <mrow>
              <mrow>
                <msup>
                  <mrow>
                    <mo stretchy="false">(</mo>
                    <mrow>
                      <mrow>
                        <mn>0,1</mn>
                        <mo stretchy="false">⋅</mo>
                        <msup>
                          <mn>10</mn>
                          <mrow>
                            <mo stretchy="false">−</mo>
                            <mn>4</mn>
                          </mrow>
                        </msup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n>0,079</mn>
                        <mo stretchy="false">⋅</mo>
                        <msup>
                          <mn>10</mn>
                          <mrow>
                            <mo stretchy="false">−</mo>
                            <mn>4</mn>
                          </mrow>
                        </msup>
                      </mrow>
                    </mrow>
                    <mo stretchy="false">)</mo>
                  </mrow>
                  <mn>2</mn>
                </msup>
              </mrow>
            </mrow>
          </msqrt>
        </mrow>
        <mo stretchy="false">=</mo>
        <mstyle mathvariant="bold">
          <mrow>
            <mrow>
              <mrow>
                <mn>0,13</mn>
                <mo stretchy="false">⋅</mo>
                <msup>
                  <mn>10</mn>
                  <mrow>
                    <mo stretchy="false">−</mo>
                    <mn>4</mn>
                  </mrow>
                </msup>
              </mrow>
              <mi mathvariant="italic">mol</mi>
            </mrow>
          </mrow>
        </mstyle>
      </mrow>
    </mrow>
    <annotation encoding="StarMath 5.0">u(x_{59_Pb})= sqrt {(u(x_{15_Pb}))^2+(u(x_{44_Pb}))^2}= sqrt{(0,1 cdot 10^-4)^2 + (0,079 cdot 10^-4)^2}= bold {0,13 cdot 10^-4 mol}</annotation>
  </semantics>
</math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16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/>
    </style:style>
    <style:style style:name="ce6" style:family="table-cell" style:parent-style-name="Default" style:data-style-name="N116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/>
    </style:style>
    <style:style style:name="T1" style:family="text">
      <style:text-properties style:text-position="0% 100%" fo:font-style="normal" style:font-style-asian="normal" style:font-style-complex="normal"/>
    </style:style>
    <style:style style:name="T2" style:family="text">
      <style:text-properties style:text-position="-33% 58%" fo:font-style="normal" style:font-style-asian="normal" style:font-style-complex="normal"/>
    </style:style>
    <style:style style:name="T3" style:family="text">
      <style:text-properties style:text-position="-33% 58%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row table:style-name="ro1" table:number-rows-repeated="10">
          <table:table-cell table:number-columns-repeated="8"/>
        </table:table-row>
        <table:table-row table:style-name="ro2">
          <table:table-cell/>
          <table:table-cell table:style-name="ce2" office:value-type="string">
            <text:p>l.p.</text:p>
          </table:table-cell>
          <table:table-cell table:style-name="ce2" office:value-type="string">
            <text:p><text:span text:style-name="T1">I</text:span><text:span text:style-name="T2">tśr</text:span></text:p>
          </table:table-cell>
          <table:table-cell table:style-name="ce2" office:value-type="string">
            <text:p>u(I<text:span text:style-name="T3">tś</text:span>)</text:p>
          </table:table-cell>
          <table:table-cell table:style-name="ce2" office:value-type="string">
            <text:p><text:s/>I<text:span text:style-name="T3">śr</text:span></text:p>
          </table:table-cell>
          <table:table-cell table:style-name="ce2" office:value-type="string">
            <text:p>u(I<text:span text:style-name="T3">śr</text:span>)</text:p>
          </table:table-cell>
          <table:table-cell table:style-name="ce2" office:value-type="string">
            <text:p><text:s/>I<text:span text:style-name="T3">śr</text:span>-I<text:span text:style-name="T3">tśr</text:span></text:p>
          </table:table-cell>
          <table:table-cell table:style-name="ce2" office:value-type="string">
            <text:p><text:s/>u(I<text:span text:style-name="T3">śr</text:span>-I<text:span text:style-name="T3">tśr</text:span>)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5" office:value-type="float" office:value="13" table:number-columns-spanned="1" table:number-rows-spanned="2">
            <text:p>13,0</text:p>
          </table:table-cell>
          <table:table-cell table:style-name="ce5" office:value-type="float" office:value="0" table:number-columns-spanned="1" table:number-rows-spanned="2">
            <text:p>0,0</text:p>
          </table:table-cell>
          <table:table-cell table:style-name="ce5" office:value-type="float" office:value="38.5" table:number-columns-spanned="1" table:number-rows-spanned="2">
            <text:p>38,5</text:p>
          </table:table-cell>
          <table:table-cell table:style-name="ce5" office:value-type="float" office:value="1.1180339887499" table:number-columns-spanned="1" table:number-rows-spanned="2">
            <text:p>1,1</text:p>
          </table:table-cell>
          <table:table-cell table:style-name="ce5" office:value-type="float" office:value="25" table:number-columns-spanned="1" table:number-rows-spanned="2">
            <text:p>25,0</text:p>
          </table:table-cell>
          <table:table-cell table:style-name="ce5" table:formula="of:=SQRT(([.D12])^2 + ([.F12])^2)" office:value-type="float" office:value="1.1180339887499" table:number-columns-spanned="1" table:number-rows-spanned="2">
            <text:p>1,1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covered-table-cell table:style-name="ce5"/>
          <table:covered-table-cell table:style-name="ce5" office:value-type="float" office:value="13">
            <text:p>13,0</text:p>
          </table:covered-table-cell>
          <table:covered-table-cell table:number-columns-repeated="4" table:style-name="ce5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5" office:value-type="float" office:value="13.5" table:number-columns-spanned="1" table:number-rows-spanned="2">
            <text:p>13,5</text:p>
          </table:table-cell>
          <table:table-cell table:style-name="ce5" office:value-type="float" office:value="0.5" table:number-columns-spanned="1" table:number-rows-spanned="2">
            <text:p>0,5</text:p>
          </table:table-cell>
          <table:table-cell table:style-name="ce5" office:value-type="float" office:value="33" table:number-columns-spanned="1" table:number-rows-spanned="2">
            <text:p>33,0</text:p>
          </table:table-cell>
          <table:table-cell table:style-name="ce5" office:value-type="float" office:value="0" table:number-columns-spanned="1" table:number-rows-spanned="2">
            <text:p>0,0</text:p>
          </table:table-cell>
          <table:table-cell table:style-name="ce5" office:value-type="float" office:value="19.5" table:number-columns-spanned="1" table:number-rows-spanned="2">
            <text:p>19,5</text:p>
          </table:table-cell>
          <table:table-cell table:style-name="ce5" table:formula="of:=SQRT(([.D14])^2 + ([.F14])^2)" office:value-type="float" office:value="0.5" table:number-columns-spanned="1" table:number-rows-spanned="2">
            <text:p>0,5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covered-table-cell table:number-columns-repeated="6" table:style-name="ce5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6" office:value-type="float" office:value="14" table:number-columns-spanned="1" table:number-rows-spanned="2">
            <text:p>14,0</text:p>
          </table:table-cell>
          <table:table-cell table:style-name="ce6" office:value-type="float" office:value="1" table:number-columns-spanned="1" table:number-rows-spanned="2">
            <text:p>1,0</text:p>
          </table:table-cell>
          <table:table-cell table:style-name="ce6" office:value-type="float" office:value="24.5" table:number-columns-spanned="1" table:number-rows-spanned="2">
            <text:p>24,5</text:p>
          </table:table-cell>
          <table:table-cell table:style-name="ce6" office:value-type="float" office:value="0.5" table:number-columns-spanned="1" table:number-rows-spanned="2">
            <text:p>0,5</text:p>
          </table:table-cell>
          <table:table-cell table:style-name="ce6" table:formula="of:=[.E16]-[.C16]" office:value-type="float" office:value="10.5" table:number-columns-spanned="1" table:number-rows-spanned="2">
            <text:p>10,5</text:p>
          </table:table-cell>
          <table:table-cell table:style-name="ce6" table:formula="of:=SQRT(([.D16])^2 + ([.F16])^2)" office:value-type="float" office:value="1.1180339887499" table:number-columns-spanned="1" table:number-rows-spanned="2">
            <text:p>1,1</text:p>
          </table:table-cell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covered-table-cell table:number-columns-repeated="4" table:style-name="ce6"/>
          <table:covered-table-cell table:style-name="ce6" table:formula="of:=[.E17]-[.C17]" office:value-type="float" office:value="0">
            <text:p>0,0</text:p>
          </table:covered-table-cell>
          <table:covered-table-cell table:style-name="ce6"/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21.06.2015</text:date>, <text:time>20:31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3/content.xml><?xml version="1.0" encoding="utf-8"?>
<math xmlns="http://www.w3.org/1998/Math/MathML">
  <semantics>
    <mtable>
      <mtr>
        <mtd>
          <mrow>
            <mi>u</mi>
            <mrow>
              <mrow>
                <mrow>
                  <mrow>
                    <mo stretchy="false">(</mo>
                    <mrow>
                      <msubsup>
                        <mi>C</mi>
                        <mi mathvariant="italic">Pb</mi>
                        <mrow>
                          <mi>'</mi>
                          <mi>'</mi>
                        </mrow>
                      </msubsup>
                    </mrow>
                    <mo stretchy="false">)</mo>
                  </mrow>
                  <mo stretchy="false">=</mo>
                  <msqrt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sup>
                                      <mi>C</mi>
                                      <mi mathvariant="italic">Pb</mi>
                                      <mrow>
                                        <mi>'</mi>
                                        <mi>'</mi>
                                      </mrow>
                                    </msubsup>
                                  </mrow>
                                  <mrow>
                                    <mo stretchy="false">δ</mo>
                                    <msub>
                                      <mi>x</mi>
                                      <mrow>
                                        <msub>
                                          <mn>59</mn>
                                          <mi mathvariant="italic">Pb</mi>
                                        </msub>
                                      </mrow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x</mi>
                                    <mrow>
                                      <msub>
                                        <mn>59</mn>
                                        <mi mathvariant="italic">Pb</mi>
                                      </msub>
                                    </mrow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sup>
                                      <mi>C</mi>
                                      <mi mathvariant="italic">Pb</mi>
                                      <mrow>
                                        <mi>'</mi>
                                        <mi>'</mi>
                                      </mrow>
                                    </msubsup>
                                  </mrow>
                                  <mrow>
                                    <mo stretchy="false">δ</mo>
                                    <msub>
                                      <mi>V</mi>
                                      <mn>59</mn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V</mi>
                                    <mn>59</mn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</mrow>
                    </mrow>
                  </msqrt>
                </mrow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frac>
                                <mrow>
                                  <mn>1000</mn>
                                  <msup>
                                    <mi mathvariant="italic">cm</mi>
                                    <mn>3</mn>
                                  </msup>
                                </mrow>
                                <mrow>
                                  <msub>
                                    <mi>V</mi>
                                    <mn>59</mn>
                                  </msub>
                                </mrow>
                              </mfrac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x</mi>
                                  <mrow>
                                    <msub>
                                      <mn>59</mn>
                                      <mi mathvariant="italic">Pb</mi>
                                    </msub>
                                  </mrow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o stretchy="false">−</mo>
                                  <mrow>
                                    <mrow>
                                      <msub>
                                        <mi>x</mi>
                                        <mrow>
                                          <msub>
                                            <mn>59</mn>
                                            <mi mathvariant="italic">Pb</mi>
                                          </msub>
                                        </mrow>
                                      </msub>
                                      <mo stretchy="false">⋅</mo>
                                      <mn>1000</mn>
                                    </mrow>
                                    <msup>
                                      <mi mathvariant="italic">cm</mi>
                                      <mn>3</mn>
                                    </msup>
                                  </mrow>
                                </mrow>
                                <mrow>
                                  <msubsup>
                                    <mi>V</mi>
                                    <mn>59</mn>
                                    <mn>2</mn>
                                  </msubsup>
                                </mrow>
                              </mfrac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V</mi>
                                  <mn>59</mn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row/>
            </mrow>
          </mrow>
        </mtd>
      </mtr>
      <mtr>
        <mtd>
          <mrow>
            <mrow>
              <mrow>
                <mrow/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row>
                                <mfrac>
                                  <mrow>
                                    <mn>1000</mn>
                                    <msup>
                                      <mi mathvariant="italic">cm</mi>
                                      <mn>3</mn>
                                    </msup>
                                  </mrow>
                                  <mrow>
                                    <mn>59</mn>
                                    <msup>
                                      <mi mathvariant="italic">cm</mi>
                                      <mn>3</mn>
                                    </msup>
                                  </mrow>
                                </mfrac>
                                <mo stretchy="false">⋅</mo>
                                <mn>0,13</mn>
                              </mrow>
                              <mo stretchy="false">⋅</mo>
                              <msup>
                                <mn>10</mn>
                                <mrow>
                                  <mo stretchy="false">−</mo>
                                  <mn>4</mn>
                                </mrow>
                              </msup>
                            </mrow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n>8,19</mn>
                                        </mrow>
                                        <mo stretchy="false">⋅</mo>
                                        <msup>
                                          <mn>10</mn>
                                          <mrow>
                                            <mo stretchy="false">−</mo>
                                            <mn>4</mn>
                                          </mrow>
                                        </msup>
                                      </mrow>
                                    </mrow>
                                    <mo stretchy="false">⋅</mo>
                                    <mn>1000</mn>
                                  </mrow>
                                  <msup>
                                    <mi mathvariant="italic">cm</mi>
                                    <mn>3</mn>
                                  </msup>
                                </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n>59</mn>
                                        <msup>
                                          <mi mathvariant="italic">cm</mi>
                                          <mn>3</mn>
                                        </msup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frac>
                              <mo stretchy="false">⋅</mo>
                              <mn>0,2</mn>
                            </mrow>
                            <msup>
                              <mi mathvariant="italic">cm</mi>
                              <mn>3</mn>
                            </msup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style mathvariant="bold">
                <mrow>
                  <mrow>
                    <mn>0,22</mn>
                    <mi mathvariant="italic">mM</mi>
                  </mrow>
                </mrow>
              </mstyle>
            </mrow>
          </mrow>
        </mtd>
      </mtr>
    </mtable>
    <annotation encoding="StarMath 5.0">u(C_Pb ^{''}) = sqrt{left[{ %delta C_Pb ^{''}} over {%delta x_{59_Pb}} cdot u(x_{59_Pb}) right]^2 + left[{ %delta C_Pb ^{''}} over {%delta V_59} cdot u(V_59)right]^2} = 
sqrt{left[{ 1000 cm^3} over {V_59} cdot u(x_{59_Pb}) right]^2 + left[ -{x_{59_Pb} cdot 1000 cm^3} over {V_59 ^2} cdot u(V_59)right]^2} = {}
newline {} = 
sqrt{left[{ 1000 cm^3} over {59 cm^3} cdot 0,13 cdot 10^-4 right]^2 + left[{{ -8,19 cdot 10^-4} cdot 1000 cm^3} over {(59 cm^3 ) ^2} cdot 0,2 cm^3 right]^2} = bold {0,22 mM}</annotation>
  </semantics>
</math>
</file>

<file path=Object 34/content.xml><?xml version="1.0" encoding="utf-8"?>
<math xmlns="http://www.w3.org/1998/Math/MathML">
  <semantics>
    <mtable>
      <mtr>
        <mtd>
          <mrow>
            <mi>u</mi>
            <mrow>
              <mrow>
                <mrow>
                  <mrow>
                    <mo stretchy="false">(</mo>
                    <mrow>
                      <msubsup>
                        <mi>C</mi>
                        <mi>I</mi>
                        <mrow>
                          <mi>'</mi>
                          <mi>'</mi>
                        </mrow>
                      </msubsup>
                    </mrow>
                    <mo stretchy="false">)</mo>
                  </mrow>
                  <mo stretchy="false">=</mo>
                  <msqrt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sup>
                                      <mi>C</mi>
                                      <mi>I</mi>
                                      <mrow>
                                        <mi>'</mi>
                                        <mi>'</mi>
                                      </mrow>
                                    </msubsup>
                                  </mrow>
                                  <mrow>
                                    <mo stretchy="false">δ</mo>
                                    <msub>
                                      <mi>L</mi>
                                      <mrow>
                                        <msub>
                                          <mi mathvariant="italic">PbI</mi>
                                          <mn>2</mn>
                                        </msub>
                                      </mrow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L</mi>
                                    <mrow>
                                      <msub>
                                        <mi mathvariant="italic">PbI</mi>
                                        <mn>2</mn>
                                      </msub>
                                    </mrow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subsup>
                                      <mi>C</mi>
                                      <mi>I</mi>
                                      <mrow>
                                        <mi>'</mi>
                                        <mi>'</mi>
                                      </mrow>
                                    </msubsup>
                                  </mrow>
                                  <mrow>
                                    <mo stretchy="false">δ</mo>
                                    <msubsup>
                                      <mi>C</mi>
                                      <mi mathvariant="italic">Pb</mi>
                                      <mrow>
                                        <mi>'</mi>
                                        <mi>'</mi>
                                      </mrow>
                                    </msubsup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sup>
                                    <mi>C</mi>
                                    <mi mathvariant="italic">Pb</mi>
                                    <mrow>
                                      <mi>'</mi>
                                      <mi>'</mi>
                                    </mrow>
                                  </msubsup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</mrow>
                    </mrow>
                  </msqrt>
                </mrow>
                <mo stretchy="false">=</mo>
                <msqrt>
                  <mrow>
                    <mrow>
                      <msup>
                        <mfenced open="[" close="]">
                          <mrow>
                            <mfrac>
                              <mrow>
                                <mn>1</mn>
                              </mrow>
                              <msqrt>
                                <mrow>
                                  <msubsup>
                                    <mi>C</mi>
                                    <mi mathvariant="italic">Pb</mi>
                                    <mrow>
                                      <mi>'</mi>
                                      <mi>'</mi>
                                    </mrow>
                                  </msubsup>
                                </mrow>
                              </msqrt>
                            </mfrac>
                            <mrow>
                              <mfrac>
                                <mn>1</mn>
                                <mrow>
                                  <mrow>
                                    <mn>2</mn>
                                    <mo stretchy="false">⋅</mo>
                                    <msqrt>
                                      <msub>
                                        <mi>L</mi>
                                        <mrow>
                                          <msub>
                                            <mi mathvariant="italic">PbI</mi>
                                            <mn>2</mn>
                                          </msub>
                                        </mrow>
                                      </msub>
                                    </msqrt>
                                  </mrow>
                                </mrow>
                              </mfrac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L</mi>
                                  <mrow>
                                    <msub>
                                      <mi mathvariant="italic">PbI</mi>
                                      <mn>2</mn>
                                    </msub>
                                  </mrow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sqrt>
                                <mrow>
                                  <msub>
                                    <mi>L</mi>
                                    <mrow>
                                      <msub>
                                        <mi mathvariant="italic">PbI</mi>
                                        <mn>2</mn>
                                      </msub>
                                    </mrow>
                                  </msub>
                                </mrow>
                              </msqrt>
                              <mo stretchy="false">⋅</mo>
                              <mrow>
                                <mfrac>
                                  <msqrt>
                                    <mrow>
                                      <msubsup>
                                        <mi>C</mi>
                                        <mi mathvariant="italic">Pb</mi>
                                        <mrow>
                                          <mi>'</mi>
                                          <mi>'</mi>
                                        </mrow>
                                      </msubsup>
                                    </mrow>
                                  </msqrt>
                                  <mrow>
                                    <mn>2</mn>
                                  </mrow>
                                </mfrac>
                              </mrow>
                            </mrow>
                            <mrow>
                              <mfrac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subsup>
                                          <mi>C</mi>
                                          <mi mathvariant="italic">Pb</mi>
                                          <mrow>
                                            <mi>'</mi>
                                            <mi>'</mi>
                                          </mrow>
                                        </msubsup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frac>
                              <mo stretchy="false">⋅</mo>
                              <msup>
                                <mrow>
                                  <mo stretchy="false">(</mo>
                                  <mrow>
                                    <mi>u</mi>
                                    <mrow>
                                      <mo stretchy="false">(</mo>
                                      <mrow>
                                        <msubsup>
                                          <mi>C</mi>
                                          <mi mathvariant="italic">Pb</mi>
                                          <mrow>
                                            <mi>'</mi>
                                            <mi>'</mi>
                                          </mrow>
                                        </msubsup>
                                      </mrow>
                                      <mo stretchy="false">)</mo>
                                    </mrow>
                                  </mrow>
                                  <mo stretchy="false">)</mo>
                                </mrow>
                                <mn>2</mn>
                              </msup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row/>
            </mrow>
          </mrow>
        </mtd>
      </mtr>
      <mtr>
        <mtd>
          <mrow>
            <mrow>
              <mrow>
                <mrow/>
                <mo stretchy="false">=</mo>
                <msqrt>
                  <mrow>
                    <mrow>
                      <msup>
                        <mfenced open="[" close="]">
                          <mrow>
                            <mfrac>
                              <mrow>
                                <mn>1</mn>
                              </mrow>
                              <msqrt>
                                <mrow>
                                  <mn>13,88</mn>
                                  <mi mathvariant="italic">mM</mi>
                                </mrow>
                              </msqrt>
                            </mfrac>
                            <mrow>
                              <mrow>
                                <mfrac>
                                  <mn>1</mn>
                                  <mrow>
                                    <mrow>
                                      <mn>2</mn>
                                      <mo stretchy="false">⋅</mo>
                                      <msqrt>
                                        <mrow>
                                          <mrow>
                                            <mn>7,6</mn>
                                            <mo stretchy="false">⋅</mo>
                                            <msup>
                                              <mn>10</mn>
                                              <mrow>
                                                <mo stretchy="false">−</mo>
                                                <mn>9</mn>
                                              </mrow>
                                            </msup>
                                          </mrow>
                                        </mrow>
                                      </msqrt>
                                    </mrow>
                                  </mrow>
                                </mfrac>
                                <mo stretchy="false">⋅</mo>
                                <mn>3,8</mn>
                              </mrow>
                              <mo stretchy="false">⋅</mo>
                              <msup>
                                <mn>10</mn>
                                <mrow>
                                  <mo stretchy="false">−</mo>
                                  <mn>9</mn>
                                </mrow>
                              </msup>
                            </mrow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sqrt>
                              <mrow>
                                <mrow>
                                  <mn>7,6</mn>
                                  <mo stretchy="false">⋅</mo>
                                  <msup>
                                    <mn>10</mn>
                                    <mrow>
                                      <mo stretchy="false">−</mo>
                                      <mn>9</mn>
                                    </mrow>
                                  </msup>
                                </mrow>
                              </mrow>
                            </msqrt>
                            <mrow>
                              <mrow/>
                              <mo stretchy="false">⋅</mo>
                              <mrow/>
                            </mrow>
                            <mrow>
                              <mfrac>
                                <msqrt>
                                  <mrow>
                                    <mn>13,88</mn>
                                    <mi mathvariant="italic">mM</mi>
                                  </mrow>
                                </msqrt>
                                <mrow>
                                  <mn>2</mn>
                                </mrow>
                              </mfrac>
                            </mrow>
                            <mrow>
                              <mrow/>
                              <mo stretchy="false">⋅</mo>
                              <mrow/>
                            </mrow>
                            <mfrac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row>
                                <msup>
                                  <mrow>
                                    <mo stretchy="false">(</mo>
                                    <mrow>
                                      <mn>13,88</mn>
                                      <mi mathvariant="italic">mM</mi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frac>
                            <mrow>
                              <mrow/>
                              <mo stretchy="false">⋅</mo>
                              <mrow/>
                            </mrow>
                            <msup>
                              <mrow>
                                <mo stretchy="false">(</mo>
                                <mrow>
                                  <mn>0,22</mn>
                                  <mi mathvariant="italic">mM</mi>
                                </mrow>
                                <mo stretchy="false">)</mo>
                              </mrow>
                              <mn>2</mn>
                            </msup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style mathvariant="bold">
                <mrow>
                  <mrow>
                    <mn>0,0059</mn>
                    <mi mathvariant="italic">mM</mi>
                  </mrow>
                </mrow>
              </mstyle>
            </mrow>
          </mrow>
        </mtd>
      </mtr>
    </mtable>
    <annotation encoding="StarMath 5.0">u(C_I ^{''}) = sqrt{left[ {%delta C_I ^{''} } over {%delta L_{PbI_2}} cdot u(L_{PbI_2}) right]^2 +left[{C_I ^{''}} over {%delta C_Pb ^{''}} cdot u(C_Pb ^{''}) right]^2 } = 
sqrt{left[ {1 } over sqrt{C_Pb ^{''}}  1 over {2 cdot sqrt L_{PbI_2} } cdot u(L_{PbI_2}) right]^2 +left[ sqrt{L_{PbI_2}}cdot {sqrt{C_Pb ^{''}} over {2}} {-1} over {(C_Pb ^{''})^2} cdot  (u(C_Pb ^{''}))^2 right]^2 } ={}



 newline {} =sqrt{left[ {1 } over sqrt{13,88 mM}  1 over {2 cdot sqrt {7,6 cdot 10^-9} } cdot 3,8 cdot 10^-9 right]^2 +left[ sqrt{7,6 cdot 10^-9}{}cdot{} {sqrt{13,88 mM} over {2}}{}cdot{} {-1} over {(13,88 mM)^2} {}cdot {} (0,22 mM)^2 right]^2 } = bold{0,0059 mM }



</annotation>
  </semantics>
</math>
</file>

<file path=Object 35/content.xml><?xml version="1.0" encoding="utf-8"?>
<math xmlns="http://www.w3.org/1998/Math/MathML">
  <semantics>
    <mtable>
      <mtr>
        <mtd>
          <mrow>
            <mrow>
              <mn>0,84</mn>
              <mo stretchy="false">⋅</mo>
              <msup>
                <mn>10</mn>
                <mrow>
                  <mrow>
                    <mrow/>
                    <mo stretchy="false">−</mo>
                    <mn>3</mn>
                  </mrow>
                </mrow>
              </msup>
            </mrow>
            <mi mathvariant="italic">mol</mi>
            <mrow/>
            <mi>−</mi>
            <mn>1000</mn>
            <msup>
              <mi mathvariant="italic">cm</mi>
              <mn>3</mn>
            </msup>
          </mrow>
        </mtd>
      </mtr>
      <mtr>
        <mtd>
          <mrow>
            <mi/>
            <msubsup>
              <mi>x</mi>
              <mi mathvariant="italic">Pb</mi>
              <mi>'</mi>
            </msubsup>
            <mi mathvariant="italic">mol</mi>
            <mrow/>
            <mi>−</mi>
            <mn>100</mn>
            <msup>
              <mi mathvariant="italic">cm</mi>
              <mn>3</mn>
            </msup>
          </mrow>
        </mtd>
      </mtr>
      <mtr>
        <mtd/>
      </mtr>
      <mtr>
        <mtd>
          <mrow>
            <mrow>
              <mrow>
                <msubsup>
                  <mi>x</mi>
                  <mi mathvariant="italic">Pb</mi>
                  <mi>'</mi>
                </msubsup>
                <mo stretchy="false">=</mo>
                <mfrac>
                  <mrow>
                    <mrow>
                      <mn>0,84</mn>
                      <mo stretchy="false">⋅</mo>
                      <msup>
                        <mn>10</mn>
                        <mrow>
                          <mo stretchy="false">−</mo>
                          <mn>3</mn>
                        </mrow>
                      </msup>
                    </mrow>
                    <mrow>
                      <mi mathvariant="italic">mol</mi>
                      <mo stretchy="false">⋅</mo>
                      <mn>100</mn>
                    </mrow>
                    <msup>
                      <mi mathvariant="italic">cm</mi>
                      <mn>3</mn>
                    </msup>
                  </mrow>
                  <msup>
                    <mn>1000cm</mn>
                    <mn>3</mn>
                  </msup>
                </mfrac>
              </mrow>
              <mo stretchy="false">=</mo>
              <mstyle mathvariant="bold">
                <mrow>
                  <mrow>
                    <mrow>
                      <mn>0,84</mn>
                      <mo stretchy="false">⋅</mo>
                      <msup>
                        <mn>10</mn>
                        <mrow>
                          <mrow>
                            <mo stretchy="false">−</mo>
                            <mn>4</mn>
                          </mrow>
                        </mrow>
                      </msup>
                    </mrow>
                    <mi mathvariant="italic">mol</mi>
                  </mrow>
                </mrow>
              </mstyle>
            </mrow>
          </mrow>
        </mtd>
      </mtr>
    </mtable>
    <annotation encoding="StarMath 5.0">0,84 cdot 10^{{}-3} mol{} − 1000 cm^3
newline  ~~~~~~ x_Pb ^' mol{} − 100 cm^3 
newline
newline x_Pb ^' = {0,84 cdot 10^-3 mol cdot 100 cm^3} over 1000cm^3 = bold {0,84 cdot 10^{-4} mol}</annotation>
  </semantics>
</math>
</file>

<file path=Object 36/content.xml><?xml version="1.0" encoding="utf-8"?>
<math xmlns="http://www.w3.org/1998/Math/MathML">
  <semantics>
    <mrow>
      <mi>u</mi>
      <mrow>
        <mrow>
          <mrow>
            <mrow>
              <mrow>
                <mo stretchy="false">(</mo>
                <mrow>
                  <msub>
                    <mi>x</mi>
                    <mi mathvariant="italic">Pb</mi>
                  </msub>
                </mrow>
                <mo stretchy="false">)</mo>
              </mrow>
              <mo stretchy="false">=</mo>
              <msqrt>
                <mrow>
                  <msup>
                    <mfenced open="[" close="]">
                      <mrow>
                        <mrow>
                          <mfrac>
                            <mrow>
                              <mo stretchy="false">δ</mo>
                              <msub>
                                <mi>x</mi>
                                <mi mathvariant="italic">Pb</mi>
                              </msub>
                            </mrow>
                            <mrow>
                              <mo stretchy="false">δ</mo>
                              <msub>
                                <mi>C</mi>
                                <mi mathvariant="italic">Pb</mi>
                              </msub>
                            </mrow>
                          </mfrac>
                          <mo stretchy="false">⋅</mo>
                          <mi>u</mi>
                        </mrow>
                        <mrow>
                          <mo stretchy="false">(</mo>
                          <mrow>
                            <msub>
                              <mi>C</mi>
                              <mi mathvariant="italic">Pb</mi>
                            </msub>
                          </mrow>
                          <mo stretchy="false">)</mo>
                        </mrow>
                      </mrow>
                    </mfenced>
                    <mn>2</mn>
                  </msup>
                </mrow>
              </msqrt>
            </mrow>
            <mo stretchy="false">=</mo>
            <msqrt>
              <mrow>
                <msup>
                  <mfenced open="[" close="]">
                    <mrow>
                      <mrow>
                        <mfrac>
                          <mrow>
                            <mn>100</mn>
                            <msup>
                              <mi mathvariant="italic">cm</mi>
                              <mn>3</mn>
                            </msup>
                          </mrow>
                          <mrow>
                            <mn>1000</mn>
                            <msup>
                              <mi mathvariant="italic">cm</mi>
                              <mn>3</mn>
                            </msup>
                          </mrow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sub>
                            <mi>C</mi>
                            <mi mathvariant="italic">Pb</mi>
                          </msub>
                        </mrow>
                        <mo stretchy="false">)</mo>
                      </mrow>
                    </mrow>
                  </mfenced>
                  <mn>2</mn>
                </msup>
              </mrow>
            </msqrt>
          </mrow>
          <mo stretchy="false">=</mo>
          <msqrt>
            <mrow>
              <msup>
                <mfenced open="[" close="]">
                  <mrow>
                    <mfrac>
                      <mrow>
                        <mn>100</mn>
                        <msup>
                          <mi mathvariant="italic">cm</mi>
                          <mn>3</mn>
                        </msup>
                      </mrow>
                      <mrow>
                        <mn>1000</mn>
                        <msup>
                          <mi mathvariant="italic">cm</mi>
                          <mn>3</mn>
                        </msup>
                      </mrow>
                    </mfrac>
                    <mrow>
                      <mrow>
                        <mrow/>
                        <mo stretchy="false">⋅</mo>
                        <mn>0,78</mn>
                      </mrow>
                      <mo stretchy="false">⋅</mo>
                      <msup>
                        <mn>10</mn>
                        <mrow>
                          <mrow>
                            <mo stretchy="false">−</mo>
                            <mn>3</mn>
                          </mrow>
                        </mrow>
                      </msup>
                    </mrow>
                  </mrow>
                </mfenced>
                <mn>2</mn>
              </msup>
            </mrow>
          </msqrt>
        </mrow>
        <mo stretchy="false">=</mo>
        <mstyle mathvariant="bold">
          <mrow>
            <mrow>
              <mrow>
                <mn>0,78</mn>
                <mo stretchy="false">⋅</mo>
                <msup>
                  <mn>10</mn>
                  <mrow>
                    <mo stretchy="false">−</mo>
                    <mn>4</mn>
                  </mrow>
                </msup>
              </mrow>
              <mi mathvariant="italic">mol</mi>
            </mrow>
          </mrow>
        </mstyle>
      </mrow>
    </mrow>
    <annotation encoding="StarMath 5.0">u(x_Pb) = sqrt{left[ {%delta x_Pb } over {%delta C_Pb } cdot u(C_Pb ) right]^2} = sqrt{ left [ {100 cm^3} over {1000 cm^3} cdot u(C_Pb ) right ]^2 } = sqrt{ left [ {100 cm^3} over {1000 cm^3} {}cdot 0,78 cdot 10^{-3} right ]^2 } = bold { 0,78 cdot 10^-4 mol }</annotation>
  </semantics>
</math>
</file>

<file path=Object 37/content.xml><?xml version="1.0" encoding="utf-8"?>
<math xmlns="http://www.w3.org/1998/Math/MathML">
  <semantics>
    <mrow>
      <mi>u</mi>
      <mrow>
        <mrow>
          <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qrt>
                <mrow>
                  <msup>
                    <mfenced open="[" close="]">
                      <mrow>
                        <mrow>
                          <mfrac>
                            <mrow>
                              <mo stretchy="false">δ</mo>
                              <mi>x</mi>
                            </mrow>
                            <mrow>
                              <mo stretchy="false">δ</mo>
                              <msub>
                                <mi>x</mi>
                                <mi mathvariant="italic">Pb</mi>
                              </msub>
                            </mrow>
                          </mfrac>
                          <mo stretchy="false">⋅</mo>
                          <mi>u</mi>
                        </mrow>
                        <mrow>
                          <mo stretchy="false">(</mo>
                          <mrow>
                            <msub>
                              <mi>x</mi>
                              <mi mathvariant="italic">Pb</mi>
                            </msub>
                          </mrow>
                          <mo stretchy="false">)</mo>
                        </mrow>
                      </mrow>
                    </mfenced>
                    <mn>2</mn>
                  </msup>
                </mrow>
              </msqrt>
            </mrow>
            <mo stretchy="false">=</mo>
            <msqrt>
              <mrow>
                <msup>
                  <mfenced open="[" close="]">
                    <mrow>
                      <mrow>
                        <mfrac>
                          <mrow>
                            <mn>461</mn>
                            <mi>g</mi>
                          </mrow>
                          <mrow>
                            <mn>1</mn>
                            <mi mathvariant="italic">mol</mi>
                          </mrow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sub>
                            <mi>x</mi>
                            <mi mathvariant="italic">Pb</mi>
                          </msub>
                        </mrow>
                        <mo stretchy="false">)</mo>
                      </mrow>
                    </mrow>
                  </mfenced>
                  <mn>2</mn>
                </msup>
              </mrow>
            </msqrt>
          </mrow>
          <mo stretchy="false">=</mo>
          <msqrt>
            <mrow>
              <msup>
                <mfenced open="[" close="]">
                  <mrow>
                    <mfrac>
                      <mrow>
                        <mn>461</mn>
                        <mi>g</mi>
                      </mrow>
                      <mrow>
                        <mn>1</mn>
                        <mi mathvariant="italic">mol</mi>
                      </mrow>
                    </mfrac>
                    <mrow>
                      <mrow>
                        <mrow/>
                        <mo stretchy="false">⋅</mo>
                        <mn>0,78</mn>
                      </mrow>
                      <mo stretchy="false">⋅</mo>
                      <msup>
                        <mn>10</mn>
                        <mrow>
                          <mrow>
                            <mo stretchy="false">−</mo>
                            <mn>4</mn>
                          </mrow>
                        </mrow>
                      </msup>
                    </mrow>
                    <mi mathvariant="italic">mol</mi>
                  </mrow>
                </mfenced>
                <mn>2</mn>
              </msup>
            </mrow>
          </msqrt>
        </mrow>
        <mo stretchy="false">=</mo>
        <mstyle mathvariant="bold">
          <mrow>
            <mrow>
              <mn>0,036</mn>
              <mi>g</mi>
            </mrow>
          </mrow>
        </mstyle>
      </mrow>
    </mrow>
    <annotation encoding="StarMath 5.0">u(x) = sqrt{left[ {%delta x } over {%delta x_Pb } cdot u(x_Pb ) right]^2} = sqrt{ left [ {461 g} over {1 mol} cdot u(x_Pb ) right ]^2 } = sqrt{ left [ {461 g} over {1 mol} {}cdot 0,78 cdot 10^{-4} mol right ]^2 } = bold { 0,036 g }</annotation>
  </semantics>
</math>
</file>

<file path=Object 38/content.xml><?xml version="1.0" encoding="utf-8"?>
<math xmlns="http://www.w3.org/1998/Math/MathML">
  <semantics>
    <mrow>
      <mi>u</mi>
      <mrow>
        <mrow>
          <mo stretchy="false">(</mo>
          <mrow>
            <mi>R</mi>
          </mrow>
          <mo stretchy="false">)</mo>
        </mrow>
        <mo stretchy="false">=</mo>
        <mstyle mathvariant="bold">
          <mrow>
            <mrow>
              <mn>0,036</mn>
              <mi>g</mi>
            </mrow>
          </mrow>
        </mstyle>
      </mrow>
    </mrow>
    <annotation encoding="StarMath 5.0">u(R) =  bold { 0,036 g }</annotation>
  </semantics>
</math>
</file>

<file path=Object 39/content.xml><?xml version="1.0" encoding="utf-8"?>
<math xmlns="http://www.w3.org/1998/Math/MathML">
  <semantics>
    <mrow>
      <mi>u</mi>
      <mrow>
        <mrow>
          <mrow>
            <mrow>
              <mrow>
                <mo stretchy="false">(</mo>
                <mrow>
                  <msubsup>
                    <mi>x</mi>
                    <mi mathvariant="italic">Pb</mi>
                    <mi>'</mi>
                  </msubsup>
                </mrow>
                <mo stretchy="false">)</mo>
              </mrow>
              <mo stretchy="false">=</mo>
              <msqrt>
                <mrow>
                  <msup>
                    <mfenced open="[" close="]">
                      <mrow>
                        <mrow>
                          <mfrac>
                            <mrow>
                              <mo stretchy="false">δ</mo>
                              <msubsup>
                                <mi>x</mi>
                                <mi mathvariant="italic">Pb</mi>
                                <mi>'</mi>
                              </msubsup>
                            </mrow>
                            <mrow>
                              <mo stretchy="false">δ</mo>
                              <msubsup>
                                <mi>C</mi>
                                <mi mathvariant="italic">Pb</mi>
                                <mi>'</mi>
                              </msubsup>
                            </mrow>
                          </mfrac>
                          <mo stretchy="false">⋅</mo>
                          <mi>u</mi>
                        </mrow>
                        <mrow>
                          <mo stretchy="false">(</mo>
                          <mrow>
                            <msubsup>
                              <mi>C</mi>
                              <mi mathvariant="italic">Pb</mi>
                              <mi>'</mi>
                            </msubsup>
                          </mrow>
                          <mo stretchy="false">)</mo>
                        </mrow>
                      </mrow>
                    </mfenced>
                    <mn>2</mn>
                  </msup>
                </mrow>
              </msqrt>
            </mrow>
            <mo stretchy="false">=</mo>
            <msqrt>
              <mrow>
                <msup>
                  <mfenced open="[" close="]">
                    <mrow>
                      <mrow>
                        <mfrac>
                          <mrow>
                            <mn>100</mn>
                            <msup>
                              <mi mathvariant="italic">cm</mi>
                              <mn>3</mn>
                            </msup>
                          </mrow>
                          <mrow>
                            <mn>1000</mn>
                            <msup>
                              <mi mathvariant="italic">cm</mi>
                              <mn>3</mn>
                            </msup>
                          </mrow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subsup>
                            <mi>C</mi>
                            <mi mathvariant="italic">Pb</mi>
                            <mi>'</mi>
                          </msubsup>
                        </mrow>
                        <mo stretchy="false">)</mo>
                      </mrow>
                    </mrow>
                  </mfenced>
                  <mn>2</mn>
                </msup>
              </mrow>
            </msqrt>
          </mrow>
          <mo stretchy="false">=</mo>
          <msqrt>
            <mrow>
              <msup>
                <mfenced open="[" close="]">
                  <mrow>
                    <mfrac>
                      <mrow>
                        <mn>100</mn>
                        <msup>
                          <mi mathvariant="italic">cm</mi>
                          <mn>3</mn>
                        </msup>
                      </mrow>
                      <mrow>
                        <mn>1000</mn>
                        <msup>
                          <mi mathvariant="italic">cm</mi>
                          <mn>3</mn>
                        </msup>
                      </mrow>
                    </mfrac>
                    <mrow>
                      <mrow>
                        <mrow/>
                        <mo stretchy="false">⋅</mo>
                        <mn>0,90</mn>
                      </mrow>
                      <mo stretchy="false">⋅</mo>
                      <msup>
                        <mn>10</mn>
                        <mrow>
                          <mrow>
                            <mo stretchy="false">−</mo>
                            <mn>3</mn>
                          </mrow>
                        </mrow>
                      </msup>
                    </mrow>
                  </mrow>
                </mfenced>
                <mn>2</mn>
              </msup>
            </mrow>
          </msqrt>
        </mrow>
        <mo stretchy="false">=</mo>
        <mstyle mathvariant="bold">
          <mrow>
            <mrow>
              <mrow>
                <mn>0,90</mn>
                <mo stretchy="false">⋅</mo>
                <msup>
                  <mn>10</mn>
                  <mrow>
                    <mo stretchy="false">−</mo>
                    <mn>4</mn>
                  </mrow>
                </msup>
              </mrow>
              <mi mathvariant="italic">mol</mi>
            </mrow>
          </mrow>
        </mstyle>
      </mrow>
    </mrow>
    <annotation encoding="StarMath 5.0">u(x_Pb ^') = sqrt{left[ {%delta x_Pb ^' } over {%delta C_Pb ^' } cdot u(C_Pb ^' ) right]^2} = sqrt{ left [ {100 cm^3} over {1000 cm^3} cdot u(C_Pb ^' ) right ]^2 } = sqrt{ left [ {100 cm^3} over {1000 cm^3} {}cdot 0,90 cdot 10^{-3} right ]^2 } = bold { 0,90 cdot 10^-4 mol}</annotation>
  </semantics>
</math>
</file>

<file path=Object 4/content.xml><?xml version="1.0" encoding="utf-8"?>
<math xmlns="http://www.w3.org/1998/Math/MathML">
  <semantics>
    <mrow>
      <mrow>
        <mrow>
          <mrow>
            <msub>
              <mi>C</mi>
              <mi>w</mi>
            </msub>
            <mo stretchy="false">=</mo>
            <mfrac>
              <mrow>
                <mrow>
                  <msub>
                    <mi>C</mi>
                    <mn>0</mn>
                  </msub>
                  <mo stretchy="false">⋅</mo>
                  <msub>
                    <mi>V</mi>
                    <mn>2</mn>
                  </msub>
                </mrow>
              </mrow>
              <msub>
                <mi>V</mi>
                <mn>50</mn>
              </msub>
            </mfrac>
          </mrow>
          <mo stretchy="false">=</mo>
          <mfrac>
            <mrow>
              <mn>99,7</mn>
              <mrow>
                <mi mathvariant="italic">mM</mi>
                <mo stretchy="false">⋅</mo>
                <mn>2</mn>
              </mrow>
              <mi mathvariant="italic">ml</mi>
            </mrow>
            <mrow>
              <mn>50</mn>
              <mi mathvariant="italic">ml</mi>
            </mrow>
          </mfrac>
        </mrow>
        <mo stretchy="false">=</mo>
        <mstyle mathvariant="bold">
          <mrow>
            <mrow>
              <mn>3,99</mn>
              <mi mathvariant="italic">mM</mi>
            </mrow>
          </mrow>
        </mstyle>
      </mrow>
    </mrow>
    <annotation encoding="StarMath 5.0">C_w = {C_0 cdot V_2}over V_50={99,7 mM cdot 2 ml} over {50 ml}  = bold{3,99 mM}</annotation>
  </semantics>
</math>
</file>

<file path=Object 40/content.xml><?xml version="1.0" encoding="utf-8"?>
<math xmlns="http://www.w3.org/1998/Math/MathML">
  <semantics>
    <mrow>
      <mi>u</mi>
      <mrow>
        <mrow>
          <mrow>
            <mrow>
              <mrow>
                <mo stretchy="false">(</mo>
                <mrow>
                  <msup>
                    <mi>x</mi>
                    <mi>'</mi>
                  </msup>
                </mrow>
                <mo stretchy="false">)</mo>
              </mrow>
              <mo stretchy="false">=</mo>
              <msqrt>
                <mrow>
                  <msup>
                    <mfenced open="[" close="]">
                      <mrow>
                        <mrow>
                          <mfrac>
                            <mrow>
                              <mo stretchy="false">δ</mo>
                              <msup>
                                <mi>x</mi>
                                <mi>'</mi>
                              </msup>
                            </mrow>
                            <mrow>
                              <mo stretchy="false">δ</mo>
                              <msubsup>
                                <mi>x</mi>
                                <mi mathvariant="italic">Pb</mi>
                                <mi>'</mi>
                              </msubsup>
                            </mrow>
                          </mfrac>
                          <mo stretchy="false">⋅</mo>
                          <mi>u</mi>
                        </mrow>
                        <mrow>
                          <mo stretchy="false">(</mo>
                          <mrow>
                            <msubsup>
                              <mi>x</mi>
                              <mi mathvariant="italic">Pb</mi>
                              <mi>'</mi>
                            </msubsup>
                          </mrow>
                          <mo stretchy="false">)</mo>
                        </mrow>
                      </mrow>
                    </mfenced>
                    <mn>2</mn>
                  </msup>
                </mrow>
              </msqrt>
            </mrow>
            <mo stretchy="false">=</mo>
            <msqrt>
              <mrow>
                <msup>
                  <mfenced open="[" close="]">
                    <mrow>
                      <mrow>
                        <mfrac>
                          <mrow>
                            <mn>461</mn>
                            <mi>g</mi>
                          </mrow>
                          <mrow>
                            <mn>1</mn>
                            <mi mathvariant="italic">mol</mi>
                          </mrow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subsup>
                            <mi>x</mi>
                            <mi mathvariant="italic">Pb</mi>
                            <mi>'</mi>
                          </msubsup>
                        </mrow>
                        <mo stretchy="false">)</mo>
                      </mrow>
                    </mrow>
                  </mfenced>
                  <mn>2</mn>
                </msup>
              </mrow>
            </msqrt>
          </mrow>
          <mo stretchy="false">=</mo>
          <msqrt>
            <mrow>
              <msup>
                <mfenced open="[" close="]">
                  <mrow>
                    <mfrac>
                      <mrow>
                        <mn>461</mn>
                        <mi>g</mi>
                      </mrow>
                      <mrow>
                        <mn>1</mn>
                        <mi mathvariant="italic">mol</mi>
                      </mrow>
                    </mfrac>
                    <mrow>
                      <mrow>
                        <mrow/>
                        <mo stretchy="false">⋅</mo>
                        <mn>0,91</mn>
                      </mrow>
                      <mo stretchy="false">⋅</mo>
                      <msup>
                        <mn>10</mn>
                        <mrow>
                          <mrow>
                            <mo stretchy="false">−</mo>
                            <mn>4</mn>
                          </mrow>
                        </mrow>
                      </msup>
                    </mrow>
                    <mi mathvariant="italic">mol</mi>
                  </mrow>
                </mfenced>
                <mn>2</mn>
              </msup>
            </mrow>
          </msqrt>
        </mrow>
        <mo stretchy="false">=</mo>
        <mstyle mathvariant="bold">
          <mrow>
            <mrow>
              <mn>0,042</mn>
              <mi>g</mi>
            </mrow>
          </mrow>
        </mstyle>
      </mrow>
    </mrow>
    <annotation encoding="StarMath 5.0">u(x^') = sqrt{left[ {%delta x^' } over {%delta x_Pb ^'} cdot u(x_Pb^' ) right]^2} = sqrt{ left [ {461 g} over {1 mol} cdot u(x_Pb ^' ) right ]^2 } = sqrt{ left [ {461 g} over {1 mol} {}cdot 0,91 cdot 10^{-4} mol right ]^2 } = bold { 0,042 g }</annotation>
  </semantics>
</math>
</file>

<file path=Object 41/content.xml><?xml version="1.0" encoding="utf-8"?>
<math xmlns="http://www.w3.org/1998/Math/MathML">
  <semantics>
    <mrow>
      <mi>u</mi>
      <mrow>
        <mrow>
          <mo stretchy="false">(</mo>
          <mrow>
            <mi>R</mi>
          </mrow>
          <mo stretchy="false">)</mo>
        </mrow>
        <mo stretchy="false">=</mo>
        <mstyle mathvariant="bold">
          <mrow>
            <mrow>
              <mn>0,042</mn>
              <mi>g</mi>
            </mrow>
          </mrow>
        </mstyle>
      </mrow>
    </mrow>
    <annotation encoding="StarMath 5.0">u(R) =  bold { 0,042 g }</annotation>
  </semantics>
</math>
</file>

<file path=Object 42/content.xml><?xml version="1.0" encoding="utf-8"?>
<math xmlns="http://www.w3.org/1998/Math/MathML">
  <semantics>
    <mrow>
      <mrow>
        <msubsup>
          <mi>C</mi>
          <mi mathvariant="italic">Pb</mi>
          <mrow>
            <mi>'</mi>
            <mi>'</mi>
            <mi>'</mi>
          </mrow>
        </msubsup>
        <mo stretchy="false">=</mo>
        <mfrac>
          <mn>1</mn>
          <mn>2</mn>
        </mfrac>
      </mrow>
      <mrow>
        <msubsup>
          <mi>C</mi>
          <mi>I</mi>
          <mrow>
            <mi>'</mi>
            <mi>'</mi>
          </mrow>
        </msubsup>
        <mo stretchy="false">=</mo>
        <mstyle mathvariant="bold">
          <mrow>
            <mrow>
              <mn>0,3700</mn>
              <mi mathvariant="italic">mM</mi>
            </mrow>
          </mrow>
        </mstyle>
      </mrow>
    </mrow>
    <annotation encoding="StarMath 5.0">C^{'''}_Pb = 1 over 2 C_I^{''} = bold {0,3700 mM }</annotation>
  </semantics>
</math>
</file>

<file path=Object 43/content.xml><?xml version="1.0" encoding="utf-8"?>
<math xmlns="http://www.w3.org/1998/Math/MathML">
  <semantics>
    <mtable>
      <mtr>
        <mtd>
          <mrow>
            <mrow>
              <mn>0,3700</mn>
              <mo stretchy="false">⋅</mo>
              <msup>
                <mn>10</mn>
                <mrow>
                  <mrow>
                    <mo stretchy="false">−</mo>
                    <mn>3</mn>
                  </mrow>
                </mrow>
              </msup>
            </mrow>
            <mi mathvariant="italic">mol</mi>
            <mrow/>
            <mi>−</mi>
            <mn>1000</mn>
            <msup>
              <mi mathvariant="italic">cm</mi>
              <mn>3</mn>
            </msup>
          </mrow>
        </mtd>
      </mtr>
      <mtr>
        <mtd>
          <mrow>
            <mi/>
            <msubsup>
              <mi>x</mi>
              <mrow>
                <mi mathvariant="italic">Pb</mi>
              </mrow>
              <mrow>
                <mi>'</mi>
                <mi>'</mi>
              </mrow>
            </msubsup>
            <mi mathvariant="italic">mol</mi>
            <mrow/>
            <mi>−</mi>
            <mn>100</mn>
            <msup>
              <mi mathvariant="italic">cm</mi>
              <mn>3</mn>
            </msup>
          </mrow>
        </mtd>
      </mtr>
      <mtr>
        <mtd/>
      </mtr>
      <mtr>
        <mtd>
          <mrow>
            <mrow>
              <mrow>
                <msubsup>
                  <mi>x</mi>
                  <mrow>
                    <mi mathvariant="italic">Pb</mi>
                  </mrow>
                  <mrow>
                    <mi>'</mi>
                    <mi>'</mi>
                  </mrow>
                </msubsup>
                <mo stretchy="false">=</mo>
                <mfrac>
                  <mrow>
                    <mrow>
                      <mn>0,3700</mn>
                      <mo stretchy="false">⋅</mo>
                      <msup>
                        <mn>10</mn>
                        <mrow>
                          <mrow>
                            <mo stretchy="false">−</mo>
                            <mn>3</mn>
                          </mrow>
                        </mrow>
                      </msup>
                    </mrow>
                    <mrow>
                      <mi mathvariant="italic">mol</mi>
                      <mo stretchy="false">⋅</mo>
                      <mn>100</mn>
                    </mrow>
                    <msup>
                      <mi mathvariant="italic">cm</mi>
                      <mn>3</mn>
                    </msup>
                  </mrow>
                  <msup>
                    <mn>1000cm</mn>
                    <mn>3</mn>
                  </msup>
                </mfrac>
              </mrow>
              <mo stretchy="false">=</mo>
              <mstyle mathvariant="bold">
                <mrow>
                  <mrow>
                    <mrow>
                      <mn>0,3700</mn>
                      <mo stretchy="false">⋅</mo>
                      <msup>
                        <mn>10</mn>
                        <mrow>
                          <mo stretchy="false">−</mo>
                          <mn>4</mn>
                        </mrow>
                      </msup>
                    </mrow>
                    <mi mathvariant="italic">moli</mi>
                  </mrow>
                </mrow>
              </mstyle>
            </mrow>
          </mrow>
        </mtd>
      </mtr>
    </mtable>
    <annotation encoding="StarMath 5.0">0,3700 cdot 10^{-3} mol{} − 1000 cm^3
newline  ~~~~~ x_{Pb}^{''} mol{} − 100 cm^3 
newline
newline x_{Pb}^{''} = { 0,3700 cdot 10^{-3} mol cdot 100 cm^3} over 1000cm^3 = bold {0,3700 cdot 10^-4  moli}</annotation>
  </semantics>
</math>
</file>

<file path=Object 44/content.xml><?xml version="1.0" encoding="utf-8"?>
<math xmlns="http://www.w3.org/1998/Math/MathML">
  <semantics>
    <mtable>
      <mtr>
        <mtd>
          <mrow>
            <mi/>
            <mn>1</mn>
            <mi mathvariant="italic">mol</mi>
            <mrow/>
            <mi>−</mi>
            <mn>461</mn>
            <mi>g</mi>
          </mrow>
        </mtd>
      </mtr>
      <mtr>
        <mtd>
          <mrow>
            <mrow>
              <mn>0,3700</mn>
              <mo stretchy="false">⋅</mo>
              <msup>
                <mn>10</mn>
                <mrow>
                  <mo stretchy="false">−</mo>
                  <mn>4</mn>
                </mrow>
              </msup>
            </mrow>
            <mi mathvariant="italic">mol</mi>
            <mrow/>
            <mi>−</mi>
            <msup>
              <mi>x</mi>
              <mi>'</mi>
            </msup>
            <mrow/>
            <mi>g</mi>
          </mrow>
        </mtd>
      </mtr>
      <mtr>
        <mtd/>
      </mtr>
      <mtr>
        <mtd>
          <mrow>
            <mrow>
              <mrow>
                <msup>
                  <mi>x</mi>
                  <mrow>
                    <mi>'</mi>
                    <mi>'</mi>
                  </mrow>
                </msup>
                <mo stretchy="false">=</mo>
                <mfrac>
                  <mrow>
                    <mn>461</mn>
                    <mrow>
                      <mrow>
                        <mi>g</mi>
                        <mo stretchy="false">⋅</mo>
                        <mn>0,3700</mn>
                      </mrow>
                      <mo stretchy="false">⋅</mo>
                      <msup>
                        <mn>10</mn>
                        <mrow>
                          <mo stretchy="false">−</mo>
                          <mn>4</mn>
                        </mrow>
                      </msup>
                    </mrow>
                    <mi mathvariant="italic">mol</mi>
                  </mrow>
                  <mrow>
                    <mn>1</mn>
                    <mi mathvariant="italic">mol</mi>
                  </mrow>
                </mfrac>
              </mrow>
              <mo stretchy="false">=</mo>
              <mstyle mathvariant="bold">
                <mrow>
                  <mrow>
                    <mn>0,01706</mn>
                    <mi>g</mi>
                  </mrow>
                </mrow>
              </mstyle>
            </mrow>
          </mrow>
        </mtd>
      </mtr>
    </mtable>
    <annotation encoding="StarMath 5.0">~~~~~~~~~1 mol{} − 461 g
newline 0,3700 cdot 10^-4 mol{} − x^' {}g
newline
newline x^{''} = {461 g cdot 0,3700 cdot 10^-4 mol} over {1 mol} = bold {0,01706 g}</annotation>
  </semantics>
</math>
</file>

<file path=Object 45/content.xml><?xml version="1.0" encoding="utf-8"?>
<math xmlns="http://www.w3.org/1998/Math/MathML">
  <semantics>
    <mrow>
      <mi>u</mi>
      <mrow>
        <mrow>
          <mrow>
            <mrow>
              <mrow>
                <mo stretchy="false">(</mo>
                <mrow>
                  <msup>
                    <mi>x</mi>
                    <mi>'</mi>
                  </msup>
                </mrow>
                <mo stretchy="false">)</mo>
              </mrow>
              <mo stretchy="false">=</mo>
              <msqrt>
                <mrow>
                  <msup>
                    <mfenced open="[" close="]">
                      <mrow>
                        <mrow>
                          <mfrac>
                            <mrow>
                              <mo stretchy="false">δ</mo>
                              <msup>
                                <mi>x</mi>
                                <mrow>
                                  <mi>'</mi>
                                  <mi>'</mi>
                                </mrow>
                              </msup>
                            </mrow>
                            <mrow>
                              <mo stretchy="false">δ</mo>
                              <msubsup>
                                <mi>x</mi>
                                <mi mathvariant="italic">Pb</mi>
                                <mrow>
                                  <mi>'</mi>
                                  <mi>'</mi>
                                </mrow>
                              </msubsup>
                            </mrow>
                          </mfrac>
                          <mo stretchy="false">⋅</mo>
                          <mi>u</mi>
                        </mrow>
                        <mrow>
                          <mo stretchy="false">(</mo>
                          <mrow>
                            <msubsup>
                              <mi>x</mi>
                              <mi mathvariant="italic">Pb</mi>
                              <mrow>
                                <mi>'</mi>
                                <mi>'</mi>
                              </mrow>
                            </msubsup>
                          </mrow>
                          <mo stretchy="false">)</mo>
                        </mrow>
                      </mrow>
                    </mfenced>
                    <mn>2</mn>
                  </msup>
                </mrow>
              </msqrt>
            </mrow>
            <mo stretchy="false">=</mo>
            <msqrt>
              <mrow>
                <msup>
                  <mfenced open="[" close="]">
                    <mrow>
                      <mrow>
                        <mfrac>
                          <mrow>
                            <mn>461</mn>
                            <mi>g</mi>
                          </mrow>
                          <mrow>
                            <mn>1</mn>
                            <mi mathvariant="italic">mol</mi>
                          </mrow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subsup>
                            <mi>x</mi>
                            <mi mathvariant="italic">Pb</mi>
                            <mrow>
                              <mi>'</mi>
                              <mi>'</mi>
                            </mrow>
                          </msubsup>
                        </mrow>
                        <mo stretchy="false">)</mo>
                      </mrow>
                    </mrow>
                  </mfenced>
                  <mn>2</mn>
                </msup>
              </mrow>
            </msqrt>
          </mrow>
          <mo stretchy="false">=</mo>
          <msqrt>
            <mrow>
              <msup>
                <mfenced open="[" close="]">
                  <mrow>
                    <mfrac>
                      <mrow>
                        <mn>461</mn>
                        <mi>g</mi>
                      </mrow>
                      <mrow>
                        <mn>1</mn>
                        <mi mathvariant="italic">mol</mi>
                      </mrow>
                    </mfrac>
                    <mrow>
                      <mrow>
                        <mrow/>
                        <mo stretchy="false">⋅</mo>
                        <mn>0,0030</mn>
                      </mrow>
                      <mo stretchy="false">⋅</mo>
                      <msup>
                        <mn>10</mn>
                        <mrow>
                          <mrow>
                            <mo stretchy="false">−</mo>
                            <mn>4</mn>
                          </mrow>
                        </mrow>
                      </msup>
                    </mrow>
                    <mi mathvariant="italic">mol</mi>
                  </mrow>
                </mfenced>
                <mn>2</mn>
              </msup>
            </mrow>
          </msqrt>
        </mrow>
        <mo stretchy="false">=</mo>
        <mstyle mathvariant="bold">
          <mrow>
            <mrow>
              <mn>0,00013</mn>
              <mi>g</mi>
            </mrow>
          </mrow>
        </mstyle>
      </mrow>
    </mrow>
    <annotation encoding="StarMath 5.0">u(x^') = sqrt{left[ {%delta x^{''} } over {%delta x_Pb ^{''}} cdot u(x_Pb^{''} ) right]^2} = sqrt{ left [ {461 g} over {1 mol} cdot u(x_Pb ^{''} ) right ]^2 } = sqrt{ left [ {461 g} over {1 mol} {}cdot 0,0030 cdot 10^{-4} mol right ]^2 } = bold { 0,00013 g }</annotation>
  </semantics>
</math>
</file>

<file path=Object 46/content.xml><?xml version="1.0" encoding="utf-8"?>
<math xmlns="http://www.w3.org/1998/Math/MathML">
  <semantics>
    <mrow>
      <mi>u</mi>
      <mrow>
        <mrow>
          <mrow>
            <mrow>
              <mrow>
                <mo stretchy="false">(</mo>
                <mrow>
                  <msubsup>
                    <mi>x</mi>
                    <mi mathvariant="italic">Pb</mi>
                    <mrow>
                      <mi>'</mi>
                      <mi>'</mi>
                    </mrow>
                  </msubsup>
                </mrow>
                <mo stretchy="false">)</mo>
              </mrow>
              <mo stretchy="false">=</mo>
              <msqrt>
                <mrow>
                  <msup>
                    <mfenced open="[" close="]">
                      <mrow>
                        <mrow>
                          <mfrac>
                            <mrow>
                              <mo stretchy="false">δ</mo>
                              <msubsup>
                                <mi>x</mi>
                                <mi mathvariant="italic">Pb</mi>
                                <mrow>
                                  <mi>'</mi>
                                  <mi>'</mi>
                                </mrow>
                              </msubsup>
                            </mrow>
                            <mrow>
                              <mo stretchy="false">δ</mo>
                              <msubsup>
                                <mi>C</mi>
                                <mi mathvariant="italic">Pb</mi>
                                <mrow>
                                  <mi>'</mi>
                                  <mi>'</mi>
                                  <mi>'</mi>
                                </mrow>
                              </msubsup>
                            </mrow>
                          </mfrac>
                          <mo stretchy="false">⋅</mo>
                          <mi>u</mi>
                        </mrow>
                        <mrow>
                          <mo stretchy="false">(</mo>
                          <mrow>
                            <msubsup>
                              <mi>C</mi>
                              <mi mathvariant="italic">Pb</mi>
                              <mrow>
                                <mi>'</mi>
                                <mi>'</mi>
                                <mi>'</mi>
                              </mrow>
                            </msubsup>
                          </mrow>
                          <mo stretchy="false">)</mo>
                        </mrow>
                      </mrow>
                    </mfenced>
                    <mn>2</mn>
                  </msup>
                </mrow>
              </msqrt>
            </mrow>
            <mo stretchy="false">=</mo>
            <msqrt>
              <mrow>
                <msup>
                  <mfenced open="[" close="]">
                    <mrow>
                      <mrow>
                        <mfrac>
                          <mrow>
                            <mn>100</mn>
                            <msup>
                              <mi mathvariant="italic">cm</mi>
                              <mn>3</mn>
                            </msup>
                          </mrow>
                          <mrow>
                            <mn>1000</mn>
                            <msup>
                              <mi mathvariant="italic">cm</mi>
                              <mn>3</mn>
                            </msup>
                          </mrow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subsup>
                            <mi>C</mi>
                            <mi mathvariant="italic">Pb</mi>
                            <mrow>
                              <mi>'</mi>
                              <mi>'</mi>
                              <mi>'</mi>
                            </mrow>
                          </msubsup>
                        </mrow>
                        <mo stretchy="false">)</mo>
                      </mrow>
                    </mrow>
                  </mfenced>
                  <mn>2</mn>
                </msup>
              </mrow>
            </msqrt>
          </mrow>
          <mo stretchy="false">=</mo>
          <msqrt>
            <mrow>
              <msup>
                <mfenced open="[" close="]">
                  <mrow>
                    <mfrac>
                      <mrow>
                        <mn>100</mn>
                        <msup>
                          <mi mathvariant="italic">cm</mi>
                          <mn>3</mn>
                        </msup>
                      </mrow>
                      <mrow>
                        <mn>1000</mn>
                        <msup>
                          <mi mathvariant="italic">cm</mi>
                          <mn>3</mn>
                        </msup>
                      </mrow>
                    </mfrac>
                    <mrow>
                      <mrow>
                        <mrow/>
                        <mo stretchy="false">⋅</mo>
                        <mn>0,0030</mn>
                      </mrow>
                      <mo stretchy="false">⋅</mo>
                      <msup>
                        <mn>10</mn>
                        <mrow>
                          <mrow>
                            <mo stretchy="false">−</mo>
                            <mn>3</mn>
                          </mrow>
                        </mrow>
                      </msup>
                    </mrow>
                  </mrow>
                </mfenced>
                <mn>2</mn>
              </msup>
            </mrow>
          </msqrt>
        </mrow>
        <mo stretchy="false">=</mo>
        <mstyle mathvariant="bold">
          <mrow>
            <mrow>
              <mrow>
                <mn>0,0030</mn>
                <mo stretchy="false">⋅</mo>
                <msup>
                  <mn>10</mn>
                  <mrow>
                    <mo stretchy="false">−</mo>
                    <mn>4</mn>
                  </mrow>
                </msup>
              </mrow>
              <mi mathvariant="italic">mol</mi>
            </mrow>
          </mrow>
        </mstyle>
      </mrow>
    </mrow>
    <annotation encoding="StarMath 5.0">u(x_Pb ^{''}) = sqrt{left[ {%delta x_Pb ^{''} } over {%delta C_Pb ^{'''} } cdot u(C_Pb ^{'''}) right]^2  } = 
sqrt{ left [ {100 cm^3} over {1000 cm^3} cdot u(C_Pb ^{'''} ) right ]^2  } = sqrt{ left [ {100 cm^3} over {1000 cm^3} {}cdot 0,0030 cdot 10^{-3} right ]^2 } = bold { 0,0030 cdot 10^-4 mol}</annotation>
  </semantics>
</math>
</file>

<file path=Object 47/content.xml><?xml version="1.0" encoding="utf-8"?>
<math xmlns="http://www.w3.org/1998/Math/MathML">
  <semantics>
    <mrow>
      <mi>u</mi>
      <mrow>
        <mrow>
          <mrow>
            <mrow>
              <mrow>
                <mo stretchy="false">(</mo>
                <mrow>
                  <msubsup>
                    <mi>C</mi>
                    <mi mathvariant="italic">Pb</mi>
                    <mrow>
                      <mi>'</mi>
                      <mi>'</mi>
                      <mi>'</mi>
                    </mrow>
                  </msubsup>
                </mrow>
                <mo stretchy="false">)</mo>
              </mrow>
              <mo stretchy="false">=</mo>
              <msqrt>
                <mrow>
                  <msup>
                    <mfenced open="[" close="]">
                      <mrow>
                        <mrow>
                          <mfrac>
                            <mrow>
                              <mo stretchy="false">δ</mo>
                              <msubsup>
                                <mi>C</mi>
                                <mi mathvariant="italic">Pb</mi>
                                <mrow>
                                  <mi>'</mi>
                                  <mi>'</mi>
                                  <mi>'</mi>
                                </mrow>
                              </msubsup>
                            </mrow>
                            <mrow>
                              <mo stretchy="false">δ</mo>
                              <msubsup>
                                <mi>C</mi>
                                <mi>I</mi>
                                <mrow>
                                  <mi>'</mi>
                                  <mi>'</mi>
                                </mrow>
                              </msubsup>
                            </mrow>
                          </mfrac>
                          <mo stretchy="false">⋅</mo>
                          <mi>u</mi>
                        </mrow>
                        <mrow>
                          <mo stretchy="false">(</mo>
                          <mrow>
                            <msubsup>
                              <mi>C</mi>
                              <mi>I</mi>
                              <mrow>
                                <mi>'</mi>
                                <mi>'</mi>
                              </mrow>
                            </msubsup>
                          </mrow>
                          <mo stretchy="false">)</mo>
                        </mrow>
                      </mrow>
                    </mfenced>
                    <mn>2</mn>
                  </msup>
                </mrow>
              </msqrt>
            </mrow>
            <mo stretchy="false">=</mo>
            <msqrt>
              <mrow>
                <msup>
                  <mfenced open="[" close="]">
                    <mrow>
                      <mrow>
                        <mfrac>
                          <mn>1</mn>
                          <mn>2</mn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subsup>
                            <mi>C</mi>
                            <mi>I</mi>
                            <mrow>
                              <mi>'</mi>
                              <mi>'</mi>
                            </mrow>
                          </msubsup>
                        </mrow>
                        <mo stretchy="false">)</mo>
                      </mrow>
                    </mrow>
                  </mfenced>
                  <mn>2</mn>
                </msup>
              </mrow>
            </msqrt>
          </mrow>
          <mo stretchy="false">=</mo>
          <msqrt>
            <mrow>
              <msup>
                <mfenced open="[" close="]">
                  <mrow>
                    <mfrac>
                      <mn>1</mn>
                      <mn>2</mn>
                    </mfrac>
                    <mrow>
                      <mrow/>
                      <mo stretchy="false">⋅</mo>
                      <mn>0,0059</mn>
                    </mrow>
                    <mi mathvariant="italic">mM</mi>
                  </mrow>
                </mfenced>
                <mn>2</mn>
              </msup>
            </mrow>
          </msqrt>
        </mrow>
        <mo stretchy="false">=</mo>
        <mstyle mathvariant="bold">
          <mrow>
            <mrow>
              <mn>0,0030</mn>
              <mi mathvariant="italic">mM</mi>
            </mrow>
          </mrow>
        </mstyle>
      </mrow>
    </mrow>
    <annotation encoding="StarMath 5.0">u(C_Pb ^{'''}) = sqrt{left[ {%delta C_Pb ^{'''}} over {%delta C_I ^{''}} cdot u(C_I ^{''}) right]^2} = sqrt{ left [ 1 over 2 cdot u(C_I ^{''}) right ]^2 } = sqrt{ left [ 1 over 2 {}cdot 0,0059 mM right ]^2 } = bold { 0,0030 mM}</annotation>
  </semantics>
</math>
</file>

<file path=Object 48/content.xml><?xml version="1.0" encoding="utf-8"?>
<math xmlns="http://www.w3.org/1998/Math/MathML">
  <semantics>
    <mrow>
      <mrow>
        <mi>R</mi>
        <mo stretchy="false">=</mo>
        <mstyle mathvariant="bold">
          <mrow>
            <mrow>
              <mn>0,01706</mn>
              <mrow>
                <mi>g</mi>
                <mo stretchy="false">/</mo>
                <mn>100</mn>
              </mrow>
              <msup>
                <mi mathvariant="italic">cm</mi>
                <mn>3</mn>
              </msup>
              <msub>
                <mi>H</mi>
                <mn>2</mn>
              </msub>
              <mi>O</mi>
            </mrow>
          </mrow>
        </mstyle>
      </mrow>
    </mrow>
    <annotation encoding="StarMath 5.0">R = bold {0,01706 g  / 100 cm^3 H_2  O }</annotation>
  </semantics>
</math>
</file>

<file path=Object 49/content.xml><?xml version="1.0" encoding="utf-8"?>
<math xmlns="http://www.w3.org/1998/Math/MathML">
  <semantics>
    <mrow>
      <mi>u</mi>
      <mrow>
        <mrow>
          <mo stretchy="false">(</mo>
          <mrow>
            <mi>R</mi>
          </mrow>
          <mo stretchy="false">)</mo>
        </mrow>
        <mo stretchy="false">=</mo>
        <mstyle mathvariant="bold">
          <mrow>
            <mrow>
              <mn>0,00013</mn>
              <mi>g</mi>
            </mrow>
          </mrow>
        </mstyle>
      </mrow>
    </mrow>
    <annotation encoding="StarMath 5.0">u(R) =  bold { 0,00013 g }</annotation>
  </semantics>
</math>
</file>

<file path=Object 5/content.xml><?xml version="1.0" encoding="utf-8"?>
<math xmlns="http://www.w3.org/1998/Math/MathML">
  <semantics>
    <mrow>
      <mstyle mathvariant="bold">
        <mrow>
          <mrow>
            <msub>
              <mi mathvariant="italic">PbI</mi>
              <mn>2</mn>
            </msub>
            <mo stretchy="false">→</mo>
            <mrow>
              <msup>
                <mi mathvariant="italic">Pb</mi>
                <mrow>
                  <mrow>
                    <mn>2</mn>
                    <mo stretchy="false">+</mo>
                    <mrow/>
                  </mrow>
                </mrow>
              </msup>
              <mo stretchy="false">+</mo>
              <mn>2</mn>
            </mrow>
            <msup>
              <mi>I</mi>
              <mrow>
                <mo stretchy="false">−</mo>
                <mrow/>
              </mrow>
            </msup>
          </mrow>
        </mrow>
      </mstyle>
      <mi/>
      <mrow>
        <mo stretchy="false">(</mo>
        <mrow>
          <mn>2</mn>
        </mrow>
        <mo stretchy="false">)</mo>
      </mrow>
    </mrow>
    <annotation encoding="StarMath 5.0">bold {PbI_2 rightarrow Pb^{2+{}} + 2 I ^-{}}~~~~~~(2)</annotation>
  </semantics>
</math>
</file>

<file path=Object 6/content.xml><?xml version="1.0" encoding="utf-8"?>
<math xmlns="http://www.w3.org/1998/Math/MathML">
  <semantics>
    <mrow>
      <mrow>
        <mrow>
          <mrow>
            <msub>
              <mi>C</mi>
              <mn>0</mn>
            </msub>
            <mo stretchy="false">=</mo>
            <mfrac>
              <mrow>
                <mn>100</mn>
                <mrow>
                  <mi mathvariant="italic">mM</mi>
                  <mo stretchy="false">⋅</mo>
                  <msub>
                    <mi>V</mi>
                    <mn>15</mn>
                  </msub>
                </mrow>
              </mrow>
              <msub>
                <mi>V</mi>
                <mn>15,05</mn>
              </msub>
            </mfrac>
          </mrow>
          <mo stretchy="false">=</mo>
          <mfrac>
            <mrow>
              <mn>100</mn>
              <mrow>
                <mi mathvariant="italic">mM</mi>
                <mo stretchy="false">⋅</mo>
                <mn>15</mn>
              </mrow>
              <mi mathvariant="italic">ml</mi>
            </mrow>
            <mrow>
              <mn>15,05</mn>
              <mi mathvariant="italic">ml</mi>
            </mrow>
          </mfrac>
        </mrow>
        <mo stretchy="false">=</mo>
        <mstyle mathvariant="bold">
          <mrow>
            <mrow>
              <mn>99,7</mn>
              <mi mathvariant="italic">mM</mi>
            </mrow>
          </mrow>
        </mstyle>
      </mrow>
    </mrow>
    <annotation encoding="StarMath 5.0">C_0 = {100 mM cdot V_15}over V_15,05 ={100 mM cdot 15 ml} over {15,05 ml}  = bold{99,7 mM}</annotation>
  </semantics>
</math>
</file>

<file path=Object 7/content.xml><?xml version="1.0" encoding="utf-8"?>
<math xmlns="http://www.w3.org/1998/Math/MathML">
  <semantics>
    <mtable>
      <mtr>
        <mtd>
          <mrow>
            <mi>u</mi>
            <mrow>
              <mrow>
                <mrow>
                  <mrow>
                    <mo stretchy="false">(</mo>
                    <mrow>
                      <msub>
                        <mi>C</mi>
                        <mn>0</mn>
                      </msub>
                    </mrow>
                    <mo stretchy="false">)</mo>
                  </mrow>
                  <mo stretchy="false">=</mo>
                  <msqrt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C</mi>
                                      <mn>0</mn>
                                    </msub>
                                  </mrow>
                                  <mrow>
                                    <mo stretchy="false">δ</mo>
                                    <msub>
                                      <mi>V</mi>
                                      <mn>15</mn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V</mi>
                                    <mn>15</mn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C</mi>
                                      <mn>0</mn>
                                    </msub>
                                  </mrow>
                                  <mrow>
                                    <mo stretchy="false">δ</mo>
                                    <msub>
                                      <mi>V</mi>
                                      <mn>15,05</mn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row>
                                <mo stretchy="false">(</mo>
                                <mrow>
                                  <msub>
                                    <mi>V</mi>
                                    <mn>15,05</mn>
                                  </msub>
                                </mrow>
                                <mo stretchy="false">)</mo>
                              </mrow>
                            </mrow>
                          </mfenced>
                          <mn>2</mn>
                        </msup>
                      </mrow>
                    </mrow>
                  </msqrt>
                </mrow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frac>
                                <mrow>
                                  <mn>100</mn>
                                  <mi mathvariant="italic">mM</mi>
                                </mrow>
                                <msub>
                                  <mi>V</mi>
                                  <mn>15,05</mn>
                                </msub>
                              </mfrac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V</mi>
                                  <mn>15</mn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row>
                                    <mo stretchy="false">−</mo>
                                    <mn>100</mn>
                                  </mrow>
                                  <mrow>
                                    <mi mathvariant="italic">mM</mi>
                                    <mo stretchy="false">⋅</mo>
                                    <msub>
                                      <mi>V</mi>
                                      <mn>15</mn>
                                    </msub>
                                  </mrow>
                                </mrow>
                                <msubsup>
                                  <mi>V</mi>
                                  <mn>15,05</mn>
                                  <mn>2</mn>
                                </msubsup>
                              </mfrac>
                              <mo stretchy="false">⋅</mo>
                              <mi>u</mi>
                            </mrow>
                            <mrow>
                              <mo stretchy="false">(</mo>
                              <mrow>
                                <msub>
                                  <mi>V</mi>
                                  <mn>15,05</mn>
                                </msub>
                              </mrow>
                              <mo stretchy="false">)</mo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row/>
            </mrow>
          </mrow>
        </mtd>
      </mtr>
      <mtr>
        <mtd>
          <mrow>
            <mrow>
              <mrow>
                <mrow/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frac>
                                <mrow>
                                  <mn>100</mn>
                                  <mi mathvariant="italic">mM</mi>
                                </mrow>
                                <mrow>
                                  <mn>15,05</mn>
                                  <mi mathvariant="italic">ml</mi>
                                </mrow>
                              </mfrac>
                              <mo stretchy="false">⋅</mo>
                              <mn>0,2</mn>
                            </mrow>
                            <mi mathvariant="italic">ml</mi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row>
                                    <mo stretchy="false">−</mo>
                                    <mn>100</mn>
                                  </mrow>
                                  <mrow>
                                    <mi mathvariant="italic">mM</mi>
                                    <mo stretchy="false">⋅</mo>
                                    <mn>15</mn>
                                  </mrow>
                                  <mi mathvariant="italic">ml</mi>
                                </mrow>
                                <msup>
                                  <mrow>
                                    <mo stretchy="false">(</mo>
                                    <mrow>
                                      <mn>15,05</mn>
                                      <mi mathvariant="italic">ml</mi>
                                    </mrow>
                                    <mo stretchy="false">)</mo>
                                  </mrow>
                                  <mn>2</mn>
                                </msup>
                              </mfrac>
                              <mo stretchy="false">⋅</mo>
                              <mn>0,2</mn>
                            </mrow>
                            <mi mathvariant="italic">ml</mi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style mathvariant="bold">
                <mrow>
                  <mrow>
                    <mn>13,3</mn>
                    <mi mathvariant="italic">mM</mi>
                  </mrow>
                </mrow>
              </mstyle>
            </mrow>
          </mrow>
        </mtd>
      </mtr>
    </mtable>
    <annotation encoding="StarMath 5.0">u(C_0) = sqrt { left [ {%delta C_0} over {%delta V_15} cdot u(V_15)  right  ]^2 + left[ {%delta C_0} over {%delta V_15,05} cdot u(V_15,05)  right  ]^2 } = 

sqrt {left[{100 mM} over V_15,05 cdot u(V_15) right ]^2 + left[{-100 mM cdot V_15} over V_15,05 ^2 cdot u(V_15,05) right ]^2}={}
newline alignl  {}= sqrt {left[{100 mM} over {15,05 ml} cdot 0,2 ml right ]^2 + left[{-100 mM cdot 15 ml} over (15,05 ml) ^2 cdot 0,2 ml right ]^2} = 
 bold {13,3 mM}</annotation>
  </semantics>
</math>
</file>

<file path=Object 8/content.xml><?xml version="1.0" encoding="utf-8"?>
<math xmlns="http://www.w3.org/1998/Math/MathML">
  <semantics>
    <mrow>
      <mrow>
        <msub>
          <mi>C</mi>
          <mi mathvariant="italic">Pb</mi>
        </msub>
        <mo stretchy="false">=</mo>
        <mfrac>
          <mn>1</mn>
          <mn>2</mn>
        </mfrac>
      </mrow>
      <mrow>
        <msub>
          <mi>C</mi>
          <mi>I</mi>
        </msub>
        <mo stretchy="false">=</mo>
        <mstyle mathvariant="bold">
          <mrow>
            <mrow>
              <mn>1,56</mn>
              <mi mathvariant="italic">mM</mi>
            </mrow>
          </mrow>
        </mstyle>
      </mrow>
    </mrow>
    <annotation encoding="StarMath 5.0">C_Pb = 1 over 2 C_I = bold {1,56 mM}</annotation>
  </semantics>
</math>
</file>

<file path=Object 9/content.xml><?xml version="1.0" encoding="utf-8"?>
<math xmlns="http://www.w3.org/1998/Math/MathML">
  <semantics>
    <mrow>
      <mrow>
        <msub>
          <mi>L</mi>
          <mrow>
            <msub>
              <mi mathvariant="italic">PbI</mi>
              <mn>2</mn>
            </msub>
          </mrow>
        </msub>
        <mo stretchy="false">=</mo>
        <mrow>
          <mo stretchy="false">[</mo>
          <mrow>
            <msup>
              <mi mathvariant="italic">Pb</mi>
              <mrow>
                <mrow>
                  <mn>2</mn>
                  <mo stretchy="false">+</mo>
                  <mrow/>
                </mrow>
              </mrow>
            </msup>
          </mrow>
          <mo stretchy="false">]</mo>
        </mrow>
      </mrow>
      <mrow>
        <mrow>
          <mrow>
            <mrow>
              <mo stretchy="false">[</mo>
              <mrow>
                <msup>
                  <mi>I</mi>
                  <mrow>
                    <mo stretchy="false">−</mo>
                    <mrow/>
                  </mrow>
                </msup>
              </mrow>
              <mo stretchy="false">]</mo>
            </mrow>
            <mo stretchy="false">=</mo>
            <mrow>
              <msub>
                <mi>C</mi>
                <mi mathvariant="italic">Pb</mi>
              </msub>
              <mo stretchy="false">⋅</mo>
              <msubsup>
                <mi>C</mi>
                <mi>I</mi>
                <mn>2</mn>
              </msubsup>
            </mrow>
          </mrow>
          <mo stretchy="false">=</mo>
          <mrow>
            <mn>0,00414</mn>
            <mo stretchy="false">⋅</mo>
            <msup>
              <mrow>
                <mo stretchy="false">(</mo>
                <mrow>
                  <mn>0,0021</mn>
                </mrow>
                <mo stretchy="false">)</mo>
              </mrow>
              <mn>2</mn>
            </msup>
          </mrow>
        </mrow>
        <mo stretchy="false">=</mo>
        <mstyle mathvariant="bold">
          <mrow>
            <mrow>
              <mrow>
                <mn>7,6</mn>
                <mo stretchy="false">⋅</mo>
                <msup>
                  <mn>10</mn>
                  <mrow>
                    <mrow>
                      <mo stretchy="false">−</mo>
                      <mn>9</mn>
                    </mrow>
                  </mrow>
                </msup>
              </mrow>
            </mrow>
          </mrow>
        </mstyle>
      </mrow>
    </mrow>
    <annotation encoding="StarMath 5.0">L_{PbI_2} =[Pb^{2+{}}][I^-{}]= C_Pb cdot C_I ^2 = 0,00414 cdot (0,0021)^2 = bold { 7,6 cdot 10^{-9} }</annotation>
  </semantics>
</math>
</file>